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7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7.44pt"/>
    </style:style>
    <style:style style:name="co6" style:family="table-column">
      <style:table-column-properties fo:break-before="auto" style:column-width="136.4pt"/>
    </style:style>
    <style:style style:name="co7" style:family="table-column">
      <style:table-column-properties fo:break-before="auto" style:column-width="133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4.59pt"/>
    </style:style>
    <style:style style:name="co10" style:family="table-column">
      <style:table-column-properties fo:break-before="auto" style:column-width="76.25pt"/>
    </style:style>
    <style:style style:name="co11" style:family="table-column">
      <style:table-column-properties fo:break-before="auto" style:column-width="74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8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pt"/>
    </style:style>
    <style:style style:name="ce9" style:family="table-cell" style:parent-style-name="Default">
      <style:table-cell-properties fo:background-color="#ffff00" style:rotation-align="none"/>
    </style:style>
    <style:style style:name="ce10" style:family="table-cell" style:parent-style-name="Default">
      <style:text-properties style:font-name="Calibri" style:font-name-asian="AR PL UMing HK" style:font-name-complex="Lohit Devanaga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Default"/>
        <table:table-column table:style-name="co5" table:number-columns-repeated="3" table:default-cell-style-name="ce4"/>
        <table:table-column table:style-name="co4" table:number-columns-repeated="3" table:default-cell-style-name="ce4"/>
        <table:table-column table:style-name="co7" table:default-cell-style-name="ce4"/>
        <table:table-column table:style-name="co4" table:number-columns-repeated="1009" table:default-cell-style-name="ce4"/>
        <table:table-row table:style-name="ro1">
          <table:table-cell table:style-name="ce1" table:number-columns-spanned="2" table:number-rows-spanned="1"/>
          <table:covered-table-cell table:style-name="ce1"/>
          <table:table-cell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/>
          <table:table-cell table:style-name="ce6" table:number-columns-repeated="3"/>
          <table:table-cell table:style-name="Default" table:number-columns-repeated="9"/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free end ou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free end outer with thickness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lamped outer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clamped outer with thicknes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0.0239" calcext:value-type="float">
            <text:p>0.0239</text:p>
          </table:table-cell>
          <table:table-cell office:value-type="float" office:value="0.0718" calcext:value-type="float">
            <text:p>0.0718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A3]*25.4" office:value-type="float" office:value="0.60706" calcext:value-type="float">
            <text:p>0.60706</text:p>
          </table:table-cell>
          <table:table-cell table:style-name="ce7" table:formula="of:=[.B3]*25.4" office:value-type="float" office:value="1.82372" calcext:value-type="float">
            <text:p>1.8237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formula="of:=[.D3]*0.95" office:value-type="float" office:value="0.576707" calcext:value-type="float">
            <text:p>0.576707</text:p>
          </table:table-cell>
          <table:table-cell table:style-name="Default" table:formula="of:=[.E3]*0.95" office:value-type="float" office:value="1.732534" calcext:value-type="float">
            <text:p>1.732534</text:p>
          </table:table-cell>
          <table:table-cell table:style-name="Default" table:formula="of:=[.F3]*0.9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[.D3]*1.8" office:value-type="float" office:value="1.092708" calcext:value-type="float">
            <text:p>1.092708</text:p>
          </table:table-cell>
          <table:table-cell table:formula="of:=[.E3]*1.8" office:value-type="float" office:value="3.282696" calcext:value-type="float">
            <text:p>3.282696</text:p>
          </table:table-cell>
          <table:table-cell office:value-type="float" office:value="1758.696" calcext:value-type="float">
            <text:p>1758.696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L3]*0.95" office:value-type="float" office:value="1.0380726" calcext:value-type="float">
            <text:p>1.0380726</text:p>
          </table:table-cell>
          <table:table-cell table:formula="of:=[.M3]*0.95" office:value-type="float" office:value="3.1185612" calcext:value-type="float">
            <text:p>3.118561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0.0873" calcext:value-type="float">
            <text:p>0.0873</text:p>
          </table:table-cell>
          <table:table-cell office:value-type="float" office:value="0.149" calcext:value-type="float">
            <text:p>0.149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[.A4]*25.4" office:value-type="float" office:value="2.21742" calcext:value-type="float">
            <text:p>2.21742</text:p>
          </table:table-cell>
          <table:table-cell table:style-name="ce7" table:formula="of:=[.B4]*25.4" office:value-type="float" office:value="3.7846" calcext:value-type="float">
            <text:p>3.7846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[.D4]*0.95" office:value-type="float" office:value="2.106549" calcext:value-type="float">
            <text:p>2.106549</text:p>
          </table:table-cell>
          <table:table-cell table:style-name="Default" table:formula="of:=[.E4]*0.95" office:value-type="float" office:value="3.59537" calcext:value-type="float">
            <text:p>3.59537</text:p>
          </table:table-cell>
          <table:table-cell table:style-name="Default" table:formula="of:=[.F4]*0.95" office:value-type="float" office:value="0" calcext:value-type="float">
            <text:p>0</text:p>
          </table:table-cell>
          <table:table-cell table:style-name="Default" office:value-type="float" office:value="160" calcext:value-type="float">
            <text:p>160</text:p>
          </table:table-cell>
          <table:table-cell table:formula="of:=[.D4]*1.8" office:value-type="float" office:value="3.991356" calcext:value-type="float">
            <text:p>3.991356</text:p>
          </table:table-cell>
          <table:table-cell table:formula="of:=[.E4]*1.8" office:value-type="float" office:value="6.81228" calcext:value-type="float">
            <text:p>6.81228</text:p>
          </table:table-cell>
          <table:table-cell office:value-type="float" office:value="1758.696" calcext:value-type="float">
            <text:p>1758.696</text:p>
          </table:table-cell>
          <table:table-cell table:style-name="Default" office:value-type="float" office:value="161" calcext:value-type="float">
            <text:p>161</text:p>
          </table:table-cell>
          <table:table-cell table:formula="of:=[.L4]*0.95" office:value-type="float" office:value="3.7917882" calcext:value-type="float">
            <text:p>3.7917882</text:p>
          </table:table-cell>
          <table:table-cell table:formula="of:=[.M4]*0.95" office:value-type="float" office:value="6.471666" calcext:value-type="float">
            <text:p>6.47166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0.1684" calcext:value-type="float">
            <text:p>0.1684</text:p>
          </table:table-cell>
          <table:table-cell office:value-type="float" office:value="0.2055" calcext:value-type="float">
            <text:p>0.2055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A5]*25.4" office:value-type="float" office:value="4.27736" calcext:value-type="float">
            <text:p>4.27736</text:p>
          </table:table-cell>
          <table:table-cell table:style-name="ce7" table:formula="of:=[.B5]*25.4" office:value-type="float" office:value="5.2197" calcext:value-type="float">
            <text:p>5.2197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formula="of:=[.D5]*0.95" office:value-type="float" office:value="4.063492" calcext:value-type="float">
            <text:p>4.063492</text:p>
          </table:table-cell>
          <table:table-cell table:style-name="Default" table:formula="of:=[.E5]*0.95" office:value-type="float" office:value="4.958715" calcext:value-type="float">
            <text:p>4.958715</text:p>
          </table:table-cell>
          <table:table-cell table:style-name="Default" table:formula="of:=[.F5]*0.95" office:value-type="float" office:value="0" calcext:value-type="float">
            <text:p>0</text:p>
          </table:table-cell>
          <table:table-cell table:style-name="Default" office:value-type="float" office:value="163" calcext:value-type="float">
            <text:p>163</text:p>
          </table:table-cell>
          <table:table-cell table:formula="of:=[.D5]*1.8" office:value-type="float" office:value="7.699248" calcext:value-type="float">
            <text:p>7.699248</text:p>
          </table:table-cell>
          <table:table-cell table:formula="of:=[.E5]*1.8" office:value-type="float" office:value="9.39546" calcext:value-type="float">
            <text:p>9.39546</text:p>
          </table:table-cell>
          <table:table-cell office:value-type="float" office:value="1758.696" calcext:value-type="float">
            <text:p>1758.696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L5]*0.95" office:value-type="float" office:value="7.3142856" calcext:value-type="float">
            <text:p>7.3142856</text:p>
          </table:table-cell>
          <table:table-cell table:formula="of:=[.M5]*0.95" office:value-type="float" office:value="8.925687" calcext:value-type="float">
            <text:p>8.925687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5]*25.4" office:value-type="float" office:value="76.2" calcext:value-type="float">
            <text:p>76.2</text:p>
          </table:table-cell>
          <table:table-cell table:formula="of:=[.U5]*25.4" office:value-type="float" office:value="0" calcext:value-type="float">
            <text:p>0</text:p>
          </table:table-cell>
          <table:table-cell table:formula="of:=[.W5]*1.8" office:value-type="float" office:value="137.16" calcext:value-type="float">
            <text:p>137.16</text:p>
          </table:table-cell>
          <table:table-cell table:number-columns-repeated="999"/>
        </table:table-row>
        <table:table-row table:style-name="ro2">
          <table:table-cell office:value-type="float" office:value="0.28" calcext:value-type="float">
            <text:p>0.28</text:p>
          </table:table-cell>
          <table:table-cell office:value-type="float" office:value="0.2527" calcext:value-type="float">
            <text:p>0.2527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[.A6]*25.4" office:value-type="float" office:value="7.112" calcext:value-type="float">
            <text:p>7.112</text:p>
          </table:table-cell>
          <table:table-cell table:style-name="ce7" table:formula="of:=[.B6]*25.4" office:value-type="float" office:value="6.41858" calcext:value-type="float">
            <text:p>6.41858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formula="of:=[.D6]*0.95" office:value-type="float" office:value="6.7564" calcext:value-type="float">
            <text:p>6.7564</text:p>
          </table:table-cell>
          <table:table-cell table:style-name="Default" table:formula="of:=[.E6]*0.95" office:value-type="float" office:value="6.097651" calcext:value-type="float">
            <text:p>6.097651</text:p>
          </table:table-cell>
          <table:table-cell table:style-name="Default" table:formula="of:=[.F6]*0.95" office:value-type="float" office:value="0" calcext:value-type="float">
            <text:p>0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D6]*1.8" office:value-type="float" office:value="12.8016" calcext:value-type="float">
            <text:p>12.8016</text:p>
          </table:table-cell>
          <table:table-cell table:formula="of:=[.E6]*1.8" office:value-type="float" office:value="11.553444" calcext:value-type="float">
            <text:p>11.55344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]+2" office:value-type="float" office:value="166" calcext:value-type="float">
            <text:p>166</text:p>
          </table:table-cell>
          <table:table-cell table:formula="of:=[.L6]*0.95" office:value-type="float" office:value="12.16152" calcext:value-type="float">
            <text:p>12.16152</text:p>
          </table:table-cell>
          <table:table-cell table:formula="of:=[.M6]*0.95" office:value-type="float" office:value="10.9757718" calcext:value-type="float">
            <text:p>10.975771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0.39" calcext:value-type="float">
            <text:p>0.39</text:p>
          </table:table-cell>
          <table:table-cell office:value-type="float" office:value="0.2858" calcext:value-type="float">
            <text:p>0.2858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[.A7]*25.4" office:value-type="float" office:value="9.906" calcext:value-type="float">
            <text:p>9.906</text:p>
          </table:table-cell>
          <table:table-cell table:style-name="ce7" table:formula="of:=[.B7]*25.4" office:value-type="float" office:value="7.25932" calcext:value-type="float">
            <text:p>7.2593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]+2" office:value-type="float" office:value="10" calcext:value-type="float">
            <text:p>10</text:p>
          </table:table-cell>
          <table:table-cell table:formula="of:=[.D7]*0.95" office:value-type="float" office:value="9.4107" calcext:value-type="float">
            <text:p>9.4107</text:p>
          </table:table-cell>
          <table:table-cell table:style-name="Default" table:formula="of:=[.E7]*0.95" office:value-type="float" office:value="6.896354" calcext:value-type="float">
            <text:p>6.896354</text:p>
          </table:table-cell>
          <table:table-cell table:style-name="Default" table:formula="of:=[.F7]*0.95" office:value-type="float" office:value="0" calcext:value-type="float">
            <text:p>0</text:p>
          </table:table-cell>
          <table:table-cell table:style-name="Default" table:formula="of:=[.K6]+2" office:value-type="float" office:value="167" calcext:value-type="float">
            <text:p>167</text:p>
          </table:table-cell>
          <table:table-cell table:formula="of:=[.D7]*1.8" office:value-type="float" office:value="17.8308" calcext:value-type="float">
            <text:p>17.8308</text:p>
          </table:table-cell>
          <table:table-cell table:formula="of:=[.E7]*1.8" office:value-type="float" office:value="13.066776" calcext:value-type="float">
            <text:p>13.06677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]+2" office:value-type="float" office:value="168" calcext:value-type="float">
            <text:p>168</text:p>
          </table:table-cell>
          <table:table-cell table:formula="of:=[.L7]*0.95" office:value-type="float" office:value="16.93926" calcext:value-type="float">
            <text:p>16.93926</text:p>
          </table:table-cell>
          <table:table-cell table:formula="of:=[.M7]*0.95" office:value-type="float" office:value="12.4134372" calcext:value-type="float">
            <text:p>12.413437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0.5457" calcext:value-type="float">
            <text:p>0.5457</text:p>
          </table:table-cell>
          <table:table-cell office:value-type="float" office:value="0.3163" calcext:value-type="float">
            <text:p>0.3163</text:p>
          </table:table-cell>
          <table:table-cell table:style-name="ce5" table:formula="of:=[.C7]+2" office:value-type="float" office:value="11" calcext:value-type="float">
            <text:p>11</text:p>
          </table:table-cell>
          <table:table-cell table:style-name="ce7" table:formula="of:=[.A8]*25.4" office:value-type="float" office:value="13.86078" calcext:value-type="float">
            <text:p>13.86078</text:p>
          </table:table-cell>
          <table:table-cell table:style-name="ce7" table:formula="of:=[.B8]*25.4" office:value-type="float" office:value="8.03402" calcext:value-type="float">
            <text:p>8.0340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]+2" office:value-type="float" office:value="12" calcext:value-type="float">
            <text:p>12</text:p>
          </table:table-cell>
          <table:table-cell table:formula="of:=[.D8]*0.95" office:value-type="float" office:value="13.167741" calcext:value-type="float">
            <text:p>13.167741</text:p>
          </table:table-cell>
          <table:table-cell table:style-name="Default" table:formula="of:=[.E8]*0.95" office:value-type="float" office:value="7.632319" calcext:value-type="float">
            <text:p>7.632319</text:p>
          </table:table-cell>
          <table:table-cell table:style-name="Default" table:formula="of:=[.F8]*0.95" office:value-type="float" office:value="0" calcext:value-type="float">
            <text:p>0</text:p>
          </table:table-cell>
          <table:table-cell table:style-name="Default" table:formula="of:=[.K7]+2" office:value-type="float" office:value="169" calcext:value-type="float">
            <text:p>169</text:p>
          </table:table-cell>
          <table:table-cell table:formula="of:=[.D8]*1.8" office:value-type="float" office:value="24.949404" calcext:value-type="float">
            <text:p>24.949404</text:p>
          </table:table-cell>
          <table:table-cell table:formula="of:=[.E8]*1.8" office:value-type="float" office:value="14.461236" calcext:value-type="float">
            <text:p>14.46123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]+2" office:value-type="float" office:value="170" calcext:value-type="float">
            <text:p>170</text:p>
          </table:table-cell>
          <table:table-cell table:formula="of:=[.L8]*0.95" office:value-type="float" office:value="23.7019338" calcext:value-type="float">
            <text:p>23.7019338</text:p>
          </table:table-cell>
          <table:table-cell table:formula="of:=[.M8]*0.95" office:value-type="float" office:value="13.7381742" calcext:value-type="float">
            <text:p>13.738174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0.7452" calcext:value-type="float">
            <text:p>0.7452</text:p>
          </table:table-cell>
          <table:table-cell office:value-type="float" office:value="0.3533" calcext:value-type="float">
            <text:p>0.3533</text:p>
          </table:table-cell>
          <table:table-cell table:style-name="ce5" table:formula="of:=[.C8]+2" office:value-type="float" office:value="13" calcext:value-type="float">
            <text:p>13</text:p>
          </table:table-cell>
          <table:table-cell table:style-name="ce7" table:formula="of:=[.A9]*25.4" office:value-type="float" office:value="18.92808" calcext:value-type="float">
            <text:p>18.92808</text:p>
          </table:table-cell>
          <table:table-cell table:style-name="ce7" table:formula="of:=[.B9]*25.4" office:value-type="float" office:value="8.97382" calcext:value-type="float">
            <text:p>8.9738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8]+2" office:value-type="float" office:value="14" calcext:value-type="float">
            <text:p>14</text:p>
          </table:table-cell>
          <table:table-cell table:formula="of:=[.D9]*0.95" office:value-type="float" office:value="17.981676" calcext:value-type="float">
            <text:p>17.981676</text:p>
          </table:table-cell>
          <table:table-cell table:style-name="Default" table:formula="of:=[.E9]*0.95" office:value-type="float" office:value="8.525129" calcext:value-type="float">
            <text:p>8.525129</text:p>
          </table:table-cell>
          <table:table-cell table:style-name="Default" table:formula="of:=[.F9]*0.95" office:value-type="float" office:value="0" calcext:value-type="float">
            <text:p>0</text:p>
          </table:table-cell>
          <table:table-cell table:style-name="Default" table:formula="of:=[.K8]+2" office:value-type="float" office:value="171" calcext:value-type="float">
            <text:p>171</text:p>
          </table:table-cell>
          <table:table-cell table:formula="of:=[.D9]*1.8" office:value-type="float" office:value="34.070544" calcext:value-type="float">
            <text:p>34.070544</text:p>
          </table:table-cell>
          <table:table-cell table:formula="of:=[.E9]*1.8" office:value-type="float" office:value="16.152876" calcext:value-type="float">
            <text:p>16.15287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8]+2" office:value-type="float" office:value="172" calcext:value-type="float">
            <text:p>172</text:p>
          </table:table-cell>
          <table:table-cell table:formula="of:=[.L9]*0.95" office:value-type="float" office:value="32.3670168" calcext:value-type="float">
            <text:p>32.3670168</text:p>
          </table:table-cell>
          <table:table-cell table:formula="of:=[.M9]*0.95" office:value-type="float" office:value="15.3452322" calcext:value-type="float">
            <text:p>15.345232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0.9396" calcext:value-type="float">
            <text:p>0.9396</text:p>
          </table:table-cell>
          <table:table-cell office:value-type="float" office:value="0.3707" calcext:value-type="float">
            <text:p>0.3707</text:p>
          </table:table-cell>
          <table:table-cell table:style-name="ce5" table:formula="of:=[.C9]+2" office:value-type="float" office:value="15" calcext:value-type="float">
            <text:p>15</text:p>
          </table:table-cell>
          <table:table-cell table:style-name="ce7" table:formula="of:=[.A10]*25.4" office:value-type="float" office:value="23.86584" calcext:value-type="float">
            <text:p>23.86584</text:p>
          </table:table-cell>
          <table:table-cell table:style-name="ce7" table:formula="of:=[.B10]*25.4" office:value-type="float" office:value="9.41578" calcext:value-type="float">
            <text:p>9.4157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9]+2" office:value-type="float" office:value="16" calcext:value-type="float">
            <text:p>16</text:p>
          </table:table-cell>
          <table:table-cell table:formula="of:=[.D10]*0.95" office:value-type="float" office:value="22.672548" calcext:value-type="float">
            <text:p>22.672548</text:p>
          </table:table-cell>
          <table:table-cell table:style-name="Default" table:formula="of:=[.E10]*0.95" office:value-type="float" office:value="8.944991" calcext:value-type="float">
            <text:p>8.944991</text:p>
          </table:table-cell>
          <table:table-cell table:style-name="Default" table:formula="of:=[.F10]*0.95" office:value-type="float" office:value="0" calcext:value-type="float">
            <text:p>0</text:p>
          </table:table-cell>
          <table:table-cell table:style-name="Default" table:formula="of:=[.K9]+2" office:value-type="float" office:value="173" calcext:value-type="float">
            <text:p>173</text:p>
          </table:table-cell>
          <table:table-cell table:formula="of:=[.D10]*1.8" office:value-type="float" office:value="42.958512" calcext:value-type="float">
            <text:p>42.958512</text:p>
          </table:table-cell>
          <table:table-cell table:formula="of:=[.E10]*1.8" office:value-type="float" office:value="16.948404" calcext:value-type="float">
            <text:p>16.94840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9]+2" office:value-type="float" office:value="174" calcext:value-type="float">
            <text:p>174</text:p>
          </table:table-cell>
          <table:table-cell table:formula="of:=[.L10]*0.95" office:value-type="float" office:value="40.8105864" calcext:value-type="float">
            <text:p>40.8105864</text:p>
          </table:table-cell>
          <table:table-cell table:formula="of:=[.M10]*0.95" office:value-type="float" office:value="16.1009838" calcext:value-type="float">
            <text:p>16.100983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1.1432" calcext:value-type="float">
            <text:p>1.1432</text:p>
          </table:table-cell>
          <table:table-cell office:value-type="float" office:value="0.3928" calcext:value-type="float">
            <text:p>0.3928</text:p>
          </table:table-cell>
          <table:table-cell table:style-name="ce5" table:formula="of:=[.C10]+2" office:value-type="float" office:value="17" calcext:value-type="float">
            <text:p>17</text:p>
          </table:table-cell>
          <table:table-cell table:style-name="ce7" table:formula="of:=[.A11]*25.4" office:value-type="float" office:value="29.03728" calcext:value-type="float">
            <text:p>29.03728</text:p>
          </table:table-cell>
          <table:table-cell table:style-name="ce7" table:formula="of:=[.B11]*25.4" office:value-type="float" office:value="9.97712" calcext:value-type="float">
            <text:p>9.9771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0]+2" office:value-type="float" office:value="18" calcext:value-type="float">
            <text:p>18</text:p>
          </table:table-cell>
          <table:table-cell table:formula="of:=[.D11]*0.95" office:value-type="float" office:value="27.585416" calcext:value-type="float">
            <text:p>27.585416</text:p>
          </table:table-cell>
          <table:table-cell table:style-name="Default" table:formula="of:=[.E11]*0.95" office:value-type="float" office:value="9.478264" calcext:value-type="float">
            <text:p>9.478264</text:p>
          </table:table-cell>
          <table:table-cell table:style-name="Default" table:formula="of:=[.F11]*0.95" office:value-type="float" office:value="0" calcext:value-type="float">
            <text:p>0</text:p>
          </table:table-cell>
          <table:table-cell table:style-name="Default" table:formula="of:=[.K10]+2" office:value-type="float" office:value="175" calcext:value-type="float">
            <text:p>175</text:p>
          </table:table-cell>
          <table:table-cell table:formula="of:=[.D11]*1.8" office:value-type="float" office:value="52.267104" calcext:value-type="float">
            <text:p>52.267104</text:p>
          </table:table-cell>
          <table:table-cell table:formula="of:=[.E11]*1.8" office:value-type="float" office:value="17.958816" calcext:value-type="float">
            <text:p>17.95881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0]+2" office:value-type="float" office:value="176" calcext:value-type="float">
            <text:p>176</text:p>
          </table:table-cell>
          <table:table-cell table:formula="of:=[.L11]*0.95" office:value-type="float" office:value="49.6537488" calcext:value-type="float">
            <text:p>49.6537488</text:p>
          </table:table-cell>
          <table:table-cell table:formula="of:=[.M11]*0.95" office:value-type="float" office:value="17.0608752" calcext:value-type="float">
            <text:p>17.060875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1.4386" calcext:value-type="float">
            <text:p>1.4386</text:p>
          </table:table-cell>
          <table:table-cell office:value-type="float" office:value="0.4156" calcext:value-type="float">
            <text:p>0.4156</text:p>
          </table:table-cell>
          <table:table-cell table:style-name="ce5" table:formula="of:=[.C11]+2" office:value-type="float" office:value="19" calcext:value-type="float">
            <text:p>19</text:p>
          </table:table-cell>
          <table:table-cell table:style-name="ce7" table:formula="of:=[.A12]*25.4" office:value-type="float" office:value="36.54044" calcext:value-type="float">
            <text:p>36.54044</text:p>
          </table:table-cell>
          <table:table-cell table:style-name="ce7" table:formula="of:=[.B12]*25.4" office:value-type="float" office:value="10.55624" calcext:value-type="float">
            <text:p>10.5562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1]+2" office:value-type="float" office:value="20" calcext:value-type="float">
            <text:p>20</text:p>
          </table:table-cell>
          <table:table-cell table:formula="of:=[.D12]*0.95" office:value-type="float" office:value="34.713418" calcext:value-type="float">
            <text:p>34.713418</text:p>
          </table:table-cell>
          <table:table-cell table:style-name="Default" table:formula="of:=[.E12]*0.95" office:value-type="float" office:value="10.028428" calcext:value-type="float">
            <text:p>10.028428</text:p>
          </table:table-cell>
          <table:table-cell table:style-name="Default" table:formula="of:=[.F12]*0.95" office:value-type="float" office:value="0" calcext:value-type="float">
            <text:p>0</text:p>
          </table:table-cell>
          <table:table-cell table:style-name="Default" table:formula="of:=[.K11]+2" office:value-type="float" office:value="177" calcext:value-type="float">
            <text:p>177</text:p>
          </table:table-cell>
          <table:table-cell table:formula="of:=[.D12]*1.8" office:value-type="float" office:value="65.772792" calcext:value-type="float">
            <text:p>65.772792</text:p>
          </table:table-cell>
          <table:table-cell table:formula="of:=[.E12]*1.8" office:value-type="float" office:value="19.001232" calcext:value-type="float">
            <text:p>19.00123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1]+2" office:value-type="float" office:value="178" calcext:value-type="float">
            <text:p>178</text:p>
          </table:table-cell>
          <table:table-cell table:formula="of:=[.L12]*0.95" office:value-type="float" office:value="62.4841524" calcext:value-type="float">
            <text:p>62.4841524</text:p>
          </table:table-cell>
          <table:table-cell table:formula="of:=[.M12]*0.95" office:value-type="float" office:value="18.0511704" calcext:value-type="float">
            <text:p>18.051170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1.7226" calcext:value-type="float">
            <text:p>1.7226</text:p>
          </table:table-cell>
          <table:table-cell office:value-type="float" office:value="0.4369" calcext:value-type="float">
            <text:p>0.4369</text:p>
          </table:table-cell>
          <table:table-cell table:style-name="ce5" table:formula="of:=[.C12]+2" office:value-type="float" office:value="21" calcext:value-type="float">
            <text:p>21</text:p>
          </table:table-cell>
          <table:table-cell table:style-name="ce7" table:formula="of:=[.A13]*25.4" office:value-type="float" office:value="43.75404" calcext:value-type="float">
            <text:p>43.75404</text:p>
          </table:table-cell>
          <table:table-cell table:style-name="ce7" table:formula="of:=[.B13]*25.4" office:value-type="float" office:value="11.09726" calcext:value-type="float">
            <text:p>11.0972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2]+2" office:value-type="float" office:value="22" calcext:value-type="float">
            <text:p>22</text:p>
          </table:table-cell>
          <table:table-cell table:formula="of:=[.D13]*0.95" office:value-type="float" office:value="41.566338" calcext:value-type="float">
            <text:p>41.566338</text:p>
          </table:table-cell>
          <table:table-cell table:style-name="Default" table:formula="of:=[.E13]*0.95" office:value-type="float" office:value="10.542397" calcext:value-type="float">
            <text:p>10.542397</text:p>
          </table:table-cell>
          <table:table-cell table:style-name="Default" table:formula="of:=[.F13]*0.95" office:value-type="float" office:value="0" calcext:value-type="float">
            <text:p>0</text:p>
          </table:table-cell>
          <table:table-cell table:style-name="Default" table:formula="of:=[.K12]+2" office:value-type="float" office:value="179" calcext:value-type="float">
            <text:p>179</text:p>
          </table:table-cell>
          <table:table-cell table:formula="of:=[.D13]*1.8" office:value-type="float" office:value="78.757272" calcext:value-type="float">
            <text:p>78.757272</text:p>
          </table:table-cell>
          <table:table-cell table:formula="of:=[.E13]*1.8" office:value-type="float" office:value="19.975068" calcext:value-type="float">
            <text:p>19.97506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2]+2" office:value-type="float" office:value="180" calcext:value-type="float">
            <text:p>180</text:p>
          </table:table-cell>
          <table:table-cell table:formula="of:=[.L13]*0.95" office:value-type="float" office:value="74.8194084" calcext:value-type="float">
            <text:p>74.8194084</text:p>
          </table:table-cell>
          <table:table-cell table:formula="of:=[.M13]*0.95" office:value-type="float" office:value="18.9763146" calcext:value-type="float">
            <text:p>18.976314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2.0141" calcext:value-type="float">
            <text:p>2.0141</text:p>
          </table:table-cell>
          <table:table-cell office:value-type="float" office:value="0.4487" calcext:value-type="float">
            <text:p>0.4487</text:p>
          </table:table-cell>
          <table:table-cell table:style-name="ce5" table:formula="of:=[.C13]+2" office:value-type="float" office:value="23" calcext:value-type="float">
            <text:p>23</text:p>
          </table:table-cell>
          <table:table-cell table:style-name="ce7" table:formula="of:=[.A14]*25.4" office:value-type="float" office:value="51.15814" calcext:value-type="float">
            <text:p>51.15814</text:p>
          </table:table-cell>
          <table:table-cell table:style-name="ce7" table:formula="of:=[.B14]*25.4" office:value-type="float" office:value="11.39698" calcext:value-type="float">
            <text:p>11.3969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3]+2" office:value-type="float" office:value="24" calcext:value-type="float">
            <text:p>24</text:p>
          </table:table-cell>
          <table:table-cell table:formula="of:=[.D14]*0.95" office:value-type="float" office:value="48.600233" calcext:value-type="float">
            <text:p>48.600233</text:p>
          </table:table-cell>
          <table:table-cell table:style-name="Default" table:formula="of:=[.E14]*0.95" office:value-type="float" office:value="10.827131" calcext:value-type="float">
            <text:p>10.827131</text:p>
          </table:table-cell>
          <table:table-cell table:style-name="Default" table:formula="of:=[.F14]*0.95" office:value-type="float" office:value="0" calcext:value-type="float">
            <text:p>0</text:p>
          </table:table-cell>
          <table:table-cell table:style-name="Default" table:formula="of:=[.K13]+2" office:value-type="float" office:value="181" calcext:value-type="float">
            <text:p>181</text:p>
          </table:table-cell>
          <table:table-cell table:formula="of:=[.D14]*1.8" office:value-type="float" office:value="92.084652" calcext:value-type="float">
            <text:p>92.084652</text:p>
          </table:table-cell>
          <table:table-cell table:formula="of:=[.E14]*1.8" office:value-type="float" office:value="20.514564" calcext:value-type="float">
            <text:p>20.51456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3]+2" office:value-type="float" office:value="182" calcext:value-type="float">
            <text:p>182</text:p>
          </table:table-cell>
          <table:table-cell table:formula="of:=[.L14]*0.95" office:value-type="float" office:value="87.4804194" calcext:value-type="float">
            <text:p>87.4804194</text:p>
          </table:table-cell>
          <table:table-cell table:formula="of:=[.M14]*0.95" office:value-type="float" office:value="19.4888358" calcext:value-type="float">
            <text:p>19.488835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2.3054" calcext:value-type="float">
            <text:p>2.3054</text:p>
          </table:table-cell>
          <table:table-cell office:value-type="float" office:value="0.4605" calcext:value-type="float">
            <text:p>0.4605</text:p>
          </table:table-cell>
          <table:table-cell table:style-name="ce5" table:formula="of:=[.C14]+2" office:value-type="float" office:value="25" calcext:value-type="float">
            <text:p>25</text:p>
          </table:table-cell>
          <table:table-cell table:style-name="ce7" table:formula="of:=[.A15]*25.4" office:value-type="float" office:value="58.55716" calcext:value-type="float">
            <text:p>58.55716</text:p>
          </table:table-cell>
          <table:table-cell table:style-name="ce7" table:formula="of:=[.B15]*25.4" office:value-type="float" office:value="11.6967" calcext:value-type="float">
            <text:p>11.6967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4]+2" office:value-type="float" office:value="26" calcext:value-type="float">
            <text:p>26</text:p>
          </table:table-cell>
          <table:table-cell table:formula="of:=[.D15]*0.95" office:value-type="float" office:value="55.629302" calcext:value-type="float">
            <text:p>55.629302</text:p>
          </table:table-cell>
          <table:table-cell table:style-name="Default" table:formula="of:=[.E15]*0.95" office:value-type="float" office:value="11.111865" calcext:value-type="float">
            <text:p>11.111865</text:p>
          </table:table-cell>
          <table:table-cell table:style-name="Default" table:formula="of:=[.F15]*0.95" office:value-type="float" office:value="0" calcext:value-type="float">
            <text:p>0</text:p>
          </table:table-cell>
          <table:table-cell table:style-name="Default" table:formula="of:=[.K14]+2" office:value-type="float" office:value="183" calcext:value-type="float">
            <text:p>183</text:p>
          </table:table-cell>
          <table:table-cell table:formula="of:=[.D15]*1.8" office:value-type="float" office:value="105.402888" calcext:value-type="float">
            <text:p>105.402888</text:p>
          </table:table-cell>
          <table:table-cell table:formula="of:=[.E15]*1.8" office:value-type="float" office:value="21.05406" calcext:value-type="float">
            <text:p>21.0540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4]+2" office:value-type="float" office:value="184" calcext:value-type="float">
            <text:p>184</text:p>
          </table:table-cell>
          <table:table-cell table:formula="of:=[.L15]*0.95" office:value-type="float" office:value="100.1327436" calcext:value-type="float">
            <text:p>100.1327436</text:p>
          </table:table-cell>
          <table:table-cell table:formula="of:=[.M15]*0.95" office:value-type="float" office:value="20.001357" calcext:value-type="float">
            <text:p>20.001357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2.6253" calcext:value-type="float">
            <text:p>2.6253</text:p>
          </table:table-cell>
          <table:table-cell office:value-type="float" office:value="0.4689" calcext:value-type="float">
            <text:p>0.4689</text:p>
          </table:table-cell>
          <table:table-cell table:style-name="ce5" table:formula="of:=[.C15]+2" office:value-type="float" office:value="27" calcext:value-type="float">
            <text:p>27</text:p>
          </table:table-cell>
          <table:table-cell table:style-name="ce7" table:formula="of:=[.A16]*25.4" office:value-type="float" office:value="66.68262" calcext:value-type="float">
            <text:p>66.68262</text:p>
          </table:table-cell>
          <table:table-cell table:style-name="ce7" table:formula="of:=[.B16]*25.4" office:value-type="float" office:value="11.91006" calcext:value-type="float">
            <text:p>11.9100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5]+2" office:value-type="float" office:value="28" calcext:value-type="float">
            <text:p>28</text:p>
          </table:table-cell>
          <table:table-cell table:formula="of:=[.D16]*0.95" office:value-type="float" office:value="63.348489" calcext:value-type="float">
            <text:p>63.348489</text:p>
          </table:table-cell>
          <table:table-cell table:style-name="Default" table:formula="of:=[.E16]*0.95" office:value-type="float" office:value="11.314557" calcext:value-type="float">
            <text:p>11.314557</text:p>
          </table:table-cell>
          <table:table-cell table:style-name="Default" table:formula="of:=[.F16]*0.95" office:value-type="float" office:value="0" calcext:value-type="float">
            <text:p>0</text:p>
          </table:table-cell>
          <table:table-cell table:style-name="Default" table:formula="of:=[.K15]+2" office:value-type="float" office:value="185" calcext:value-type="float">
            <text:p>185</text:p>
          </table:table-cell>
          <table:table-cell table:formula="of:=[.D16]*1.8" office:value-type="float" office:value="120.028716" calcext:value-type="float">
            <text:p>120.028716</text:p>
          </table:table-cell>
          <table:table-cell table:formula="of:=[.E16]*1.8" office:value-type="float" office:value="21.438108" calcext:value-type="float">
            <text:p>21.43810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5]+2" office:value-type="float" office:value="186" calcext:value-type="float">
            <text:p>186</text:p>
          </table:table-cell>
          <table:table-cell table:formula="of:=[.L16]*0.95" office:value-type="float" office:value="114.0272802" calcext:value-type="float">
            <text:p>114.0272802</text:p>
          </table:table-cell>
          <table:table-cell table:formula="of:=[.M16]*0.95" office:value-type="float" office:value="20.3662026" calcext:value-type="float">
            <text:p>20.366202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2.9731" calcext:value-type="float">
            <text:p>2.9731</text:p>
          </table:table-cell>
          <table:table-cell office:value-type="float" office:value="0.4713" calcext:value-type="float">
            <text:p>0.4713</text:p>
          </table:table-cell>
          <table:table-cell table:style-name="ce5" table:formula="of:=[.C16]+2" office:value-type="float" office:value="29" calcext:value-type="float">
            <text:p>29</text:p>
          </table:table-cell>
          <table:table-cell table:style-name="ce7" table:formula="of:=[.A17]*25.4" office:value-type="float" office:value="75.51674" calcext:value-type="float">
            <text:p>75.51674</text:p>
          </table:table-cell>
          <table:table-cell table:style-name="ce7" table:formula="of:=[.B17]*25.4" office:value-type="float" office:value="11.97102" calcext:value-type="float">
            <text:p>11.9710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6]+2" office:value-type="float" office:value="30" calcext:value-type="float">
            <text:p>30</text:p>
          </table:table-cell>
          <table:table-cell table:formula="of:=[.D17]*0.95" office:value-type="float" office:value="71.740903" calcext:value-type="float">
            <text:p>71.740903</text:p>
          </table:table-cell>
          <table:table-cell table:style-name="Default" table:formula="of:=[.E17]*0.95" office:value-type="float" office:value="11.372469" calcext:value-type="float">
            <text:p>11.372469</text:p>
          </table:table-cell>
          <table:table-cell table:style-name="Default" table:formula="of:=[.F17]*0.95" office:value-type="float" office:value="0" calcext:value-type="float">
            <text:p>0</text:p>
          </table:table-cell>
          <table:table-cell table:style-name="Default" table:formula="of:=[.K16]+2" office:value-type="float" office:value="187" calcext:value-type="float">
            <text:p>187</text:p>
          </table:table-cell>
          <table:table-cell table:formula="of:=[.D17]*1.8" office:value-type="float" office:value="135.930132" calcext:value-type="float">
            <text:p>135.930132</text:p>
          </table:table-cell>
          <table:table-cell table:formula="of:=[.E17]*1.8" office:value-type="float" office:value="21.547836" calcext:value-type="float">
            <text:p>21.54783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6]+2" office:value-type="float" office:value="188" calcext:value-type="float">
            <text:p>188</text:p>
          </table:table-cell>
          <table:table-cell table:formula="of:=[.L17]*0.95" office:value-type="float" office:value="129.1336254" calcext:value-type="float">
            <text:p>129.1336254</text:p>
          </table:table-cell>
          <table:table-cell table:formula="of:=[.M17]*0.95" office:value-type="float" office:value="20.4704442" calcext:value-type="float">
            <text:p>20.470444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3.3489" calcext:value-type="float">
            <text:p>3.3489</text:p>
          </table:table-cell>
          <table:table-cell office:value-type="float" office:value="0.4675" calcext:value-type="float">
            <text:p>0.4675</text:p>
          </table:table-cell>
          <table:table-cell table:style-name="ce5" table:formula="of:=[.C17]+2" office:value-type="float" office:value="31" calcext:value-type="float">
            <text:p>31</text:p>
          </table:table-cell>
          <table:table-cell table:style-name="ce7" table:formula="of:=[.A18]*25.4" office:value-type="float" office:value="85.06206" calcext:value-type="float">
            <text:p>85.06206</text:p>
          </table:table-cell>
          <table:table-cell table:style-name="ce7" table:formula="of:=[.B18]*25.4" office:value-type="float" office:value="11.8745" calcext:value-type="float">
            <text:p>11.8745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7]+2" office:value-type="float" office:value="32" calcext:value-type="float">
            <text:p>32</text:p>
          </table:table-cell>
          <table:table-cell table:formula="of:=[.D18]*0.95" office:value-type="float" office:value="80.808957" calcext:value-type="float">
            <text:p>80.808957</text:p>
          </table:table-cell>
          <table:table-cell table:style-name="Default" table:formula="of:=[.E18]*0.95" office:value-type="float" office:value="11.280775" calcext:value-type="float">
            <text:p>11.280775</text:p>
          </table:table-cell>
          <table:table-cell table:style-name="Default" table:formula="of:=[.F18]*0.95" office:value-type="float" office:value="0" calcext:value-type="float">
            <text:p>0</text:p>
          </table:table-cell>
          <table:table-cell table:style-name="Default" table:formula="of:=[.K17]+2" office:value-type="float" office:value="189" calcext:value-type="float">
            <text:p>189</text:p>
          </table:table-cell>
          <table:table-cell table:formula="of:=[.D18]*1.8" office:value-type="float" office:value="153.111708" calcext:value-type="float">
            <text:p>153.111708</text:p>
          </table:table-cell>
          <table:table-cell table:formula="of:=[.E18]*1.8" office:value-type="float" office:value="21.3741" calcext:value-type="float">
            <text:p>21.3741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7]+2" office:value-type="float" office:value="190" calcext:value-type="float">
            <text:p>190</text:p>
          </table:table-cell>
          <table:table-cell table:formula="of:=[.L18]*0.95" office:value-type="float" office:value="145.4561226" calcext:value-type="float">
            <text:p>145.4561226</text:p>
          </table:table-cell>
          <table:table-cell table:formula="of:=[.M18]*0.95" office:value-type="float" office:value="20.305395" calcext:value-type="float">
            <text:p>20.305395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3.6983" calcext:value-type="float">
            <text:p>3.6983</text:p>
          </table:table-cell>
          <table:table-cell office:value-type="float" office:value="0.4582" calcext:value-type="float">
            <text:p>0.4582</text:p>
          </table:table-cell>
          <table:table-cell table:style-name="ce5" table:formula="of:=[.C18]+2" office:value-type="float" office:value="33" calcext:value-type="float">
            <text:p>33</text:p>
          </table:table-cell>
          <table:table-cell table:style-name="ce7" table:formula="of:=[.A19]*25.4" office:value-type="float" office:value="93.93682" calcext:value-type="float">
            <text:p>93.93682</text:p>
          </table:table-cell>
          <table:table-cell table:style-name="ce7" table:formula="of:=[.B19]*25.4" office:value-type="float" office:value="11.63828" calcext:value-type="float">
            <text:p>11.6382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8]+2" office:value-type="float" office:value="34" calcext:value-type="float">
            <text:p>34</text:p>
          </table:table-cell>
          <table:table-cell table:formula="of:=[.D19]*0.95" office:value-type="float" office:value="89.239979" calcext:value-type="float">
            <text:p>89.239979</text:p>
          </table:table-cell>
          <table:table-cell table:style-name="Default" table:formula="of:=[.E19]*0.95" office:value-type="float" office:value="11.056366" calcext:value-type="float">
            <text:p>11.056366</text:p>
          </table:table-cell>
          <table:table-cell table:style-name="Default" table:formula="of:=[.F19]*0.95" office:value-type="float" office:value="0" calcext:value-type="float">
            <text:p>0</text:p>
          </table:table-cell>
          <table:table-cell table:style-name="Default" table:formula="of:=[.K18]+2" office:value-type="float" office:value="191" calcext:value-type="float">
            <text:p>191</text:p>
          </table:table-cell>
          <table:table-cell table:formula="of:=[.D19]*1.8" office:value-type="float" office:value="169.086276" calcext:value-type="float">
            <text:p>169.086276</text:p>
          </table:table-cell>
          <table:table-cell table:formula="of:=[.E19]*1.8" office:value-type="float" office:value="20.948904" calcext:value-type="float">
            <text:p>20.94890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8]+2" office:value-type="float" office:value="192" calcext:value-type="float">
            <text:p>192</text:p>
          </table:table-cell>
          <table:table-cell table:formula="of:=[.L19]*0.95" office:value-type="float" office:value="160.6319622" calcext:value-type="float">
            <text:p>160.6319622</text:p>
          </table:table-cell>
          <table:table-cell table:formula="of:=[.M19]*0.95" office:value-type="float" office:value="19.9014588" calcext:value-type="float">
            <text:p>19.901458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4.0618" calcext:value-type="float">
            <text:p>4.0618</text:p>
          </table:table-cell>
          <table:table-cell office:value-type="float" office:value="0.4472" calcext:value-type="float">
            <text:p>0.4472</text:p>
          </table:table-cell>
          <table:table-cell table:style-name="ce5" table:formula="of:=[.C19]+2" office:value-type="float" office:value="35" calcext:value-type="float">
            <text:p>35</text:p>
          </table:table-cell>
          <table:table-cell table:style-name="ce7" table:formula="of:=[.A20]*25.4" office:value-type="float" office:value="103.16972" calcext:value-type="float">
            <text:p>103.16972</text:p>
          </table:table-cell>
          <table:table-cell table:style-name="ce7" table:formula="of:=[.B20]*25.4" office:value-type="float" office:value="11.35888" calcext:value-type="float">
            <text:p>11.3588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19]+2" office:value-type="float" office:value="36" calcext:value-type="float">
            <text:p>36</text:p>
          </table:table-cell>
          <table:table-cell table:formula="of:=[.D20]*0.95" office:value-type="float" office:value="98.011234" calcext:value-type="float">
            <text:p>98.011234</text:p>
          </table:table-cell>
          <table:table-cell table:style-name="Default" table:formula="of:=[.E20]*0.95" office:value-type="float" office:value="10.790936" calcext:value-type="float">
            <text:p>10.790936</text:p>
          </table:table-cell>
          <table:table-cell table:style-name="Default" table:formula="of:=[.F20]*0.95" office:value-type="float" office:value="0" calcext:value-type="float">
            <text:p>0</text:p>
          </table:table-cell>
          <table:table-cell table:style-name="Default" table:formula="of:=[.K19]+2" office:value-type="float" office:value="193" calcext:value-type="float">
            <text:p>193</text:p>
          </table:table-cell>
          <table:table-cell table:formula="of:=[.D20]*1.8" office:value-type="float" office:value="185.705496" calcext:value-type="float">
            <text:p>185.705496</text:p>
          </table:table-cell>
          <table:table-cell table:formula="of:=[.E20]*1.8" office:value-type="float" office:value="20.445984" calcext:value-type="float">
            <text:p>20.44598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19]+2" office:value-type="float" office:value="194" calcext:value-type="float">
            <text:p>194</text:p>
          </table:table-cell>
          <table:table-cell table:formula="of:=[.L20]*0.95" office:value-type="float" office:value="176.4202212" calcext:value-type="float">
            <text:p>176.4202212</text:p>
          </table:table-cell>
          <table:table-cell table:formula="of:=[.M20]*0.95" office:value-type="float" office:value="19.4236848" calcext:value-type="float">
            <text:p>19.423684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4.3617" calcext:value-type="float">
            <text:p>4.3617</text:p>
          </table:table-cell>
          <table:table-cell office:value-type="float" office:value="0.4322" calcext:value-type="float">
            <text:p>0.4322</text:p>
          </table:table-cell>
          <table:table-cell table:style-name="ce5" table:formula="of:=[.C20]+2" office:value-type="float" office:value="37" calcext:value-type="float">
            <text:p>37</text:p>
          </table:table-cell>
          <table:table-cell table:style-name="ce7" table:formula="of:=[.A21]*25.4" office:value-type="float" office:value="110.78718" calcext:value-type="float">
            <text:p>110.78718</text:p>
          </table:table-cell>
          <table:table-cell table:style-name="ce7" table:formula="of:=[.B21]*25.4" office:value-type="float" office:value="10.97788" calcext:value-type="float">
            <text:p>10.9778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0]+2" office:value-type="float" office:value="38" calcext:value-type="float">
            <text:p>38</text:p>
          </table:table-cell>
          <table:table-cell table:formula="of:=[.D21]*0.95" office:value-type="float" office:value="105.247821" calcext:value-type="float">
            <text:p>105.247821</text:p>
          </table:table-cell>
          <table:table-cell table:style-name="Default" table:formula="of:=[.E21]*0.95" office:value-type="float" office:value="10.428986" calcext:value-type="float">
            <text:p>10.428986</text:p>
          </table:table-cell>
          <table:table-cell table:style-name="Default" table:formula="of:=[.F21]*0.95" office:value-type="float" office:value="0" calcext:value-type="float">
            <text:p>0</text:p>
          </table:table-cell>
          <table:table-cell table:style-name="Default" table:formula="of:=[.K20]+2" office:value-type="float" office:value="195" calcext:value-type="float">
            <text:p>195</text:p>
          </table:table-cell>
          <table:table-cell table:formula="of:=[.D21]*1.8" office:value-type="float" office:value="199.416924" calcext:value-type="float">
            <text:p>199.416924</text:p>
          </table:table-cell>
          <table:table-cell table:formula="of:=[.E21]*1.8" office:value-type="float" office:value="19.760184" calcext:value-type="float">
            <text:p>19.76018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0]+2" office:value-type="float" office:value="196" calcext:value-type="float">
            <text:p>196</text:p>
          </table:table-cell>
          <table:table-cell table:formula="of:=[.L21]*0.95" office:value-type="float" office:value="189.4460778" calcext:value-type="float">
            <text:p>189.4460778</text:p>
          </table:table-cell>
          <table:table-cell table:formula="of:=[.M21]*0.95" office:value-type="float" office:value="18.7721748" calcext:value-type="float">
            <text:p>18.772174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4.7069" calcext:value-type="float">
            <text:p>4.7069</text:p>
          </table:table-cell>
          <table:table-cell office:value-type="float" office:value="0.4119" calcext:value-type="float">
            <text:p>0.4119</text:p>
          </table:table-cell>
          <table:table-cell table:style-name="ce5" table:formula="of:=[.C21]+2" office:value-type="float" office:value="39" calcext:value-type="float">
            <text:p>39</text:p>
          </table:table-cell>
          <table:table-cell table:style-name="ce7" table:formula="of:=[.A22]*25.4" office:value-type="float" office:value="119.55526" calcext:value-type="float">
            <text:p>119.55526</text:p>
          </table:table-cell>
          <table:table-cell table:style-name="ce7" table:formula="of:=[.B22]*25.4" office:value-type="float" office:value="10.46226" calcext:value-type="float">
            <text:p>10.4622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1]+2" office:value-type="float" office:value="40" calcext:value-type="float">
            <text:p>40</text:p>
          </table:table-cell>
          <table:table-cell table:formula="of:=[.D22]*0.95" office:value-type="float" office:value="113.577497" calcext:value-type="float">
            <text:p>113.577497</text:p>
          </table:table-cell>
          <table:table-cell table:style-name="Default" table:formula="of:=[.E22]*0.95" office:value-type="float" office:value="9.939147" calcext:value-type="float">
            <text:p>9.939147</text:p>
          </table:table-cell>
          <table:table-cell table:style-name="Default" table:formula="of:=[.F22]*0.95" office:value-type="float" office:value="0" calcext:value-type="float">
            <text:p>0</text:p>
          </table:table-cell>
          <table:table-cell table:style-name="Default" table:formula="of:=[.K21]+2" office:value-type="float" office:value="197" calcext:value-type="float">
            <text:p>197</text:p>
          </table:table-cell>
          <table:table-cell table:formula="of:=[.D22]*1.8" office:value-type="float" office:value="215.199468" calcext:value-type="float">
            <text:p>215.199468</text:p>
          </table:table-cell>
          <table:table-cell table:formula="of:=[.E22]*1.8" office:value-type="float" office:value="18.832068" calcext:value-type="float">
            <text:p>18.83206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1]+2" office:value-type="float" office:value="198" calcext:value-type="float">
            <text:p>198</text:p>
          </table:table-cell>
          <table:table-cell table:formula="of:=[.L22]*0.95" office:value-type="float" office:value="204.4394946" calcext:value-type="float">
            <text:p>204.4394946</text:p>
          </table:table-cell>
          <table:table-cell table:formula="of:=[.M22]*0.95" office:value-type="float" office:value="17.8904646" calcext:value-type="float">
            <text:p>17.890464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0367" calcext:value-type="float">
            <text:p>5.0367</text:p>
          </table:table-cell>
          <table:table-cell office:value-type="float" office:value="0.3819" calcext:value-type="float">
            <text:p>0.3819</text:p>
          </table:table-cell>
          <table:table-cell table:style-name="ce5" table:formula="of:=[.C22]+2" office:value-type="float" office:value="41" calcext:value-type="float">
            <text:p>41</text:p>
          </table:table-cell>
          <table:table-cell table:style-name="ce7" table:formula="of:=[.A23]*25.4" office:value-type="float" office:value="127.93218" calcext:value-type="float">
            <text:p>127.93218</text:p>
          </table:table-cell>
          <table:table-cell table:style-name="ce7" table:formula="of:=[.B23]*25.4" office:value-type="float" office:value="9.70026" calcext:value-type="float">
            <text:p>9.7002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2]+2" office:value-type="float" office:value="42" calcext:value-type="float">
            <text:p>42</text:p>
          </table:table-cell>
          <table:table-cell table:formula="of:=[.D23]*0.95" office:value-type="float" office:value="121.535571" calcext:value-type="float">
            <text:p>121.535571</text:p>
          </table:table-cell>
          <table:table-cell table:style-name="Default" table:formula="of:=[.E23]*0.95" office:value-type="float" office:value="9.215247" calcext:value-type="float">
            <text:p>9.215247</text:p>
          </table:table-cell>
          <table:table-cell table:style-name="Default" table:formula="of:=[.F23]*0.95" office:value-type="float" office:value="0" calcext:value-type="float">
            <text:p>0</text:p>
          </table:table-cell>
          <table:table-cell table:style-name="Default" table:formula="of:=[.K22]+2" office:value-type="float" office:value="199" calcext:value-type="float">
            <text:p>199</text:p>
          </table:table-cell>
          <table:table-cell table:formula="of:=[.D23]*1.8" office:value-type="float" office:value="230.277924" calcext:value-type="float">
            <text:p>230.277924</text:p>
          </table:table-cell>
          <table:table-cell table:formula="of:=[.E23]*1.8" office:value-type="float" office:value="17.460468" calcext:value-type="float">
            <text:p>17.46046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2]+2" office:value-type="float" office:value="200" calcext:value-type="float">
            <text:p>200</text:p>
          </table:table-cell>
          <table:table-cell table:formula="of:=[.L23]*0.95" office:value-type="float" office:value="218.7640278" calcext:value-type="float">
            <text:p>218.7640278</text:p>
          </table:table-cell>
          <table:table-cell table:formula="of:=[.M23]*0.95" office:value-type="float" office:value="16.5874446" calcext:value-type="float">
            <text:p>16.587444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3003" calcext:value-type="float">
            <text:p>5.3003</text:p>
          </table:table-cell>
          <table:table-cell office:value-type="float" office:value="0.3511" calcext:value-type="float">
            <text:p>0.3511</text:p>
          </table:table-cell>
          <table:table-cell table:style-name="ce5" table:formula="of:=[.C23]+2" office:value-type="float" office:value="43" calcext:value-type="float">
            <text:p>43</text:p>
          </table:table-cell>
          <table:table-cell table:style-name="ce7" table:formula="of:=[.A24]*25.4" office:value-type="float" office:value="134.62762" calcext:value-type="float">
            <text:p>134.62762</text:p>
          </table:table-cell>
          <table:table-cell table:style-name="ce7" table:formula="of:=[.B24]*25.4" office:value-type="float" office:value="8.91794" calcext:value-type="float">
            <text:p>8.9179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3]+2" office:value-type="float" office:value="44" calcext:value-type="float">
            <text:p>44</text:p>
          </table:table-cell>
          <table:table-cell table:formula="of:=[.D24]*0.95" office:value-type="float" office:value="127.896239" calcext:value-type="float">
            <text:p>127.896239</text:p>
          </table:table-cell>
          <table:table-cell table:style-name="Default" table:formula="of:=[.E24]*0.95" office:value-type="float" office:value="8.472043" calcext:value-type="float">
            <text:p>8.472043</text:p>
          </table:table-cell>
          <table:table-cell table:style-name="Default" table:formula="of:=[.F24]*0.95" office:value-type="float" office:value="0" calcext:value-type="float">
            <text:p>0</text:p>
          </table:table-cell>
          <table:table-cell table:style-name="Default" table:formula="of:=[.K23]+2" office:value-type="float" office:value="201" calcext:value-type="float">
            <text:p>201</text:p>
          </table:table-cell>
          <table:table-cell table:formula="of:=[.D24]*1.8" office:value-type="float" office:value="242.329716" calcext:value-type="float">
            <text:p>242.329716</text:p>
          </table:table-cell>
          <table:table-cell table:formula="of:=[.E24]*1.8" office:value-type="float" office:value="16.052292" calcext:value-type="float">
            <text:p>16.05229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3]+2" office:value-type="float" office:value="202" calcext:value-type="float">
            <text:p>202</text:p>
          </table:table-cell>
          <table:table-cell table:formula="of:=[.L24]*0.95" office:value-type="float" office:value="230.2132302" calcext:value-type="float">
            <text:p>230.2132302</text:p>
          </table:table-cell>
          <table:table-cell table:formula="of:=[.M24]*0.95" office:value-type="float" office:value="15.2496774" calcext:value-type="float">
            <text:p>15.249677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5069" calcext:value-type="float">
            <text:p>5.5069</text:p>
          </table:table-cell>
          <table:table-cell office:value-type="float" office:value="0.324" calcext:value-type="float">
            <text:p>0.324</text:p>
          </table:table-cell>
          <table:table-cell table:style-name="ce5" table:formula="of:=[.C24]+2" office:value-type="float" office:value="45" calcext:value-type="float">
            <text:p>45</text:p>
          </table:table-cell>
          <table:table-cell table:style-name="ce7" table:formula="of:=[.A25]*25.4" office:value-type="float" office:value="139.87526" calcext:value-type="float">
            <text:p>139.87526</text:p>
          </table:table-cell>
          <table:table-cell table:style-name="ce7" table:formula="of:=[.B25]*25.4" office:value-type="float" office:value="8.2296" calcext:value-type="float">
            <text:p>8.229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4]+2" office:value-type="float" office:value="46" calcext:value-type="float">
            <text:p>46</text:p>
          </table:table-cell>
          <table:table-cell table:formula="of:=[.D25]*0.95" office:value-type="float" office:value="132.881497" calcext:value-type="float">
            <text:p>132.881497</text:p>
          </table:table-cell>
          <table:table-cell table:style-name="Default" table:formula="of:=[.E25]*0.95" office:value-type="float" office:value="7.81812" calcext:value-type="float">
            <text:p>7.81812</text:p>
          </table:table-cell>
          <table:table-cell table:style-name="Default" table:formula="of:=[.F25]*0.95" office:value-type="float" office:value="0" calcext:value-type="float">
            <text:p>0</text:p>
          </table:table-cell>
          <table:table-cell table:style-name="Default" table:formula="of:=[.K24]+2" office:value-type="float" office:value="203" calcext:value-type="float">
            <text:p>203</text:p>
          </table:table-cell>
          <table:table-cell table:formula="of:=[.D25]*1.8" office:value-type="float" office:value="251.775468" calcext:value-type="float">
            <text:p>251.775468</text:p>
          </table:table-cell>
          <table:table-cell table:formula="of:=[.E25]*1.8" office:value-type="float" office:value="14.81328" calcext:value-type="float">
            <text:p>14.8132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4]+2" office:value-type="float" office:value="204" calcext:value-type="float">
            <text:p>204</text:p>
          </table:table-cell>
          <table:table-cell table:formula="of:=[.L25]*0.95" office:value-type="float" office:value="239.1866946" calcext:value-type="float">
            <text:p>239.1866946</text:p>
          </table:table-cell>
          <table:table-cell table:formula="of:=[.M25]*0.95" office:value-type="float" office:value="14.072616" calcext:value-type="float">
            <text:p>14.07261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7296" calcext:value-type="float">
            <text:p>5.7296</text:p>
          </table:table-cell>
          <table:table-cell office:value-type="float" office:value="0.2865" calcext:value-type="float">
            <text:p>0.2865</text:p>
          </table:table-cell>
          <table:table-cell table:style-name="ce5" table:formula="of:=[.C25]+2" office:value-type="float" office:value="47" calcext:value-type="float">
            <text:p>47</text:p>
          </table:table-cell>
          <table:table-cell table:style-name="ce7" table:formula="of:=[.A26]*25.4" office:value-type="float" office:value="145.53184" calcext:value-type="float">
            <text:p>145.53184</text:p>
          </table:table-cell>
          <table:table-cell table:style-name="ce7" table:formula="of:=[.B26]*25.4" office:value-type="float" office:value="7.2771" calcext:value-type="float">
            <text:p>7.277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5]+2" office:value-type="float" office:value="48" calcext:value-type="float">
            <text:p>48</text:p>
          </table:table-cell>
          <table:table-cell table:formula="of:=[.D26]*0.95" office:value-type="float" office:value="138.255248" calcext:value-type="float">
            <text:p>138.255248</text:p>
          </table:table-cell>
          <table:table-cell table:style-name="Default" table:formula="of:=[.E26]*0.95" office:value-type="float" office:value="6.913245" calcext:value-type="float">
            <text:p>6.913245</text:p>
          </table:table-cell>
          <table:table-cell table:style-name="Default" table:formula="of:=[.F26]*0.95" office:value-type="float" office:value="0" calcext:value-type="float">
            <text:p>0</text:p>
          </table:table-cell>
          <table:table-cell table:style-name="Default" table:formula="of:=[.K25]+2" office:value-type="float" office:value="205" calcext:value-type="float">
            <text:p>205</text:p>
          </table:table-cell>
          <table:table-cell table:formula="of:=[.D26]*1.8" office:value-type="float" office:value="261.957312" calcext:value-type="float">
            <text:p>261.957312</text:p>
          </table:table-cell>
          <table:table-cell table:formula="of:=[.E26]*1.8" office:value-type="float" office:value="13.09878" calcext:value-type="float">
            <text:p>13.0987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5]+2" office:value-type="float" office:value="206" calcext:value-type="float">
            <text:p>206</text:p>
          </table:table-cell>
          <table:table-cell table:formula="of:=[.L26]*0.95" office:value-type="float" office:value="248.8594464" calcext:value-type="float">
            <text:p>248.8594464</text:p>
          </table:table-cell>
          <table:table-cell table:formula="of:=[.M26]*0.95" office:value-type="float" office:value="12.443841" calcext:value-type="float">
            <text:p>12.443841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9179" calcext:value-type="float">
            <text:p>5.9179</text:p>
          </table:table-cell>
          <table:table-cell office:value-type="float" office:value="0.2501" calcext:value-type="float">
            <text:p>0.2501</text:p>
          </table:table-cell>
          <table:table-cell table:style-name="ce5" table:formula="of:=[.C26]+2" office:value-type="float" office:value="49" calcext:value-type="float">
            <text:p>49</text:p>
          </table:table-cell>
          <table:table-cell table:style-name="ce7" table:formula="of:=[.A27]*25.4" office:value-type="float" office:value="150.31466" calcext:value-type="float">
            <text:p>150.31466</text:p>
          </table:table-cell>
          <table:table-cell table:style-name="ce7" table:formula="of:=[.B27]*25.4" office:value-type="float" office:value="6.35254" calcext:value-type="float">
            <text:p>6.3525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6]+2" office:value-type="float" office:value="50" calcext:value-type="float">
            <text:p>50</text:p>
          </table:table-cell>
          <table:table-cell table:formula="of:=[.D27]*0.95" office:value-type="float" office:value="142.798927" calcext:value-type="float">
            <text:p>142.798927</text:p>
          </table:table-cell>
          <table:table-cell table:style-name="Default" table:formula="of:=[.E27]*0.95" office:value-type="float" office:value="6.034913" calcext:value-type="float">
            <text:p>6.034913</text:p>
          </table:table-cell>
          <table:table-cell table:style-name="Default" table:formula="of:=[.F27]*0.95" office:value-type="float" office:value="0" calcext:value-type="float">
            <text:p>0</text:p>
          </table:table-cell>
          <table:table-cell table:style-name="Default" table:formula="of:=[.K26]+2" office:value-type="float" office:value="207" calcext:value-type="float">
            <text:p>207</text:p>
          </table:table-cell>
          <table:table-cell table:formula="of:=[.D27]*1.8" office:value-type="float" office:value="270.566388" calcext:value-type="float">
            <text:p>270.566388</text:p>
          </table:table-cell>
          <table:table-cell table:formula="of:=[.E27]*1.8" office:value-type="float" office:value="11.434572" calcext:value-type="float">
            <text:p>11.43457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6]+2" office:value-type="float" office:value="208" calcext:value-type="float">
            <text:p>208</text:p>
          </table:table-cell>
          <table:table-cell table:formula="of:=[.L27]*0.95" office:value-type="float" office:value="257.0380686" calcext:value-type="float">
            <text:p>257.0380686</text:p>
          </table:table-cell>
          <table:table-cell table:formula="of:=[.M27]*0.95" office:value-type="float" office:value="10.8628434" calcext:value-type="float">
            <text:p>10.862843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0977" calcext:value-type="float">
            <text:p>6.0977</text:p>
          </table:table-cell>
          <table:table-cell office:value-type="float" office:value="0.2147" calcext:value-type="float">
            <text:p>0.2147</text:p>
          </table:table-cell>
          <table:table-cell table:style-name="ce5" table:formula="of:=[.C27]+2" office:value-type="float" office:value="51" calcext:value-type="float">
            <text:p>51</text:p>
          </table:table-cell>
          <table:table-cell table:style-name="ce7" table:formula="of:=[.A28]*25.4" office:value-type="float" office:value="154.88158" calcext:value-type="float">
            <text:p>154.88158</text:p>
          </table:table-cell>
          <table:table-cell table:style-name="ce7" table:formula="of:=[.B28]*25.4" office:value-type="float" office:value="5.45338" calcext:value-type="float">
            <text:p>5.4533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7]+2" office:value-type="float" office:value="52" calcext:value-type="float">
            <text:p>52</text:p>
          </table:table-cell>
          <table:table-cell table:formula="of:=[.D28]*0.95" office:value-type="float" office:value="147.137501" calcext:value-type="float">
            <text:p>147.137501</text:p>
          </table:table-cell>
          <table:table-cell table:style-name="Default" table:formula="of:=[.E28]*0.95" office:value-type="float" office:value="5.180711" calcext:value-type="float">
            <text:p>5.180711</text:p>
          </table:table-cell>
          <table:table-cell table:style-name="Default" table:formula="of:=[.F28]*0.95" office:value-type="float" office:value="0" calcext:value-type="float">
            <text:p>0</text:p>
          </table:table-cell>
          <table:table-cell table:style-name="Default" table:formula="of:=[.K27]+2" office:value-type="float" office:value="209" calcext:value-type="float">
            <text:p>209</text:p>
          </table:table-cell>
          <table:table-cell table:formula="of:=[.D28]*1.8" office:value-type="float" office:value="278.786844" calcext:value-type="float">
            <text:p>278.786844</text:p>
          </table:table-cell>
          <table:table-cell table:formula="of:=[.E28]*1.8" office:value-type="float" office:value="9.816084" calcext:value-type="float">
            <text:p>9.81608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7]+2" office:value-type="float" office:value="210" calcext:value-type="float">
            <text:p>210</text:p>
          </table:table-cell>
          <table:table-cell table:formula="of:=[.L28]*0.95" office:value-type="float" office:value="264.8475018" calcext:value-type="float">
            <text:p>264.8475018</text:p>
          </table:table-cell>
          <table:table-cell table:formula="of:=[.M28]*0.95" office:value-type="float" office:value="9.3252798" calcext:value-type="float">
            <text:p>9.325279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3247" calcext:value-type="float">
            <text:p>6.3247</text:p>
          </table:table-cell>
          <table:table-cell office:value-type="float" office:value="0.1652" calcext:value-type="float">
            <text:p>0.1652</text:p>
          </table:table-cell>
          <table:table-cell table:style-name="ce5" table:formula="of:=[.C28]+2" office:value-type="float" office:value="53" calcext:value-type="float">
            <text:p>53</text:p>
          </table:table-cell>
          <table:table-cell table:style-name="ce7" table:formula="of:=[.A29]*25.4" office:value-type="float" office:value="160.64738" calcext:value-type="float">
            <text:p>160.64738</text:p>
          </table:table-cell>
          <table:table-cell table:style-name="ce7" table:formula="of:=[.B29]*25.4" office:value-type="float" office:value="4.19608" calcext:value-type="float">
            <text:p>4.1960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8]+2" office:value-type="float" office:value="54" calcext:value-type="float">
            <text:p>54</text:p>
          </table:table-cell>
          <table:table-cell table:formula="of:=[.D29]*0.95" office:value-type="float" office:value="152.615011" calcext:value-type="float">
            <text:p>152.615011</text:p>
          </table:table-cell>
          <table:table-cell table:style-name="Default" table:formula="of:=[.E29]*0.95" office:value-type="float" office:value="3.986276" calcext:value-type="float">
            <text:p>3.986276</text:p>
          </table:table-cell>
          <table:table-cell table:style-name="Default" table:formula="of:=[.F29]*0.95" office:value-type="float" office:value="0" calcext:value-type="float">
            <text:p>0</text:p>
          </table:table-cell>
          <table:table-cell table:style-name="Default" table:formula="of:=[.K28]+2" office:value-type="float" office:value="211" calcext:value-type="float">
            <text:p>211</text:p>
          </table:table-cell>
          <table:table-cell table:formula="of:=[.D29]*1.8" office:value-type="float" office:value="289.165284" calcext:value-type="float">
            <text:p>289.165284</text:p>
          </table:table-cell>
          <table:table-cell table:formula="of:=[.E29]*1.8" office:value-type="float" office:value="7.552944" calcext:value-type="float">
            <text:p>7.55294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8]+2" office:value-type="float" office:value="212" calcext:value-type="float">
            <text:p>212</text:p>
          </table:table-cell>
          <table:table-cell table:formula="of:=[.L29]*0.95" office:value-type="float" office:value="274.7070198" calcext:value-type="float">
            <text:p>274.7070198</text:p>
          </table:table-cell>
          <table:table-cell table:formula="of:=[.M29]*0.95" office:value-type="float" office:value="7.1752968" calcext:value-type="float">
            <text:p>7.175296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2154" calcext:value-type="float">
            <text:p>6.2154</text:p>
          </table:table-cell>
          <table:table-cell office:value-type="float" office:value="0.1895" calcext:value-type="float">
            <text:p>0.1895</text:p>
          </table:table-cell>
          <table:table-cell table:style-name="ce5" table:formula="of:=[.C29]+2" office:value-type="float" office:value="55" calcext:value-type="float">
            <text:p>55</text:p>
          </table:table-cell>
          <table:table-cell table:style-name="ce7" table:formula="of:=[.A30]*25.4" office:value-type="float" office:value="157.87116" calcext:value-type="float">
            <text:p>157.87116</text:p>
          </table:table-cell>
          <table:table-cell table:style-name="ce7" table:formula="of:=[.B30]*25.4" office:value-type="float" office:value="4.8133" calcext:value-type="float">
            <text:p>4.8133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29]+2" office:value-type="float" office:value="56" calcext:value-type="float">
            <text:p>56</text:p>
          </table:table-cell>
          <table:table-cell table:formula="of:=[.D30]*0.95" office:value-type="float" office:value="149.977602" calcext:value-type="float">
            <text:p>149.977602</text:p>
          </table:table-cell>
          <table:table-cell table:style-name="Default" table:formula="of:=[.E30]*0.95" office:value-type="float" office:value="4.572635" calcext:value-type="float">
            <text:p>4.572635</text:p>
          </table:table-cell>
          <table:table-cell table:style-name="Default" table:formula="of:=[.F30]*0.95" office:value-type="float" office:value="0" calcext:value-type="float">
            <text:p>0</text:p>
          </table:table-cell>
          <table:table-cell table:style-name="Default" table:formula="of:=[.K29]+2" office:value-type="float" office:value="213" calcext:value-type="float">
            <text:p>213</text:p>
          </table:table-cell>
          <table:table-cell table:formula="of:=[.D30]*1.8" office:value-type="float" office:value="284.168088" calcext:value-type="float">
            <text:p>284.168088</text:p>
          </table:table-cell>
          <table:table-cell table:formula="of:=[.E30]*1.8" office:value-type="float" office:value="8.66394" calcext:value-type="float">
            <text:p>8.6639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29]+2" office:value-type="float" office:value="214" calcext:value-type="float">
            <text:p>214</text:p>
          </table:table-cell>
          <table:table-cell table:formula="of:=[.L30]*0.95" office:value-type="float" office:value="269.9596836" calcext:value-type="float">
            <text:p>269.9596836</text:p>
          </table:table-cell>
          <table:table-cell table:formula="of:=[.M30]*0.95" office:value-type="float" office:value="8.230743" calcext:value-type="float">
            <text:p>8.230743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4667" calcext:value-type="float">
            <text:p>6.4667</text:p>
          </table:table-cell>
          <table:table-cell office:value-type="float" office:value="0.1256" calcext:value-type="float">
            <text:p>0.1256</text:p>
          </table:table-cell>
          <table:table-cell table:style-name="ce5" table:formula="of:=[.C30]+2" office:value-type="float" office:value="57" calcext:value-type="float">
            <text:p>57</text:p>
          </table:table-cell>
          <table:table-cell table:style-name="ce7" table:formula="of:=[.A31]*25.4" office:value-type="float" office:value="164.25418" calcext:value-type="float">
            <text:p>164.25418</text:p>
          </table:table-cell>
          <table:table-cell table:style-name="ce7" table:formula="of:=[.B31]*25.4" office:value-type="float" office:value="3.19024" calcext:value-type="float">
            <text:p>3.1902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0]+2" office:value-type="float" office:value="58" calcext:value-type="float">
            <text:p>58</text:p>
          </table:table-cell>
          <table:table-cell table:formula="of:=[.D31]*0.95" office:value-type="float" office:value="156.041471" calcext:value-type="float">
            <text:p>156.041471</text:p>
          </table:table-cell>
          <table:table-cell table:style-name="Default" table:formula="of:=[.E31]*0.95" office:value-type="float" office:value="3.030728" calcext:value-type="float">
            <text:p>3.030728</text:p>
          </table:table-cell>
          <table:table-cell table:style-name="Default" table:formula="of:=[.F31]*0.95" office:value-type="float" office:value="0" calcext:value-type="float">
            <text:p>0</text:p>
          </table:table-cell>
          <table:table-cell table:style-name="Default" table:formula="of:=[.K30]+2" office:value-type="float" office:value="215" calcext:value-type="float">
            <text:p>215</text:p>
          </table:table-cell>
          <table:table-cell table:formula="of:=[.D31]*1.8" office:value-type="float" office:value="295.657524" calcext:value-type="float">
            <text:p>295.657524</text:p>
          </table:table-cell>
          <table:table-cell table:formula="of:=[.E31]*1.8" office:value-type="float" office:value="5.742432" calcext:value-type="float">
            <text:p>5.74243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0]+2" office:value-type="float" office:value="216" calcext:value-type="float">
            <text:p>216</text:p>
          </table:table-cell>
          <table:table-cell table:formula="of:=[.L31]*0.95" office:value-type="float" office:value="280.8746478" calcext:value-type="float">
            <text:p>280.8746478</text:p>
          </table:table-cell>
          <table:table-cell table:formula="of:=[.M31]*0.95" office:value-type="float" office:value="5.4553104" calcext:value-type="float">
            <text:p>5.455310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6213" calcext:value-type="float">
            <text:p>6.6213</text:p>
          </table:table-cell>
          <table:table-cell office:value-type="float" office:value="0.0961" calcext:value-type="float">
            <text:p>0.0961</text:p>
          </table:table-cell>
          <table:table-cell table:style-name="ce5" table:formula="of:=[.C31]+2" office:value-type="float" office:value="59" calcext:value-type="float">
            <text:p>59</text:p>
          </table:table-cell>
          <table:table-cell table:style-name="ce7" table:formula="of:=[.A32]*25.4" office:value-type="float" office:value="168.18102" calcext:value-type="float">
            <text:p>168.18102</text:p>
          </table:table-cell>
          <table:table-cell table:style-name="ce7" table:formula="of:=[.B32]*25.4" office:value-type="float" office:value="2.44094" calcext:value-type="float">
            <text:p>2.4409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1]+2" office:value-type="float" office:value="60" calcext:value-type="float">
            <text:p>60</text:p>
          </table:table-cell>
          <table:table-cell table:formula="of:=[.D32]*0.95" office:value-type="float" office:value="159.771969" calcext:value-type="float">
            <text:p>159.771969</text:p>
          </table:table-cell>
          <table:table-cell table:style-name="Default" table:formula="of:=[.E32]*0.95" office:value-type="float" office:value="2.318893" calcext:value-type="float">
            <text:p>2.318893</text:p>
          </table:table-cell>
          <table:table-cell table:style-name="Default" table:formula="of:=[.F32]*0.95" office:value-type="float" office:value="0" calcext:value-type="float">
            <text:p>0</text:p>
          </table:table-cell>
          <table:table-cell table:style-name="Default" table:formula="of:=[.K31]+2" office:value-type="float" office:value="217" calcext:value-type="float">
            <text:p>217</text:p>
          </table:table-cell>
          <table:table-cell table:formula="of:=[.D32]*1.8" office:value-type="float" office:value="302.725836" calcext:value-type="float">
            <text:p>302.725836</text:p>
          </table:table-cell>
          <table:table-cell table:formula="of:=[.E32]*1.8" office:value-type="float" office:value="4.393692" calcext:value-type="float">
            <text:p>4.39369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1]+2" office:value-type="float" office:value="218" calcext:value-type="float">
            <text:p>218</text:p>
          </table:table-cell>
          <table:table-cell table:formula="of:=[.L32]*0.95" office:value-type="float" office:value="287.5895442" calcext:value-type="float">
            <text:p>287.5895442</text:p>
          </table:table-cell>
          <table:table-cell table:formula="of:=[.M32]*0.95" office:value-type="float" office:value="4.1740074" calcext:value-type="float">
            <text:p>4.174007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8218" calcext:value-type="float">
            <text:p>6.8218</text:p>
          </table:table-cell>
          <table:table-cell office:value-type="float" office:value="0.0669" calcext:value-type="float">
            <text:p>0.0669</text:p>
          </table:table-cell>
          <table:table-cell table:style-name="ce5" table:formula="of:=[.C32]+2" office:value-type="float" office:value="61" calcext:value-type="float">
            <text:p>61</text:p>
          </table:table-cell>
          <table:table-cell table:style-name="ce7" table:formula="of:=[.A33]*25.4" office:value-type="float" office:value="173.27372" calcext:value-type="float">
            <text:p>173.27372</text:p>
          </table:table-cell>
          <table:table-cell table:style-name="ce7" table:formula="of:=[.B33]*25.4" office:value-type="float" office:value="1.69926" calcext:value-type="float">
            <text:p>1.6992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2]+2" office:value-type="float" office:value="62" calcext:value-type="float">
            <text:p>62</text:p>
          </table:table-cell>
          <table:table-cell table:formula="of:=[.D33]*0.95" office:value-type="float" office:value="164.610034" calcext:value-type="float">
            <text:p>164.610034</text:p>
          </table:table-cell>
          <table:table-cell table:style-name="Default" table:formula="of:=[.E33]*0.95" office:value-type="float" office:value="1.614297" calcext:value-type="float">
            <text:p>1.614297</text:p>
          </table:table-cell>
          <table:table-cell table:style-name="Default" table:formula="of:=[.F33]*0.95" office:value-type="float" office:value="0" calcext:value-type="float">
            <text:p>0</text:p>
          </table:table-cell>
          <table:table-cell table:style-name="Default" table:formula="of:=[.K32]+2" office:value-type="float" office:value="219" calcext:value-type="float">
            <text:p>219</text:p>
          </table:table-cell>
          <table:table-cell table:formula="of:=[.D33]*1.8" office:value-type="float" office:value="311.892696" calcext:value-type="float">
            <text:p>311.892696</text:p>
          </table:table-cell>
          <table:table-cell table:formula="of:=[.E33]*1.8" office:value-type="float" office:value="3.058668" calcext:value-type="float">
            <text:p>3.05866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2]+2" office:value-type="float" office:value="220" calcext:value-type="float">
            <text:p>220</text:p>
          </table:table-cell>
          <table:table-cell table:formula="of:=[.L33]*0.95" office:value-type="float" office:value="296.2980612" calcext:value-type="float">
            <text:p>296.2980612</text:p>
          </table:table-cell>
          <table:table-cell table:formula="of:=[.M33]*0.95" office:value-type="float" office:value="2.9057346" calcext:value-type="float">
            <text:p>2.905734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9583" calcext:value-type="float">
            <text:p>6.9583</text:p>
          </table:table-cell>
          <table:table-cell office:value-type="float" office:value="0.0538" calcext:value-type="float">
            <text:p>0.0538</text:p>
          </table:table-cell>
          <table:table-cell table:style-name="ce5" table:formula="of:=[.C33]+2" office:value-type="float" office:value="63" calcext:value-type="float">
            <text:p>63</text:p>
          </table:table-cell>
          <table:table-cell table:style-name="ce7" table:formula="of:=[.A34]*25.4" office:value-type="float" office:value="176.74082" calcext:value-type="float">
            <text:p>176.74082</text:p>
          </table:table-cell>
          <table:table-cell table:style-name="ce7" table:formula="of:=[.B34]*25.4" office:value-type="float" office:value="1.36652" calcext:value-type="float">
            <text:p>1.3665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3]+2" office:value-type="float" office:value="64" calcext:value-type="float">
            <text:p>64</text:p>
          </table:table-cell>
          <table:table-cell table:formula="of:=[.D34]*0.95" office:value-type="float" office:value="167.903779" calcext:value-type="float">
            <text:p>167.903779</text:p>
          </table:table-cell>
          <table:table-cell table:style-name="Default" table:formula="of:=[.E34]*0.95" office:value-type="float" office:value="1.298194" calcext:value-type="float">
            <text:p>1.298194</text:p>
          </table:table-cell>
          <table:table-cell table:style-name="Default" table:formula="of:=[.F34]*0.95" office:value-type="float" office:value="0" calcext:value-type="float">
            <text:p>0</text:p>
          </table:table-cell>
          <table:table-cell table:style-name="Default" table:formula="of:=[.K33]+2" office:value-type="float" office:value="221" calcext:value-type="float">
            <text:p>221</text:p>
          </table:table-cell>
          <table:table-cell table:formula="of:=[.D34]*1.8" office:value-type="float" office:value="318.133476" calcext:value-type="float">
            <text:p>318.133476</text:p>
          </table:table-cell>
          <table:table-cell table:formula="of:=[.E34]*1.8" office:value-type="float" office:value="2.459736" calcext:value-type="float">
            <text:p>2.45973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3]+2" office:value-type="float" office:value="222" calcext:value-type="float">
            <text:p>222</text:p>
          </table:table-cell>
          <table:table-cell table:formula="of:=[.L34]*0.95" office:value-type="float" office:value="302.2268022" calcext:value-type="float">
            <text:p>302.2268022</text:p>
          </table:table-cell>
          <table:table-cell table:formula="of:=[.M34]*0.95" office:value-type="float" office:value="2.3367492" calcext:value-type="float">
            <text:p>2.336749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7.0766" calcext:value-type="float">
            <text:p>7.0766</text:p>
          </table:table-cell>
          <table:table-cell office:value-type="float" office:value="0.0457" calcext:value-type="float">
            <text:p>0.0457</text:p>
          </table:table-cell>
          <table:table-cell table:style-name="ce5" table:formula="of:=[.C34]+2" office:value-type="float" office:value="65" calcext:value-type="float">
            <text:p>65</text:p>
          </table:table-cell>
          <table:table-cell table:style-name="ce7" table:formula="of:=[.A35]*25.4" office:value-type="float" office:value="179.74564" calcext:value-type="float">
            <text:p>179.74564</text:p>
          </table:table-cell>
          <table:table-cell table:style-name="ce7" table:formula="of:=[.B35]*25.4" office:value-type="float" office:value="1.16078" calcext:value-type="float">
            <text:p>1.1607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4]+2" office:value-type="float" office:value="66" calcext:value-type="float">
            <text:p>66</text:p>
          </table:table-cell>
          <table:table-cell table:formula="of:=[.D35]*0.95" office:value-type="float" office:value="170.758358" calcext:value-type="float">
            <text:p>170.758358</text:p>
          </table:table-cell>
          <table:table-cell table:style-name="Default" table:formula="of:=[.E35]*0.95" office:value-type="float" office:value="1.102741" calcext:value-type="float">
            <text:p>1.102741</text:p>
          </table:table-cell>
          <table:table-cell table:style-name="Default" table:formula="of:=[.F35]*0.95" office:value-type="float" office:value="0" calcext:value-type="float">
            <text:p>0</text:p>
          </table:table-cell>
          <table:table-cell table:style-name="Default" table:formula="of:=[.K34]+2" office:value-type="float" office:value="223" calcext:value-type="float">
            <text:p>223</text:p>
          </table:table-cell>
          <table:table-cell table:formula="of:=[.D35]*1.8" office:value-type="float" office:value="323.542152" calcext:value-type="float">
            <text:p>323.542152</text:p>
          </table:table-cell>
          <table:table-cell table:formula="of:=[.E35]*1.8" office:value-type="float" office:value="2.089404" calcext:value-type="float">
            <text:p>2.08940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4]+2" office:value-type="float" office:value="224" calcext:value-type="float">
            <text:p>224</text:p>
          </table:table-cell>
          <table:table-cell table:formula="of:=[.L35]*0.95" office:value-type="float" office:value="307.3650444" calcext:value-type="float">
            <text:p>307.3650444</text:p>
          </table:table-cell>
          <table:table-cell table:formula="of:=[.M35]*0.95" office:value-type="float" office:value="1.9849338" calcext:value-type="float">
            <text:p>1.984933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7.1556" calcext:value-type="float">
            <text:p>7.1556</text:p>
          </table:table-cell>
          <table:table-cell office:value-type="float" office:value="0.0335" calcext:value-type="float">
            <text:p>0.0335</text:p>
          </table:table-cell>
          <table:table-cell table:style-name="ce5" table:formula="of:=[.C35]+2" office:value-type="float" office:value="67" calcext:value-type="float">
            <text:p>67</text:p>
          </table:table-cell>
          <table:table-cell table:style-name="ce7" table:formula="of:=[.A36]*25.4" office:value-type="float" office:value="181.75224" calcext:value-type="float">
            <text:p>181.75224</text:p>
          </table:table-cell>
          <table:table-cell table:style-name="ce7" table:formula="of:=[.B36]*25.4" office:value-type="float" office:value="0.8509" calcext:value-type="float">
            <text:p>0.8509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5]+2" office:value-type="float" office:value="68" calcext:value-type="float">
            <text:p>68</text:p>
          </table:table-cell>
          <table:table-cell table:formula="of:=[.D36]*0.95" office:value-type="float" office:value="172.664628" calcext:value-type="float">
            <text:p>172.664628</text:p>
          </table:table-cell>
          <table:table-cell table:style-name="Default" table:formula="of:=[.E36]*0.95" office:value-type="float" office:value="0.808355" calcext:value-type="float">
            <text:p>0.808355</text:p>
          </table:table-cell>
          <table:table-cell table:style-name="Default" table:formula="of:=[.F36]*0.95" office:value-type="float" office:value="0" calcext:value-type="float">
            <text:p>0</text:p>
          </table:table-cell>
          <table:table-cell table:style-name="Default" table:formula="of:=[.K35]+2" office:value-type="float" office:value="225" calcext:value-type="float">
            <text:p>225</text:p>
          </table:table-cell>
          <table:table-cell table:formula="of:=[.D36]*1.8" office:value-type="float" office:value="327.154032" calcext:value-type="float">
            <text:p>327.154032</text:p>
          </table:table-cell>
          <table:table-cell table:formula="of:=[.E36]*1.8" office:value-type="float" office:value="1.53162" calcext:value-type="float">
            <text:p>1.5316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5]+2" office:value-type="float" office:value="226" calcext:value-type="float">
            <text:p>226</text:p>
          </table:table-cell>
          <table:table-cell table:formula="of:=[.L36]*0.95" office:value-type="float" office:value="310.7963304" calcext:value-type="float">
            <text:p>310.7963304</text:p>
          </table:table-cell>
          <table:table-cell table:formula="of:=[.M36]*0.95" office:value-type="float" office:value="1.455039" calcext:value-type="float">
            <text:p>1.455039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7.2117" calcext:value-type="float">
            <text:p>7.2117</text:p>
          </table:table-cell>
          <table:table-cell office:value-type="float" office:value="0.0212" calcext:value-type="float">
            <text:p>0.0212</text:p>
          </table:table-cell>
          <table:table-cell table:style-name="ce5" table:formula="of:=[.C36]+2" office:value-type="float" office:value="69" calcext:value-type="float">
            <text:p>69</text:p>
          </table:table-cell>
          <table:table-cell table:style-name="ce7" table:formula="of:=[.A37]*25.4" office:value-type="float" office:value="183.17718" calcext:value-type="float">
            <text:p>183.17718</text:p>
          </table:table-cell>
          <table:table-cell table:style-name="ce7" table:formula="of:=[.B37]*25.4" office:value-type="float" office:value="0.53848" calcext:value-type="float">
            <text:p>0.5384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6]+2" office:value-type="float" office:value="70" calcext:value-type="float">
            <text:p>70</text:p>
          </table:table-cell>
          <table:table-cell table:formula="of:=[.D37]*0.95" office:value-type="float" office:value="174.018321" calcext:value-type="float">
            <text:p>174.018321</text:p>
          </table:table-cell>
          <table:table-cell table:style-name="Default" table:formula="of:=[.E37]*0.95" office:value-type="float" office:value="0.511556" calcext:value-type="float">
            <text:p>0.511556</text:p>
          </table:table-cell>
          <table:table-cell table:style-name="Default" table:formula="of:=[.F37]*0.95" office:value-type="float" office:value="0" calcext:value-type="float">
            <text:p>0</text:p>
          </table:table-cell>
          <table:table-cell table:style-name="Default" table:formula="of:=[.K36]+2" office:value-type="float" office:value="227" calcext:value-type="float">
            <text:p>227</text:p>
          </table:table-cell>
          <table:table-cell table:formula="of:=[.D37]*1.8" office:value-type="float" office:value="329.718924" calcext:value-type="float">
            <text:p>329.718924</text:p>
          </table:table-cell>
          <table:table-cell table:formula="of:=[.E37]*1.8" office:value-type="float" office:value="0.969264" calcext:value-type="float">
            <text:p>0.96926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6]+2" office:value-type="float" office:value="228" calcext:value-type="float">
            <text:p>228</text:p>
          </table:table-cell>
          <table:table-cell table:formula="of:=[.L37]*0.95" office:value-type="float" office:value="313.2329778" calcext:value-type="float">
            <text:p>313.2329778</text:p>
          </table:table-cell>
          <table:table-cell table:formula="of:=[.M37]*0.95" office:value-type="float" office:value="0.9208008" calcext:value-type="float">
            <text:p>0.920800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7.234" calcext:value-type="float">
            <text:p>7.234</text:p>
          </table:table-cell>
          <table:table-cell table:style-name="ce3" office:value-type="float" office:value="0" calcext:value-type="float">
            <text:p>0.00E+00</text:p>
          </table:table-cell>
          <table:table-cell table:style-name="ce5" table:formula="of:=[.C37]+2" office:value-type="float" office:value="71" calcext:value-type="float">
            <text:p>71</text:p>
          </table:table-cell>
          <table:table-cell table:style-name="ce8" table:formula="of:=[.A38]*25.4" office:value-type="float" office:value="183.7436" calcext:value-type="float">
            <text:p>183.7436</text:p>
          </table:table-cell>
          <table:table-cell table:style-name="ce7" table:formula="of:=[.B38]*25.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7]+2" office:value-type="float" office:value="72" calcext:value-type="float">
            <text:p>72</text:p>
          </table:table-cell>
          <table:table-cell table:formula="of:=[.D38]*0.95" office:value-type="float" office:value="174.55642" calcext:value-type="float">
            <text:p>174.55642</text:p>
          </table:table-cell>
          <table:table-cell table:style-name="Default" table:formula="of:=[.E38]*0.95" office:value-type="float" office:value="0" calcext:value-type="float">
            <text:p>0</text:p>
          </table:table-cell>
          <table:table-cell table:style-name="Default" table:formula="of:=[.F38]*0.95" office:value-type="float" office:value="0" calcext:value-type="float">
            <text:p>0</text:p>
          </table:table-cell>
          <table:table-cell table:style-name="Default" table:formula="of:=[.K37]+2" office:value-type="float" office:value="229" calcext:value-type="float">
            <text:p>229</text:p>
          </table:table-cell>
          <table:table-cell table:formula="of:=[.D38]*1.8" office:value-type="float" office:value="330.73848" calcext:value-type="float">
            <text:p>330.73848</text:p>
          </table:table-cell>
          <table:table-cell table:formula="of:=[.E38]*1.8" office:value-type="float" office:value="0" calcext:value-type="float">
            <text:p>0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7]+2" office:value-type="float" office:value="230" calcext:value-type="float">
            <text:p>230</text:p>
          </table:table-cell>
          <table:table-cell table:formula="of:=[.L38]*0.95" office:value-type="float" office:value="314.201556" calcext:value-type="float">
            <text:p>314.201556</text:p>
          </table:table-cell>
          <table:table-cell table:formula="of:=[.M38]*0.95" office:value-type="float" office:value="0" calcext:value-type="float">
            <text:p>0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7.2182" calcext:value-type="float">
            <text:p>7.2182</text:p>
          </table:table-cell>
          <table:table-cell office:value-type="float" office:value="-0.0226" calcext:value-type="float">
            <text:p>-0.0226</text:p>
          </table:table-cell>
          <table:table-cell table:style-name="ce5" table:formula="of:=[.C38]+2" office:value-type="float" office:value="73" calcext:value-type="float">
            <text:p>73</text:p>
          </table:table-cell>
          <table:table-cell table:style-name="ce7" table:formula="of:=[.A39]*25.4" office:value-type="float" office:value="183.34228" calcext:value-type="float">
            <text:p>183.34228</text:p>
          </table:table-cell>
          <table:table-cell table:style-name="ce7" table:formula="of:=[.B39]*25.4" office:value-type="float" office:value="-0.57404" calcext:value-type="float">
            <text:p>-0.5740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8]+2" office:value-type="float" office:value="74" calcext:value-type="float">
            <text:p>74</text:p>
          </table:table-cell>
          <table:table-cell table:formula="of:=[.D39]*0.95" office:value-type="float" office:value="174.175166" calcext:value-type="float">
            <text:p>174.175166</text:p>
          </table:table-cell>
          <table:table-cell table:style-name="Default" table:formula="of:=[.E39]*0.95" office:value-type="float" office:value="-0.545338" calcext:value-type="float">
            <text:p>-0.545338</text:p>
          </table:table-cell>
          <table:table-cell table:style-name="Default" table:formula="of:=[.F39]*0.95" office:value-type="float" office:value="0" calcext:value-type="float">
            <text:p>0</text:p>
          </table:table-cell>
          <table:table-cell table:style-name="Default" table:formula="of:=[.K38]+2" office:value-type="float" office:value="231" calcext:value-type="float">
            <text:p>231</text:p>
          </table:table-cell>
          <table:table-cell table:formula="of:=[.D39]*1.8" office:value-type="float" office:value="330.016104" calcext:value-type="float">
            <text:p>330.016104</text:p>
          </table:table-cell>
          <table:table-cell table:formula="of:=[.E39]*1.8" office:value-type="float" office:value="-1.033272" calcext:value-type="float">
            <text:p>-1.03327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8]+2" office:value-type="float" office:value="232" calcext:value-type="float">
            <text:p>232</text:p>
          </table:table-cell>
          <table:table-cell table:formula="of:=[.L39]*0.95" office:value-type="float" office:value="313.5152988" calcext:value-type="float">
            <text:p>313.5152988</text:p>
          </table:table-cell>
          <table:table-cell table:formula="of:=[.M39]*0.95" office:value-type="float" office:value="-0.9816084" calcext:value-type="float">
            <text:p>-0.981608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style-name="ce9"/>
          <table:table-cell table:number-columns-repeated="1001"/>
        </table:table-row>
        <table:table-row table:style-name="ro2">
          <table:table-cell office:value-type="float" office:value="7.1893" calcext:value-type="float">
            <text:p>7.1893</text:p>
          </table:table-cell>
          <table:table-cell office:value-type="float" office:value="-0.0364" calcext:value-type="float">
            <text:p>-0.0364</text:p>
          </table:table-cell>
          <table:table-cell table:style-name="ce5" table:formula="of:=[.C39]+2" office:value-type="float" office:value="75" calcext:value-type="float">
            <text:p>75</text:p>
          </table:table-cell>
          <table:table-cell table:style-name="ce7" table:formula="of:=[.A40]*25.4" office:value-type="float" office:value="182.60822" calcext:value-type="float">
            <text:p>182.60822</text:p>
          </table:table-cell>
          <table:table-cell table:style-name="ce7" table:formula="of:=[.B40]*25.4" office:value-type="float" office:value="-0.92456" calcext:value-type="float">
            <text:p>-0.9245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39]+2" office:value-type="float" office:value="76" calcext:value-type="float">
            <text:p>76</text:p>
          </table:table-cell>
          <table:table-cell table:formula="of:=[.D40]*0.95" office:value-type="float" office:value="173.477809" calcext:value-type="float">
            <text:p>173.477809</text:p>
          </table:table-cell>
          <table:table-cell table:style-name="Default" table:formula="of:=[.E40]*0.95" office:value-type="float" office:value="-0.878332" calcext:value-type="float">
            <text:p>-0.878332</text:p>
          </table:table-cell>
          <table:table-cell table:style-name="Default" table:formula="of:=[.F40]*0.95" office:value-type="float" office:value="0" calcext:value-type="float">
            <text:p>0</text:p>
          </table:table-cell>
          <table:table-cell table:style-name="Default" table:formula="of:=[.K39]+2" office:value-type="float" office:value="233" calcext:value-type="float">
            <text:p>233</text:p>
          </table:table-cell>
          <table:table-cell table:formula="of:=[.D40]*1.8" office:value-type="float" office:value="328.694796" calcext:value-type="float">
            <text:p>328.694796</text:p>
          </table:table-cell>
          <table:table-cell table:formula="of:=[.E40]*1.8" office:value-type="float" office:value="-1.664208" calcext:value-type="float">
            <text:p>-1.66420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39]+2" office:value-type="float" office:value="234" calcext:value-type="float">
            <text:p>234</text:p>
          </table:table-cell>
          <table:table-cell table:formula="of:=[.L40]*0.95" office:value-type="float" office:value="312.2600562" calcext:value-type="float">
            <text:p>312.2600562</text:p>
          </table:table-cell>
          <table:table-cell table:formula="of:=[.M40]*0.95" office:value-type="float" office:value="-1.5809976" calcext:value-type="float">
            <text:p>-1.580997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7.1452" calcext:value-type="float">
            <text:p>7.1452</text:p>
          </table:table-cell>
          <table:table-cell office:value-type="float" office:value="-0.0456" calcext:value-type="float">
            <text:p>-0.0456</text:p>
          </table:table-cell>
          <table:table-cell table:style-name="ce5" table:formula="of:=[.C40]+2" office:value-type="float" office:value="77" calcext:value-type="float">
            <text:p>77</text:p>
          </table:table-cell>
          <table:table-cell table:style-name="ce7" table:formula="of:=[.A41]*25.4" office:value-type="float" office:value="181.48808" calcext:value-type="float">
            <text:p>181.48808</text:p>
          </table:table-cell>
          <table:table-cell table:style-name="ce7" table:formula="of:=[.B41]*25.4" office:value-type="float" office:value="-1.15824" calcext:value-type="float">
            <text:p>-1.1582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0]+2" office:value-type="float" office:value="78" calcext:value-type="float">
            <text:p>78</text:p>
          </table:table-cell>
          <table:table-cell table:formula="of:=[.D41]*0.95" office:value-type="float" office:value="172.413676" calcext:value-type="float">
            <text:p>172.413676</text:p>
          </table:table-cell>
          <table:table-cell table:style-name="Default" table:formula="of:=[.E41]*0.95" office:value-type="float" office:value="-1.100328" calcext:value-type="float">
            <text:p>-1.100328</text:p>
          </table:table-cell>
          <table:table-cell table:style-name="Default" table:formula="of:=[.F41]*0.95" office:value-type="float" office:value="0" calcext:value-type="float">
            <text:p>0</text:p>
          </table:table-cell>
          <table:table-cell table:style-name="Default" table:formula="of:=[.K40]+2" office:value-type="float" office:value="235" calcext:value-type="float">
            <text:p>235</text:p>
          </table:table-cell>
          <table:table-cell table:formula="of:=[.D41]*1.8" office:value-type="float" office:value="326.678544" calcext:value-type="float">
            <text:p>326.678544</text:p>
          </table:table-cell>
          <table:table-cell table:formula="of:=[.E41]*1.8" office:value-type="float" office:value="-2.084832" calcext:value-type="float">
            <text:p>-2.08483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0]+2" office:value-type="float" office:value="236" calcext:value-type="float">
            <text:p>236</text:p>
          </table:table-cell>
          <table:table-cell table:formula="of:=[.L41]*0.95" office:value-type="float" office:value="310.3446168" calcext:value-type="float">
            <text:p>310.3446168</text:p>
          </table:table-cell>
          <table:table-cell table:formula="of:=[.M41]*0.95" office:value-type="float" office:value="-1.9805904" calcext:value-type="float">
            <text:p>-1.980590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7.1002" calcext:value-type="float">
            <text:p>7.1002</text:p>
          </table:table-cell>
          <table:table-cell office:value-type="float" office:value="-0.0504" calcext:value-type="float">
            <text:p>-0.0504</text:p>
          </table:table-cell>
          <table:table-cell table:style-name="ce5" table:formula="of:=[.C41]+2" office:value-type="float" office:value="79" calcext:value-type="float">
            <text:p>79</text:p>
          </table:table-cell>
          <table:table-cell table:style-name="ce7" table:formula="of:=[.A42]*25.4" office:value-type="float" office:value="180.34508" calcext:value-type="float">
            <text:p>180.34508</text:p>
          </table:table-cell>
          <table:table-cell table:style-name="ce7" table:formula="of:=[.B42]*25.4" office:value-type="float" office:value="-1.28016" calcext:value-type="float">
            <text:p>-1.2801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1]+2" office:value-type="float" office:value="80" calcext:value-type="float">
            <text:p>80</text:p>
          </table:table-cell>
          <table:table-cell table:formula="of:=[.D42]*0.95" office:value-type="float" office:value="171.327826" calcext:value-type="float">
            <text:p>171.327826</text:p>
          </table:table-cell>
          <table:table-cell table:style-name="Default" table:formula="of:=[.E42]*0.95" office:value-type="float" office:value="-1.216152" calcext:value-type="float">
            <text:p>-1.216152</text:p>
          </table:table-cell>
          <table:table-cell table:style-name="Default" table:formula="of:=[.F42]*0.95" office:value-type="float" office:value="0" calcext:value-type="float">
            <text:p>0</text:p>
          </table:table-cell>
          <table:table-cell table:style-name="Default" table:formula="of:=[.K41]+2" office:value-type="float" office:value="237" calcext:value-type="float">
            <text:p>237</text:p>
          </table:table-cell>
          <table:table-cell table:formula="of:=[.D42]*1.8" office:value-type="float" office:value="324.621144" calcext:value-type="float">
            <text:p>324.621144</text:p>
          </table:table-cell>
          <table:table-cell table:formula="of:=[.E42]*1.8" office:value-type="float" office:value="-2.304288" calcext:value-type="float">
            <text:p>-2.30428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1]+2" office:value-type="float" office:value="238" calcext:value-type="float">
            <text:p>238</text:p>
          </table:table-cell>
          <table:table-cell table:formula="of:=[.L42]*0.95" office:value-type="float" office:value="308.3900868" calcext:value-type="float">
            <text:p>308.3900868</text:p>
          </table:table-cell>
          <table:table-cell table:formula="of:=[.M42]*0.95" office:value-type="float" office:value="-2.1890736" calcext:value-type="float">
            <text:p>-2.189073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9864" calcext:value-type="float">
            <text:p>6.9864</text:p>
          </table:table-cell>
          <table:table-cell office:value-type="float" office:value="-0.0528" calcext:value-type="float">
            <text:p>-0.0528</text:p>
          </table:table-cell>
          <table:table-cell table:style-name="ce5" table:formula="of:=[.C42]+2" office:value-type="float" office:value="81" calcext:value-type="float">
            <text:p>81</text:p>
          </table:table-cell>
          <table:table-cell table:style-name="ce7" table:formula="of:=[.A43]*25.4" office:value-type="float" office:value="177.45456" calcext:value-type="float">
            <text:p>177.45456</text:p>
          </table:table-cell>
          <table:table-cell table:style-name="ce7" table:formula="of:=[.B43]*25.4" office:value-type="float" office:value="-1.34112" calcext:value-type="float">
            <text:p>-1.3411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2]+2" office:value-type="float" office:value="82" calcext:value-type="float">
            <text:p>82</text:p>
          </table:table-cell>
          <table:table-cell table:formula="of:=[.D43]*0.95" office:value-type="float" office:value="168.581832" calcext:value-type="float">
            <text:p>168.581832</text:p>
          </table:table-cell>
          <table:table-cell table:style-name="Default" table:formula="of:=[.E43]*0.95" office:value-type="float" office:value="-1.274064" calcext:value-type="float">
            <text:p>-1.274064</text:p>
          </table:table-cell>
          <table:table-cell table:style-name="Default" table:formula="of:=[.F43]*0.95" office:value-type="float" office:value="0" calcext:value-type="float">
            <text:p>0</text:p>
          </table:table-cell>
          <table:table-cell table:style-name="Default" table:formula="of:=[.K42]+2" office:value-type="float" office:value="239" calcext:value-type="float">
            <text:p>239</text:p>
          </table:table-cell>
          <table:table-cell table:formula="of:=[.D43]*1.8" office:value-type="float" office:value="319.418208" calcext:value-type="float">
            <text:p>319.418208</text:p>
          </table:table-cell>
          <table:table-cell table:formula="of:=[.E43]*1.8" office:value-type="float" office:value="-2.414016" calcext:value-type="float">
            <text:p>-2.41401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2]+2" office:value-type="float" office:value="240" calcext:value-type="float">
            <text:p>240</text:p>
          </table:table-cell>
          <table:table-cell table:formula="of:=[.L43]*0.95" office:value-type="float" office:value="303.4472976" calcext:value-type="float">
            <text:p>303.4472976</text:p>
          </table:table-cell>
          <table:table-cell table:formula="of:=[.M43]*0.95" office:value-type="float" office:value="-2.2933152" calcext:value-type="float">
            <text:p>-2.293315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8344" calcext:value-type="float">
            <text:p>6.8344</text:p>
          </table:table-cell>
          <table:table-cell office:value-type="float" office:value="-0.0637" calcext:value-type="float">
            <text:p>-0.0637</text:p>
          </table:table-cell>
          <table:table-cell table:style-name="ce5" table:formula="of:=[.C43]+2" office:value-type="float" office:value="83" calcext:value-type="float">
            <text:p>83</text:p>
          </table:table-cell>
          <table:table-cell table:style-name="ce7" table:formula="of:=[.A44]*25.4" office:value-type="float" office:value="173.59376" calcext:value-type="float">
            <text:p>173.59376</text:p>
          </table:table-cell>
          <table:table-cell table:style-name="ce7" table:formula="of:=[.B44]*25.4" office:value-type="float" office:value="-1.61798" calcext:value-type="float">
            <text:p>-1.6179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3]+2" office:value-type="float" office:value="84" calcext:value-type="float">
            <text:p>84</text:p>
          </table:table-cell>
          <table:table-cell table:formula="of:=[.D44]*0.95" office:value-type="float" office:value="164.914072" calcext:value-type="float">
            <text:p>164.914072</text:p>
          </table:table-cell>
          <table:table-cell table:style-name="Default" table:formula="of:=[.E44]*0.95" office:value-type="float" office:value="-1.537081" calcext:value-type="float">
            <text:p>-1.537081</text:p>
          </table:table-cell>
          <table:table-cell table:style-name="Default" table:formula="of:=[.F44]*0.95" office:value-type="float" office:value="0" calcext:value-type="float">
            <text:p>0</text:p>
          </table:table-cell>
          <table:table-cell table:style-name="Default" table:formula="of:=[.K43]+2" office:value-type="float" office:value="241" calcext:value-type="float">
            <text:p>241</text:p>
          </table:table-cell>
          <table:table-cell table:formula="of:=[.D44]*1.8" office:value-type="float" office:value="312.468768" calcext:value-type="float">
            <text:p>312.468768</text:p>
          </table:table-cell>
          <table:table-cell table:formula="of:=[.E44]*1.8" office:value-type="float" office:value="-2.912364" calcext:value-type="float">
            <text:p>-2.91236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3]+2" office:value-type="float" office:value="242" calcext:value-type="float">
            <text:p>242</text:p>
          </table:table-cell>
          <table:table-cell table:formula="of:=[.L44]*0.95" office:value-type="float" office:value="296.8453296" calcext:value-type="float">
            <text:p>296.8453296</text:p>
          </table:table-cell>
          <table:table-cell table:formula="of:=[.M44]*0.95" office:value-type="float" office:value="-2.7667458" calcext:value-type="float">
            <text:p>-2.766745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6413" calcext:value-type="float">
            <text:p>6.6413</text:p>
          </table:table-cell>
          <table:table-cell office:value-type="float" office:value="-0.0698" calcext:value-type="float">
            <text:p>-0.0698</text:p>
          </table:table-cell>
          <table:table-cell table:style-name="ce5" table:formula="of:=[.C44]+2" office:value-type="float" office:value="85" calcext:value-type="float">
            <text:p>85</text:p>
          </table:table-cell>
          <table:table-cell table:style-name="ce7" table:formula="of:=[.A45]*25.4" office:value-type="float" office:value="168.68902" calcext:value-type="float">
            <text:p>168.68902</text:p>
          </table:table-cell>
          <table:table-cell table:style-name="ce7" table:formula="of:=[.B45]*25.4" office:value-type="float" office:value="-1.77292" calcext:value-type="float">
            <text:p>-1.7729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4]+2" office:value-type="float" office:value="86" calcext:value-type="float">
            <text:p>86</text:p>
          </table:table-cell>
          <table:table-cell table:formula="of:=[.D45]*0.95" office:value-type="float" office:value="160.254569" calcext:value-type="float">
            <text:p>160.254569</text:p>
          </table:table-cell>
          <table:table-cell table:style-name="Default" table:formula="of:=[.E45]*0.95" office:value-type="float" office:value="-1.684274" calcext:value-type="float">
            <text:p>-1.684274</text:p>
          </table:table-cell>
          <table:table-cell table:style-name="Default" table:formula="of:=[.F45]*0.95" office:value-type="float" office:value="0" calcext:value-type="float">
            <text:p>0</text:p>
          </table:table-cell>
          <table:table-cell table:style-name="Default" table:formula="of:=[.K44]+2" office:value-type="float" office:value="243" calcext:value-type="float">
            <text:p>243</text:p>
          </table:table-cell>
          <table:table-cell table:formula="of:=[.D45]*1.8" office:value-type="float" office:value="303.640236" calcext:value-type="float">
            <text:p>303.640236</text:p>
          </table:table-cell>
          <table:table-cell table:formula="of:=[.E45]*1.8" office:value-type="float" office:value="-3.191256" calcext:value-type="float">
            <text:p>-3.19125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4]+2" office:value-type="float" office:value="244" calcext:value-type="float">
            <text:p>244</text:p>
          </table:table-cell>
          <table:table-cell table:formula="of:=[.L45]*0.95" office:value-type="float" office:value="288.4582242" calcext:value-type="float">
            <text:p>288.4582242</text:p>
          </table:table-cell>
          <table:table-cell table:formula="of:=[.M45]*0.95" office:value-type="float" office:value="-3.0316932" calcext:value-type="float">
            <text:p>-3.031693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4732" calcext:value-type="float">
            <text:p>6.4732</text:p>
          </table:table-cell>
          <table:table-cell office:value-type="float" office:value="-0.0702" calcext:value-type="float">
            <text:p>-0.0702</text:p>
          </table:table-cell>
          <table:table-cell table:style-name="ce5" table:formula="of:=[.C45]+2" office:value-type="float" office:value="87" calcext:value-type="float">
            <text:p>87</text:p>
          </table:table-cell>
          <table:table-cell table:style-name="ce7" table:formula="of:=[.A46]*25.4" office:value-type="float" office:value="164.41928" calcext:value-type="float">
            <text:p>164.41928</text:p>
          </table:table-cell>
          <table:table-cell table:style-name="ce7" table:formula="of:=[.B46]*25.4" office:value-type="float" office:value="-1.78308" calcext:value-type="float">
            <text:p>-1.7830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5]+2" office:value-type="float" office:value="88" calcext:value-type="float">
            <text:p>88</text:p>
          </table:table-cell>
          <table:table-cell table:formula="of:=[.D46]*0.95" office:value-type="float" office:value="156.198316" calcext:value-type="float">
            <text:p>156.198316</text:p>
          </table:table-cell>
          <table:table-cell table:style-name="Default" table:formula="of:=[.E46]*0.95" office:value-type="float" office:value="-1.693926" calcext:value-type="float">
            <text:p>-1.693926</text:p>
          </table:table-cell>
          <table:table-cell table:style-name="Default" table:formula="of:=[.F46]*0.95" office:value-type="float" office:value="0" calcext:value-type="float">
            <text:p>0</text:p>
          </table:table-cell>
          <table:table-cell table:style-name="Default" table:formula="of:=[.K45]+2" office:value-type="float" office:value="245" calcext:value-type="float">
            <text:p>245</text:p>
          </table:table-cell>
          <table:table-cell table:formula="of:=[.D46]*1.8" office:value-type="float" office:value="295.954704" calcext:value-type="float">
            <text:p>295.954704</text:p>
          </table:table-cell>
          <table:table-cell table:formula="of:=[.E46]*1.8" office:value-type="float" office:value="-3.209544" calcext:value-type="float">
            <text:p>-3.20954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5]+2" office:value-type="float" office:value="246" calcext:value-type="float">
            <text:p>246</text:p>
          </table:table-cell>
          <table:table-cell table:formula="of:=[.L46]*0.95" office:value-type="float" office:value="281.1569688" calcext:value-type="float">
            <text:p>281.1569688</text:p>
          </table:table-cell>
          <table:table-cell table:formula="of:=[.M46]*0.95" office:value-type="float" office:value="-3.0490668" calcext:value-type="float">
            <text:p>-3.049066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293" calcext:value-type="float">
            <text:p>6.293</text:p>
          </table:table-cell>
          <table:table-cell office:value-type="float" office:value="-0.0635" calcext:value-type="float">
            <text:p>-0.0635</text:p>
          </table:table-cell>
          <table:table-cell table:style-name="ce5" table:formula="of:=[.C46]+2" office:value-type="float" office:value="89" calcext:value-type="float">
            <text:p>89</text:p>
          </table:table-cell>
          <table:table-cell table:style-name="ce7" table:formula="of:=[.A47]*25.4" office:value-type="float" office:value="159.8422" calcext:value-type="float">
            <text:p>159.8422</text:p>
          </table:table-cell>
          <table:table-cell table:style-name="ce7" table:formula="of:=[.B47]*25.4" office:value-type="float" office:value="-1.6129" calcext:value-type="float">
            <text:p>-1.6129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6]+2" office:value-type="float" office:value="90" calcext:value-type="float">
            <text:p>90</text:p>
          </table:table-cell>
          <table:table-cell table:formula="of:=[.D47]*0.95" office:value-type="float" office:value="151.85009" calcext:value-type="float">
            <text:p>151.85009</text:p>
          </table:table-cell>
          <table:table-cell table:style-name="Default" table:formula="of:=[.E47]*0.95" office:value-type="float" office:value="-1.532255" calcext:value-type="float">
            <text:p>-1.532255</text:p>
          </table:table-cell>
          <table:table-cell table:style-name="Default" table:formula="of:=[.F47]*0.95" office:value-type="float" office:value="0" calcext:value-type="float">
            <text:p>0</text:p>
          </table:table-cell>
          <table:table-cell table:style-name="Default" table:formula="of:=[.K46]+2" office:value-type="float" office:value="247" calcext:value-type="float">
            <text:p>247</text:p>
          </table:table-cell>
          <table:table-cell table:formula="of:=[.D47]*1.8" office:value-type="float" office:value="287.71596" calcext:value-type="float">
            <text:p>287.71596</text:p>
          </table:table-cell>
          <table:table-cell table:formula="of:=[.E47]*1.8" office:value-type="float" office:value="-2.90322" calcext:value-type="float">
            <text:p>-2.9032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6]+2" office:value-type="float" office:value="248" calcext:value-type="float">
            <text:p>248</text:p>
          </table:table-cell>
          <table:table-cell table:formula="of:=[.L47]*0.95" office:value-type="float" office:value="273.330162" calcext:value-type="float">
            <text:p>273.330162</text:p>
          </table:table-cell>
          <table:table-cell table:formula="of:=[.M47]*0.95" office:value-type="float" office:value="-2.758059" calcext:value-type="float">
            <text:p>-2.758059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6.0999" calcext:value-type="float">
            <text:p>6.0999</text:p>
          </table:table-cell>
          <table:table-cell office:value-type="float" office:value="-0.0695" calcext:value-type="float">
            <text:p>-0.0695</text:p>
          </table:table-cell>
          <table:table-cell table:style-name="ce5" table:formula="of:=[.C47]+2" office:value-type="float" office:value="91" calcext:value-type="float">
            <text:p>91</text:p>
          </table:table-cell>
          <table:table-cell table:style-name="ce7" table:formula="of:=[.A48]*25.4" office:value-type="float" office:value="154.93746" calcext:value-type="float">
            <text:p>154.93746</text:p>
          </table:table-cell>
          <table:table-cell table:style-name="ce7" table:formula="of:=[.B48]*25.4" office:value-type="float" office:value="-1.7653" calcext:value-type="float">
            <text:p>-1.7653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7]+2" office:value-type="float" office:value="92" calcext:value-type="float">
            <text:p>92</text:p>
          </table:table-cell>
          <table:table-cell table:formula="of:=[.D48]*0.95" office:value-type="float" office:value="147.190587" calcext:value-type="float">
            <text:p>147.190587</text:p>
          </table:table-cell>
          <table:table-cell table:style-name="Default" table:formula="of:=[.E48]*0.95" office:value-type="float" office:value="-1.677035" calcext:value-type="float">
            <text:p>-1.677035</text:p>
          </table:table-cell>
          <table:table-cell table:style-name="Default" table:formula="of:=[.F48]*0.95" office:value-type="float" office:value="0" calcext:value-type="float">
            <text:p>0</text:p>
          </table:table-cell>
          <table:table-cell table:style-name="Default" table:formula="of:=[.K47]+2" office:value-type="float" office:value="249" calcext:value-type="float">
            <text:p>249</text:p>
          </table:table-cell>
          <table:table-cell table:formula="of:=[.D48]*1.8" office:value-type="float" office:value="278.887428" calcext:value-type="float">
            <text:p>278.887428</text:p>
          </table:table-cell>
          <table:table-cell table:formula="of:=[.E48]*1.8" office:value-type="float" office:value="-3.17754" calcext:value-type="float">
            <text:p>-3.1775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7]+2" office:value-type="float" office:value="250" calcext:value-type="float">
            <text:p>250</text:p>
          </table:table-cell>
          <table:table-cell table:formula="of:=[.L48]*0.95" office:value-type="float" office:value="264.9430566" calcext:value-type="float">
            <text:p>264.9430566</text:p>
          </table:table-cell>
          <table:table-cell table:formula="of:=[.M48]*0.95" office:value-type="float" office:value="-3.018663" calcext:value-type="float">
            <text:p>-3.018663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9238" calcext:value-type="float">
            <text:p>5.9238</text:p>
          </table:table-cell>
          <table:table-cell office:value-type="float" office:value="-0.0777" calcext:value-type="float">
            <text:p>-0.0777</text:p>
          </table:table-cell>
          <table:table-cell table:style-name="ce5" table:formula="of:=[.C48]+2" office:value-type="float" office:value="93" calcext:value-type="float">
            <text:p>93</text:p>
          </table:table-cell>
          <table:table-cell table:style-name="ce7" table:formula="of:=[.A49]*25.4" office:value-type="float" office:value="150.46452" calcext:value-type="float">
            <text:p>150.46452</text:p>
          </table:table-cell>
          <table:table-cell table:style-name="ce7" table:formula="of:=[.B49]*25.4" office:value-type="float" office:value="-1.97358" calcext:value-type="float">
            <text:p>-1.9735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8]+2" office:value-type="float" office:value="94" calcext:value-type="float">
            <text:p>94</text:p>
          </table:table-cell>
          <table:table-cell table:formula="of:=[.D49]*0.95" office:value-type="float" office:value="142.941294" calcext:value-type="float">
            <text:p>142.941294</text:p>
          </table:table-cell>
          <table:table-cell table:style-name="Default" table:formula="of:=[.E49]*0.95" office:value-type="float" office:value="-1.874901" calcext:value-type="float">
            <text:p>-1.874901</text:p>
          </table:table-cell>
          <table:table-cell table:style-name="Default" table:formula="of:=[.F49]*0.95" office:value-type="float" office:value="0" calcext:value-type="float">
            <text:p>0</text:p>
          </table:table-cell>
          <table:table-cell table:style-name="Default" table:formula="of:=[.K48]+2" office:value-type="float" office:value="251" calcext:value-type="float">
            <text:p>251</text:p>
          </table:table-cell>
          <table:table-cell table:formula="of:=[.D49]*1.8" office:value-type="float" office:value="270.836136" calcext:value-type="float">
            <text:p>270.836136</text:p>
          </table:table-cell>
          <table:table-cell table:formula="of:=[.E49]*1.8" office:value-type="float" office:value="-3.552444" calcext:value-type="float">
            <text:p>-3.55244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8]+2" office:value-type="float" office:value="252" calcext:value-type="float">
            <text:p>252</text:p>
          </table:table-cell>
          <table:table-cell table:formula="of:=[.L49]*0.95" office:value-type="float" office:value="257.2943292" calcext:value-type="float">
            <text:p>257.2943292</text:p>
          </table:table-cell>
          <table:table-cell table:formula="of:=[.M49]*0.95" office:value-type="float" office:value="-3.3748218" calcext:value-type="float">
            <text:p>-3.374821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7816" calcext:value-type="float">
            <text:p>5.7816</text:p>
          </table:table-cell>
          <table:table-cell office:value-type="float" office:value="-0.0898" calcext:value-type="float">
            <text:p>-0.0898</text:p>
          </table:table-cell>
          <table:table-cell table:style-name="ce5" table:formula="of:=[.C49]+2" office:value-type="float" office:value="95" calcext:value-type="float">
            <text:p>95</text:p>
          </table:table-cell>
          <table:table-cell table:style-name="ce7" table:formula="of:=[.A50]*25.4" office:value-type="float" office:value="146.85264" calcext:value-type="float">
            <text:p>146.85264</text:p>
          </table:table-cell>
          <table:table-cell table:style-name="ce7" table:formula="of:=[.B50]*25.4" office:value-type="float" office:value="-2.28092" calcext:value-type="float">
            <text:p>-2.2809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49]+2" office:value-type="float" office:value="96" calcext:value-type="float">
            <text:p>96</text:p>
          </table:table-cell>
          <table:table-cell table:formula="of:=[.D50]*0.95" office:value-type="float" office:value="139.510008" calcext:value-type="float">
            <text:p>139.510008</text:p>
          </table:table-cell>
          <table:table-cell table:style-name="Default" table:formula="of:=[.E50]*0.95" office:value-type="float" office:value="-2.166874" calcext:value-type="float">
            <text:p>-2.166874</text:p>
          </table:table-cell>
          <table:table-cell table:style-name="Default" table:formula="of:=[.F50]*0.95" office:value-type="float" office:value="0" calcext:value-type="float">
            <text:p>0</text:p>
          </table:table-cell>
          <table:table-cell table:style-name="Default" table:formula="of:=[.K49]+2" office:value-type="float" office:value="253" calcext:value-type="float">
            <text:p>253</text:p>
          </table:table-cell>
          <table:table-cell table:formula="of:=[.D50]*1.8" office:value-type="float" office:value="264.334752" calcext:value-type="float">
            <text:p>264.334752</text:p>
          </table:table-cell>
          <table:table-cell table:formula="of:=[.E50]*1.8" office:value-type="float" office:value="-4.105656" calcext:value-type="float">
            <text:p>-4.10565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49]+2" office:value-type="float" office:value="254" calcext:value-type="float">
            <text:p>254</text:p>
          </table:table-cell>
          <table:table-cell table:formula="of:=[.L50]*0.95" office:value-type="float" office:value="251.1180144" calcext:value-type="float">
            <text:p>251.1180144</text:p>
          </table:table-cell>
          <table:table-cell table:formula="of:=[.M50]*0.95" office:value-type="float" office:value="-3.9003732" calcext:value-type="float">
            <text:p>-3.900373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6421" calcext:value-type="float">
            <text:p>5.6421</text:p>
          </table:table-cell>
          <table:table-cell office:value-type="float" office:value="-0.105" calcext:value-type="float">
            <text:p>-0.105</text:p>
          </table:table-cell>
          <table:table-cell table:style-name="ce5" table:formula="of:=[.C50]+2" office:value-type="float" office:value="97" calcext:value-type="float">
            <text:p>97</text:p>
          </table:table-cell>
          <table:table-cell table:style-name="ce7" table:formula="of:=[.A51]*25.4" office:value-type="float" office:value="143.30934" calcext:value-type="float">
            <text:p>143.30934</text:p>
          </table:table-cell>
          <table:table-cell table:style-name="ce7" table:formula="of:=[.B51]*25.4" office:value-type="float" office:value="-2.667" calcext:value-type="float">
            <text:p>-2.667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0]+2" office:value-type="float" office:value="98" calcext:value-type="float">
            <text:p>98</text:p>
          </table:table-cell>
          <table:table-cell table:formula="of:=[.D51]*0.95" office:value-type="float" office:value="136.143873" calcext:value-type="float">
            <text:p>136.143873</text:p>
          </table:table-cell>
          <table:table-cell table:style-name="Default" table:formula="of:=[.E51]*0.95" office:value-type="float" office:value="-2.53365" calcext:value-type="float">
            <text:p>-2.53365</text:p>
          </table:table-cell>
          <table:table-cell table:style-name="Default" table:formula="of:=[.F51]*0.95" office:value-type="float" office:value="0" calcext:value-type="float">
            <text:p>0</text:p>
          </table:table-cell>
          <table:table-cell table:style-name="Default" table:formula="of:=[.K50]+2" office:value-type="float" office:value="255" calcext:value-type="float">
            <text:p>255</text:p>
          </table:table-cell>
          <table:table-cell table:formula="of:=[.D51]*1.8" office:value-type="float" office:value="257.956812" calcext:value-type="float">
            <text:p>257.956812</text:p>
          </table:table-cell>
          <table:table-cell table:formula="of:=[.E51]*1.8" office:value-type="float" office:value="-4.8006" calcext:value-type="float">
            <text:p>-4.800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0]+2" office:value-type="float" office:value="256" calcext:value-type="float">
            <text:p>256</text:p>
          </table:table-cell>
          <table:table-cell table:formula="of:=[.L51]*0.95" office:value-type="float" office:value="245.0589714" calcext:value-type="float">
            <text:p>245.0589714</text:p>
          </table:table-cell>
          <table:table-cell table:formula="of:=[.M51]*0.95" office:value-type="float" office:value="-4.56057" calcext:value-type="float">
            <text:p>-4.56057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491" calcext:value-type="float">
            <text:p>5.491</text:p>
          </table:table-cell>
          <table:table-cell office:value-type="float" office:value="-0.1189" calcext:value-type="float">
            <text:p>-0.1189</text:p>
          </table:table-cell>
          <table:table-cell table:style-name="ce5" table:formula="of:=[.C51]+2" office:value-type="float" office:value="99" calcext:value-type="float">
            <text:p>99</text:p>
          </table:table-cell>
          <table:table-cell table:style-name="ce7" table:formula="of:=[.A52]*25.4" office:value-type="float" office:value="139.4714" calcext:value-type="float">
            <text:p>139.4714</text:p>
          </table:table-cell>
          <table:table-cell table:style-name="ce7" table:formula="of:=[.B52]*25.4" office:value-type="float" office:value="-3.02006" calcext:value-type="float">
            <text:p>-3.0200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1]+2" office:value-type="float" office:value="100" calcext:value-type="float">
            <text:p>100</text:p>
          </table:table-cell>
          <table:table-cell table:formula="of:=[.D52]*0.95" office:value-type="float" office:value="132.49783" calcext:value-type="float">
            <text:p>132.49783</text:p>
          </table:table-cell>
          <table:table-cell table:style-name="Default" table:formula="of:=[.E52]*0.95" office:value-type="float" office:value="-2.869057" calcext:value-type="float">
            <text:p>-2.869057</text:p>
          </table:table-cell>
          <table:table-cell table:style-name="Default" table:formula="of:=[.F52]*0.95" office:value-type="float" office:value="0" calcext:value-type="float">
            <text:p>0</text:p>
          </table:table-cell>
          <table:table-cell table:style-name="Default" table:formula="of:=[.K51]+2" office:value-type="float" office:value="257" calcext:value-type="float">
            <text:p>257</text:p>
          </table:table-cell>
          <table:table-cell table:formula="of:=[.D52]*1.8" office:value-type="float" office:value="251.04852" calcext:value-type="float">
            <text:p>251.04852</text:p>
          </table:table-cell>
          <table:table-cell table:formula="of:=[.E52]*1.8" office:value-type="float" office:value="-5.436108" calcext:value-type="float">
            <text:p>-5.43610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1]+2" office:value-type="float" office:value="258" calcext:value-type="float">
            <text:p>258</text:p>
          </table:table-cell>
          <table:table-cell table:formula="of:=[.L52]*0.95" office:value-type="float" office:value="238.496094" calcext:value-type="float">
            <text:p>238.496094</text:p>
          </table:table-cell>
          <table:table-cell table:formula="of:=[.M52]*0.95" office:value-type="float" office:value="-5.1643026" calcext:value-type="float">
            <text:p>-5.164302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3191" calcext:value-type="float">
            <text:p>5.3191</text:p>
          </table:table-cell>
          <table:table-cell office:value-type="float" office:value="-0.1418" calcext:value-type="float">
            <text:p>-0.1418</text:p>
          </table:table-cell>
          <table:table-cell table:style-name="ce5" table:formula="of:=[.C52]+2" office:value-type="float" office:value="101" calcext:value-type="float">
            <text:p>101</text:p>
          </table:table-cell>
          <table:table-cell table:style-name="ce7" table:formula="of:=[.A53]*25.4" office:value-type="float" office:value="135.10514" calcext:value-type="float">
            <text:p>135.10514</text:p>
          </table:table-cell>
          <table:table-cell table:style-name="ce7" table:formula="of:=[.B53]*25.4" office:value-type="float" office:value="-3.60172" calcext:value-type="float">
            <text:p>-3.6017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2]+2" office:value-type="float" office:value="102" calcext:value-type="float">
            <text:p>102</text:p>
          </table:table-cell>
          <table:table-cell table:formula="of:=[.D53]*0.95" office:value-type="float" office:value="128.349883" calcext:value-type="float">
            <text:p>128.349883</text:p>
          </table:table-cell>
          <table:table-cell table:style-name="Default" table:formula="of:=[.E53]*0.95" office:value-type="float" office:value="-3.421634" calcext:value-type="float">
            <text:p>-3.421634</text:p>
          </table:table-cell>
          <table:table-cell table:style-name="Default" table:formula="of:=[.F53]*0.95" office:value-type="float" office:value="0" calcext:value-type="float">
            <text:p>0</text:p>
          </table:table-cell>
          <table:table-cell table:style-name="Default" table:formula="of:=[.K52]+2" office:value-type="float" office:value="259" calcext:value-type="float">
            <text:p>259</text:p>
          </table:table-cell>
          <table:table-cell table:formula="of:=[.D53]*1.8" office:value-type="float" office:value="243.189252" calcext:value-type="float">
            <text:p>243.189252</text:p>
          </table:table-cell>
          <table:table-cell table:formula="of:=[.E53]*1.8" office:value-type="float" office:value="-6.483096" calcext:value-type="float">
            <text:p>-6.48309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2]+2" office:value-type="float" office:value="260" calcext:value-type="float">
            <text:p>260</text:p>
          </table:table-cell>
          <table:table-cell table:formula="of:=[.L53]*0.95" office:value-type="float" office:value="231.0297894" calcext:value-type="float">
            <text:p>231.0297894</text:p>
          </table:table-cell>
          <table:table-cell table:formula="of:=[.M53]*0.95" office:value-type="float" office:value="-6.1589412" calcext:value-type="float">
            <text:p>-6.158941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5.1294" calcext:value-type="float">
            <text:p>5.1294</text:p>
          </table:table-cell>
          <table:table-cell office:value-type="float" office:value="-0.1684" calcext:value-type="float">
            <text:p>-0.1684</text:p>
          </table:table-cell>
          <table:table-cell table:style-name="ce5" table:formula="of:=[.C53]+2" office:value-type="float" office:value="103" calcext:value-type="float">
            <text:p>103</text:p>
          </table:table-cell>
          <table:table-cell table:style-name="ce7" table:formula="of:=[.A54]*25.4" office:value-type="float" office:value="130.28676" calcext:value-type="float">
            <text:p>130.28676</text:p>
          </table:table-cell>
          <table:table-cell table:style-name="ce7" table:formula="of:=[.B54]*25.4" office:value-type="float" office:value="-4.27736" calcext:value-type="float">
            <text:p>-4.2773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3]+2" office:value-type="float" office:value="104" calcext:value-type="float">
            <text:p>104</text:p>
          </table:table-cell>
          <table:table-cell table:formula="of:=[.D54]*0.95" office:value-type="float" office:value="123.772422" calcext:value-type="float">
            <text:p>123.772422</text:p>
          </table:table-cell>
          <table:table-cell table:style-name="Default" table:formula="of:=[.E54]*0.95" office:value-type="float" office:value="-4.063492" calcext:value-type="float">
            <text:p>-4.063492</text:p>
          </table:table-cell>
          <table:table-cell table:style-name="Default" table:formula="of:=[.F54]*0.95" office:value-type="float" office:value="0" calcext:value-type="float">
            <text:p>0</text:p>
          </table:table-cell>
          <table:table-cell table:style-name="Default" table:formula="of:=[.K53]+2" office:value-type="float" office:value="261" calcext:value-type="float">
            <text:p>261</text:p>
          </table:table-cell>
          <table:table-cell table:formula="of:=[.D54]*1.8" office:value-type="float" office:value="234.516168" calcext:value-type="float">
            <text:p>234.516168</text:p>
          </table:table-cell>
          <table:table-cell table:formula="of:=[.E54]*1.8" office:value-type="float" office:value="-7.699248" calcext:value-type="float">
            <text:p>-7.69924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3]+2" office:value-type="float" office:value="262" calcext:value-type="float">
            <text:p>262</text:p>
          </table:table-cell>
          <table:table-cell table:formula="of:=[.L54]*0.95" office:value-type="float" office:value="222.7903596" calcext:value-type="float">
            <text:p>222.7903596</text:p>
          </table:table-cell>
          <table:table-cell table:formula="of:=[.M54]*0.95" office:value-type="float" office:value="-7.3142856" calcext:value-type="float">
            <text:p>-7.314285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2">
          <table:table-cell office:value-type="float" office:value="4.9378" calcext:value-type="float">
            <text:p>4.9378</text:p>
          </table:table-cell>
          <table:table-cell office:value-type="float" office:value="-0.1861" calcext:value-type="float">
            <text:p>-0.1861</text:p>
          </table:table-cell>
          <table:table-cell table:style-name="ce5" table:formula="of:=[.C54]+2" office:value-type="float" office:value="105" calcext:value-type="float">
            <text:p>105</text:p>
          </table:table-cell>
          <table:table-cell table:style-name="ce7" table:formula="of:=[.A55]*25.4" office:value-type="float" office:value="125.42012" calcext:value-type="float">
            <text:p>125.42012</text:p>
          </table:table-cell>
          <table:table-cell table:style-name="ce7" table:formula="of:=[.B55]*25.4" office:value-type="float" office:value="-4.72694" calcext:value-type="float">
            <text:p>-4.7269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4]+2" office:value-type="float" office:value="106" calcext:value-type="float">
            <text:p>106</text:p>
          </table:table-cell>
          <table:table-cell table:formula="of:=[.D55]*0.95" office:value-type="float" office:value="119.149114" calcext:value-type="float">
            <text:p>119.149114</text:p>
          </table:table-cell>
          <table:table-cell table:style-name="Default" table:formula="of:=[.E55]*0.95" office:value-type="float" office:value="-4.490593" calcext:value-type="float">
            <text:p>-4.490593</text:p>
          </table:table-cell>
          <table:table-cell table:style-name="Default" table:formula="of:=[.F55]*0.95" office:value-type="float" office:value="0" calcext:value-type="float">
            <text:p>0</text:p>
          </table:table-cell>
          <table:table-cell table:style-name="Default" table:formula="of:=[.K54]+2" office:value-type="float" office:value="263" calcext:value-type="float">
            <text:p>263</text:p>
          </table:table-cell>
          <table:table-cell table:formula="of:=[.D55]*1.8" office:value-type="float" office:value="225.756216" calcext:value-type="float">
            <text:p>225.756216</text:p>
          </table:table-cell>
          <table:table-cell table:formula="of:=[.E55]*1.8" office:value-type="float" office:value="-8.508492" calcext:value-type="float">
            <text:p>-8.50849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4]+2" office:value-type="float" office:value="264" calcext:value-type="float">
            <text:p>264</text:p>
          </table:table-cell>
          <table:table-cell table:formula="of:=[.L55]*0.95" office:value-type="float" office:value="214.4684052" calcext:value-type="float">
            <text:p>214.4684052</text:p>
          </table:table-cell>
          <table:table-cell table:formula="of:=[.M55]*0.95" office:value-type="float" office:value="-8.0830674" calcext:value-type="float">
            <text:p>-8.083067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table:formula="of:=([.D38]-[.D81])/2" office:value-type="float" office:value="91.71051" calcext:value-type="float">
            <text:p>91.71051</text:p>
          </table:table-cell>
          <table:table-cell table:number-columns-repeated="1001"/>
        </table:table-row>
        <table:table-row table:style-name="ro2">
          <table:table-cell office:value-type="float" office:value="4.7377" calcext:value-type="float">
            <text:p>4.7377</text:p>
          </table:table-cell>
          <table:table-cell office:value-type="float" office:value="-0.2029" calcext:value-type="float">
            <text:p>-0.2029</text:p>
          </table:table-cell>
          <table:table-cell table:style-name="ce5" table:formula="of:=[.C55]+2" office:value-type="float" office:value="107" calcext:value-type="float">
            <text:p>107</text:p>
          </table:table-cell>
          <table:table-cell table:style-name="ce7" table:formula="of:=[.A56]*25.4" office:value-type="float" office:value="120.33758" calcext:value-type="float">
            <text:p>120.33758</text:p>
          </table:table-cell>
          <table:table-cell table:style-name="ce7" table:formula="of:=[.B56]*25.4" office:value-type="float" office:value="-5.15366" calcext:value-type="float">
            <text:p>-5.1536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5]+2" office:value-type="float" office:value="108" calcext:value-type="float">
            <text:p>108</text:p>
          </table:table-cell>
          <table:table-cell table:formula="of:=[.D56]*0.95" office:value-type="float" office:value="114.320701" calcext:value-type="float">
            <text:p>114.320701</text:p>
          </table:table-cell>
          <table:table-cell table:style-name="Default" table:formula="of:=[.E56]*0.95" office:value-type="float" office:value="-4.895977" calcext:value-type="float">
            <text:p>-4.895977</text:p>
          </table:table-cell>
          <table:table-cell table:style-name="Default" table:formula="of:=[.F56]*0.95" office:value-type="float" office:value="0" calcext:value-type="float">
            <text:p>0</text:p>
          </table:table-cell>
          <table:table-cell table:style-name="Default" table:formula="of:=[.K55]+2" office:value-type="float" office:value="265" calcext:value-type="float">
            <text:p>265</text:p>
          </table:table-cell>
          <table:table-cell table:formula="of:=[.D56]*1.8" office:value-type="float" office:value="216.607644" calcext:value-type="float">
            <text:p>216.607644</text:p>
          </table:table-cell>
          <table:table-cell table:formula="of:=[.E56]*1.8" office:value-type="float" office:value="-9.276588" calcext:value-type="float">
            <text:p>-9.27658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5]+2" office:value-type="float" office:value="266" calcext:value-type="float">
            <text:p>266</text:p>
          </table:table-cell>
          <table:table-cell table:formula="of:=[.L56]*0.95" office:value-type="float" office:value="205.7772618" calcext:value-type="float">
            <text:p>205.7772618</text:p>
          </table:table-cell>
          <table:table-cell table:formula="of:=[.M56]*0.95" office:value-type="float" office:value="-8.8127586" calcext:value-type="float">
            <text:p>-8.812758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 office:value-type="float" office:value="4.5464" calcext:value-type="float">
            <text:p>4.5464</text:p>
          </table:table-cell>
          <table:table-cell office:value-type="float" office:value="-0.2178" calcext:value-type="float">
            <text:p>-0.2178</text:p>
          </table:table-cell>
          <table:table-cell table:style-name="ce5" table:formula="of:=[.C56]+2" office:value-type="float" office:value="109" calcext:value-type="float">
            <text:p>109</text:p>
          </table:table-cell>
          <table:table-cell table:style-name="ce7" table:formula="of:=[.A57]*25.4" office:value-type="float" office:value="115.47856" calcext:value-type="float">
            <text:p>115.47856</text:p>
          </table:table-cell>
          <table:table-cell table:style-name="ce7" table:formula="of:=[.B57]*25.4" office:value-type="float" office:value="-5.53212" calcext:value-type="float">
            <text:p>-5.5321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6]+2" office:value-type="float" office:value="110" calcext:value-type="float">
            <text:p>110</text:p>
          </table:table-cell>
          <table:table-cell table:formula="of:=[.D57]*0.95" office:value-type="float" office:value="109.704632" calcext:value-type="float">
            <text:p>109.704632</text:p>
          </table:table-cell>
          <table:table-cell table:style-name="Default" table:formula="of:=[.E57]*0.95" office:value-type="float" office:value="-5.255514" calcext:value-type="float">
            <text:p>-5.255514</text:p>
          </table:table-cell>
          <table:table-cell table:style-name="Default" table:formula="of:=[.F57]*0.95" office:value-type="float" office:value="0" calcext:value-type="float">
            <text:p>0</text:p>
          </table:table-cell>
          <table:table-cell table:style-name="Default" table:formula="of:=[.K56]+2" office:value-type="float" office:value="267" calcext:value-type="float">
            <text:p>267</text:p>
          </table:table-cell>
          <table:table-cell table:formula="of:=[.D57]*1.8" office:value-type="float" office:value="207.861408" calcext:value-type="float">
            <text:p>207.861408</text:p>
          </table:table-cell>
          <table:table-cell table:formula="of:=[.E57]*1.8" office:value-type="float" office:value="-9.957816" calcext:value-type="float">
            <text:p>-9.95781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6]+2" office:value-type="float" office:value="268" calcext:value-type="float">
            <text:p>268</text:p>
          </table:table-cell>
          <table:table-cell table:formula="of:=[.L57]*0.95" office:value-type="float" office:value="197.4683376" calcext:value-type="float">
            <text:p>197.4683376</text:p>
          </table:table-cell>
          <table:table-cell table:formula="of:=[.M57]*0.95" office:value-type="float" office:value="-9.4599252" calcext:value-type="float">
            <text:p>-9.459925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04"/>
        </table:table-row>
        <table:table-row table:style-name="ro2">
          <table:table-cell office:value-type="float" office:value="4.3731" calcext:value-type="float">
            <text:p>4.3731</text:p>
          </table:table-cell>
          <table:table-cell office:value-type="float" office:value="-0.2262" calcext:value-type="float">
            <text:p>-0.2262</text:p>
          </table:table-cell>
          <table:table-cell table:style-name="ce5" table:formula="of:=[.C57]+2" office:value-type="float" office:value="111" calcext:value-type="float">
            <text:p>111</text:p>
          </table:table-cell>
          <table:table-cell table:style-name="ce7" table:formula="of:=[.A58]*25.4" office:value-type="float" office:value="111.07674" calcext:value-type="float">
            <text:p>111.07674</text:p>
          </table:table-cell>
          <table:table-cell table:style-name="ce7" table:formula="of:=[.B58]*25.4" office:value-type="float" office:value="-5.74548" calcext:value-type="float">
            <text:p>-5.7454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7]+2" office:value-type="float" office:value="112" calcext:value-type="float">
            <text:p>112</text:p>
          </table:table-cell>
          <table:table-cell table:formula="of:=[.D58]*0.95" office:value-type="float" office:value="105.522903" calcext:value-type="float">
            <text:p>105.522903</text:p>
          </table:table-cell>
          <table:table-cell table:style-name="Default" table:formula="of:=[.E58]*0.95" office:value-type="float" office:value="-5.458206" calcext:value-type="float">
            <text:p>-5.458206</text:p>
          </table:table-cell>
          <table:table-cell table:style-name="Default" table:formula="of:=[.F58]*0.95" office:value-type="float" office:value="0" calcext:value-type="float">
            <text:p>0</text:p>
          </table:table-cell>
          <table:table-cell table:style-name="Default" table:formula="of:=[.K57]+2" office:value-type="float" office:value="269" calcext:value-type="float">
            <text:p>269</text:p>
          </table:table-cell>
          <table:table-cell table:formula="of:=[.D58]*1.8" office:value-type="float" office:value="199.938132" calcext:value-type="float">
            <text:p>199.938132</text:p>
          </table:table-cell>
          <table:table-cell table:formula="of:=[.E58]*1.8" office:value-type="float" office:value="-10.341864" calcext:value-type="float">
            <text:p>-10.34186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7]+2" office:value-type="float" office:value="270" calcext:value-type="float">
            <text:p>270</text:p>
          </table:table-cell>
          <table:table-cell table:formula="of:=[.L58]*0.95" office:value-type="float" office:value="189.9412254" calcext:value-type="float">
            <text:p>189.9412254</text:p>
          </table:table-cell>
          <table:table-cell table:formula="of:=[.M58]*0.95" office:value-type="float" office:value="-9.8247708" calcext:value-type="float">
            <text:p>-9.824770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 office:value-type="float" office:value="4.0994" calcext:value-type="float">
            <text:p>4.0994</text:p>
          </table:table-cell>
          <table:table-cell office:value-type="float" office:value="-0.2344" calcext:value-type="float">
            <text:p>-0.2344</text:p>
          </table:table-cell>
          <table:table-cell table:style-name="ce5" table:formula="of:=[.C58]+2" office:value-type="float" office:value="113" calcext:value-type="float">
            <text:p>113</text:p>
          </table:table-cell>
          <table:table-cell table:style-name="ce7" table:formula="of:=[.A59]*25.4" office:value-type="float" office:value="104.12476" calcext:value-type="float">
            <text:p>104.12476</text:p>
          </table:table-cell>
          <table:table-cell table:style-name="ce7" table:formula="of:=[.B59]*25.4" office:value-type="float" office:value="-5.95376" calcext:value-type="float">
            <text:p>-5.9537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8]+2" office:value-type="float" office:value="114" calcext:value-type="float">
            <text:p>114</text:p>
          </table:table-cell>
          <table:table-cell table:formula="of:=[.D59]*0.95" office:value-type="float" office:value="98.918522" calcext:value-type="float">
            <text:p>98.918522</text:p>
          </table:table-cell>
          <table:table-cell table:style-name="Default" table:formula="of:=[.E59]*0.95" office:value-type="float" office:value="-5.656072" calcext:value-type="float">
            <text:p>-5.656072</text:p>
          </table:table-cell>
          <table:table-cell table:style-name="Default" table:formula="of:=[.F59]*0.95" office:value-type="float" office:value="0" calcext:value-type="float">
            <text:p>0</text:p>
          </table:table-cell>
          <table:table-cell table:style-name="Default" table:formula="of:=[.K58]+2" office:value-type="float" office:value="271" calcext:value-type="float">
            <text:p>271</text:p>
          </table:table-cell>
          <table:table-cell table:formula="of:=[.D59]*1.8" office:value-type="float" office:value="187.424568" calcext:value-type="float">
            <text:p>187.424568</text:p>
          </table:table-cell>
          <table:table-cell table:formula="of:=[.E59]*1.8" office:value-type="float" office:value="-10.716768" calcext:value-type="float">
            <text:p>-10.71676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8]+2" office:value-type="float" office:value="272" calcext:value-type="float">
            <text:p>272</text:p>
          </table:table-cell>
          <table:table-cell table:formula="of:=[.L59]*0.95" office:value-type="float" office:value="178.0533396" calcext:value-type="float">
            <text:p>178.0533396</text:p>
          </table:table-cell>
          <table:table-cell table:formula="of:=[.M59]*0.95" office:value-type="float" office:value="-10.1809296" calcext:value-type="float">
            <text:p>-10.180929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table:formula="of:=[.W59]*25.4" office:value-type="float" office:value="0" calcext:value-type="float">
            <text:p>0</text:p>
          </table:table-cell>
          <table:table-cell table:formula="of:=[.X59]*25.4" office:value-type="float" office:value="0" calcext:value-type="float">
            <text:p>0</text:p>
          </table:table-cell>
          <table:table-cell table:formula="of:=[.Z59]*1.8" office:value-type="float" office:value="0" calcext:value-type="float">
            <text:p>0</text:p>
          </table:table-cell>
          <table:table-cell table:formula="of:=[.AA59]*1.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994"/>
        </table:table-row>
        <table:table-row table:style-name="ro2">
          <table:table-cell office:value-type="float" office:value="3.8803" calcext:value-type="float">
            <text:p>3.8803</text:p>
          </table:table-cell>
          <table:table-cell office:value-type="float" office:value="-0.2403" calcext:value-type="float">
            <text:p>-0.2403</text:p>
          </table:table-cell>
          <table:table-cell table:style-name="ce5" table:formula="of:=[.C59]+2" office:value-type="float" office:value="115" calcext:value-type="float">
            <text:p>115</text:p>
          </table:table-cell>
          <table:table-cell table:style-name="ce7" table:formula="of:=[.A60]*25.4" office:value-type="float" office:value="98.55962" calcext:value-type="float">
            <text:p>98.55962</text:p>
          </table:table-cell>
          <table:table-cell table:style-name="ce7" table:formula="of:=[.B60]*25.4" office:value-type="float" office:value="-6.10362" calcext:value-type="float">
            <text:p>-6.1036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59]+2" office:value-type="float" office:value="116" calcext:value-type="float">
            <text:p>116</text:p>
          </table:table-cell>
          <table:table-cell table:formula="of:=[.D60]*0.95" office:value-type="float" office:value="93.631639" calcext:value-type="float">
            <text:p>93.631639</text:p>
          </table:table-cell>
          <table:table-cell table:style-name="Default" table:formula="of:=[.E60]*0.95" office:value-type="float" office:value="-5.798439" calcext:value-type="float">
            <text:p>-5.798439</text:p>
          </table:table-cell>
          <table:table-cell table:style-name="Default" table:formula="of:=[.F60]*0.95" office:value-type="float" office:value="0" calcext:value-type="float">
            <text:p>0</text:p>
          </table:table-cell>
          <table:table-cell table:style-name="Default" table:formula="of:=[.K59]+2" office:value-type="float" office:value="273" calcext:value-type="float">
            <text:p>273</text:p>
          </table:table-cell>
          <table:table-cell table:formula="of:=[.D60]*1.8" office:value-type="float" office:value="177.407316" calcext:value-type="float">
            <text:p>177.407316</text:p>
          </table:table-cell>
          <table:table-cell table:formula="of:=[.E60]*1.8" office:value-type="float" office:value="-10.986516" calcext:value-type="float">
            <text:p>-10.98651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59]+2" office:value-type="float" office:value="274" calcext:value-type="float">
            <text:p>274</text:p>
          </table:table-cell>
          <table:table-cell table:formula="of:=[.L60]*0.95" office:value-type="float" office:value="168.5369502" calcext:value-type="float">
            <text:p>168.5369502</text:p>
          </table:table-cell>
          <table:table-cell table:formula="of:=[.M60]*0.95" office:value-type="float" office:value="-10.4371902" calcext:value-type="float">
            <text:p>-10.437190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office:value-type="float" office:value="3.6413" calcext:value-type="float">
            <text:p>3.6413</text:p>
          </table:table-cell>
          <table:table-cell office:value-type="float" office:value="-0.2468" calcext:value-type="float">
            <text:p>-0.2468</text:p>
          </table:table-cell>
          <table:table-cell table:style-name="ce5" table:formula="of:=[.C60]+2" office:value-type="float" office:value="117" calcext:value-type="float">
            <text:p>117</text:p>
          </table:table-cell>
          <table:table-cell table:style-name="ce7" table:formula="of:=[.A61]*25.4" office:value-type="float" office:value="92.48902" calcext:value-type="float">
            <text:p>92.48902</text:p>
          </table:table-cell>
          <table:table-cell table:style-name="ce7" table:formula="of:=[.B61]*25.4" office:value-type="float" office:value="-6.26872" calcext:value-type="float">
            <text:p>-6.2687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0]+2" office:value-type="float" office:value="118" calcext:value-type="float">
            <text:p>118</text:p>
          </table:table-cell>
          <table:table-cell table:formula="of:=[.D61]*0.95" office:value-type="float" office:value="87.864569" calcext:value-type="float">
            <text:p>87.864569</text:p>
          </table:table-cell>
          <table:table-cell table:style-name="Default" table:formula="of:=[.E61]*0.95" office:value-type="float" office:value="-5.955284" calcext:value-type="float">
            <text:p>-5.955284</text:p>
          </table:table-cell>
          <table:table-cell table:style-name="Default" table:formula="of:=[.F61]*0.95" office:value-type="float" office:value="0" calcext:value-type="float">
            <text:p>0</text:p>
          </table:table-cell>
          <table:table-cell table:style-name="Default" table:formula="of:=[.K60]+2" office:value-type="float" office:value="275" calcext:value-type="float">
            <text:p>275</text:p>
          </table:table-cell>
          <table:table-cell table:formula="of:=[.D61]*1.8" office:value-type="float" office:value="166.480236" calcext:value-type="float">
            <text:p>166.480236</text:p>
          </table:table-cell>
          <table:table-cell table:formula="of:=[.E61]*1.8" office:value-type="float" office:value="-11.283696" calcext:value-type="float">
            <text:p>-11.28369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0]+2" office:value-type="float" office:value="276" calcext:value-type="float">
            <text:p>276</text:p>
          </table:table-cell>
          <table:table-cell table:formula="of:=[.L61]*0.95" office:value-type="float" office:value="158.1562242" calcext:value-type="float">
            <text:p>158.1562242</text:p>
          </table:table-cell>
          <table:table-cell table:formula="of:=[.M61]*0.95" office:value-type="float" office:value="-10.7195112" calcext:value-type="float">
            <text:p>-10.719511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 office:value-type="float" office:value="3.4343" calcext:value-type="float">
            <text:p>3.4343</text:p>
          </table:table-cell>
          <table:table-cell office:value-type="float" office:value="-0.2484" calcext:value-type="float">
            <text:p>-0.2484</text:p>
          </table:table-cell>
          <table:table-cell table:style-name="ce5" table:formula="of:=[.C61]+2" office:value-type="float" office:value="119" calcext:value-type="float">
            <text:p>119</text:p>
          </table:table-cell>
          <table:table-cell table:style-name="ce7" table:formula="of:=[.A62]*25.4" office:value-type="float" office:value="87.23122" calcext:value-type="float">
            <text:p>87.23122</text:p>
          </table:table-cell>
          <table:table-cell table:style-name="ce7" table:formula="of:=[.B62]*25.4" office:value-type="float" office:value="-6.30936" calcext:value-type="float">
            <text:p>-6.3093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1]+2" office:value-type="float" office:value="120" calcext:value-type="float">
            <text:p>120</text:p>
          </table:table-cell>
          <table:table-cell table:formula="of:=[.D62]*0.95" office:value-type="float" office:value="82.869659" calcext:value-type="float">
            <text:p>82.869659</text:p>
          </table:table-cell>
          <table:table-cell table:style-name="Default" table:formula="of:=[.E62]*0.95" office:value-type="float" office:value="-5.993892" calcext:value-type="float">
            <text:p>-5.993892</text:p>
          </table:table-cell>
          <table:table-cell table:style-name="Default" table:formula="of:=[.F62]*0.95" office:value-type="float" office:value="0" calcext:value-type="float">
            <text:p>0</text:p>
          </table:table-cell>
          <table:table-cell table:style-name="Default" table:formula="of:=[.K61]+2" office:value-type="float" office:value="277" calcext:value-type="float">
            <text:p>277</text:p>
          </table:table-cell>
          <table:table-cell table:formula="of:=[.D62]*1.8" office:value-type="float" office:value="157.016196" calcext:value-type="float">
            <text:p>157.016196</text:p>
          </table:table-cell>
          <table:table-cell table:formula="of:=[.E62]*1.8" office:value-type="float" office:value="-11.356848" calcext:value-type="float">
            <text:p>-11.35684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1]+2" office:value-type="float" office:value="278" calcext:value-type="float">
            <text:p>278</text:p>
          </table:table-cell>
          <table:table-cell table:formula="of:=[.L62]*0.95" office:value-type="float" office:value="149.1653862" calcext:value-type="float">
            <text:p>149.1653862</text:p>
          </table:table-cell>
          <table:table-cell table:formula="of:=[.M62]*0.95" office:value-type="float" office:value="-10.7890056" calcext:value-type="float">
            <text:p>-10.789005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2">
          <table:table-cell office:value-type="float" office:value="3.2078" calcext:value-type="float">
            <text:p>3.2078</text:p>
          </table:table-cell>
          <table:table-cell office:value-type="float" office:value="-0.2448" calcext:value-type="float">
            <text:p>-0.2448</text:p>
          </table:table-cell>
          <table:table-cell table:style-name="ce5" table:formula="of:=[.C62]+2" office:value-type="float" office:value="121" calcext:value-type="float">
            <text:p>121</text:p>
          </table:table-cell>
          <table:table-cell table:style-name="ce7" table:formula="of:=[.A63]*25.4" office:value-type="float" office:value="81.47812" calcext:value-type="float">
            <text:p>81.47812</text:p>
          </table:table-cell>
          <table:table-cell table:style-name="ce7" table:formula="of:=[.B63]*25.4" office:value-type="float" office:value="-6.21792" calcext:value-type="float">
            <text:p>-6.2179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2]+2" office:value-type="float" office:value="122" calcext:value-type="float">
            <text:p>122</text:p>
          </table:table-cell>
          <table:table-cell table:formula="of:=[.D63]*0.95" office:value-type="float" office:value="77.404214" calcext:value-type="float">
            <text:p>77.404214</text:p>
          </table:table-cell>
          <table:table-cell table:style-name="Default" table:formula="of:=[.E63]*0.95" office:value-type="float" office:value="-5.907024" calcext:value-type="float">
            <text:p>-5.907024</text:p>
          </table:table-cell>
          <table:table-cell table:style-name="Default" table:formula="of:=[.F63]*0.95" office:value-type="float" office:value="0" calcext:value-type="float">
            <text:p>0</text:p>
          </table:table-cell>
          <table:table-cell table:style-name="Default" table:formula="of:=[.K62]+2" office:value-type="float" office:value="279" calcext:value-type="float">
            <text:p>279</text:p>
          </table:table-cell>
          <table:table-cell table:formula="of:=[.D63]*1.8" office:value-type="float" office:value="146.660616" calcext:value-type="float">
            <text:p>146.660616</text:p>
          </table:table-cell>
          <table:table-cell table:formula="of:=[.E63]*1.8" office:value-type="float" office:value="-11.192256" calcext:value-type="float">
            <text:p>-11.19225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2]+2" office:value-type="float" office:value="280" calcext:value-type="float">
            <text:p>280</text:p>
          </table:table-cell>
          <table:table-cell table:formula="of:=[.L63]*0.95" office:value-type="float" office:value="139.3275852" calcext:value-type="float">
            <text:p>139.3275852</text:p>
          </table:table-cell>
          <table:table-cell table:formula="of:=[.M63]*0.95" office:value-type="float" office:value="-10.6326432" calcext:value-type="float">
            <text:p>-10.632643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04"/>
        </table:table-row>
        <table:table-row table:style-name="ro2">
          <table:table-cell office:value-type="float" office:value="2.9904" calcext:value-type="float">
            <text:p>2.9904</text:p>
          </table:table-cell>
          <table:table-cell office:value-type="float" office:value="-0.2366" calcext:value-type="float">
            <text:p>-0.2366</text:p>
          </table:table-cell>
          <table:table-cell table:style-name="ce5" table:formula="of:=[.C63]+2" office:value-type="float" office:value="123" calcext:value-type="float">
            <text:p>123</text:p>
          </table:table-cell>
          <table:table-cell table:style-name="ce7" table:formula="of:=[.A64]*25.4" office:value-type="float" office:value="75.95616" calcext:value-type="float">
            <text:p>75.95616</text:p>
          </table:table-cell>
          <table:table-cell table:style-name="ce7" table:formula="of:=[.B64]*25.4" office:value-type="float" office:value="-6.00964" calcext:value-type="float">
            <text:p>-6.0096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3]+2" office:value-type="float" office:value="124" calcext:value-type="float">
            <text:p>124</text:p>
          </table:table-cell>
          <table:table-cell table:formula="of:=[.D64]*0.95" office:value-type="float" office:value="72.158352" calcext:value-type="float">
            <text:p>72.158352</text:p>
          </table:table-cell>
          <table:table-cell table:style-name="Default" table:formula="of:=[.E64]*0.95" office:value-type="float" office:value="-5.709158" calcext:value-type="float">
            <text:p>-5.709158</text:p>
          </table:table-cell>
          <table:table-cell table:style-name="Default" table:formula="of:=[.F64]*0.95" office:value-type="float" office:value="0" calcext:value-type="float">
            <text:p>0</text:p>
          </table:table-cell>
          <table:table-cell table:style-name="Default" table:formula="of:=[.K63]+2" office:value-type="float" office:value="281" calcext:value-type="float">
            <text:p>281</text:p>
          </table:table-cell>
          <table:table-cell table:formula="of:=[.D64]*1.8" office:value-type="float" office:value="136.721088" calcext:value-type="float">
            <text:p>136.721088</text:p>
          </table:table-cell>
          <table:table-cell table:formula="of:=[.E64]*1.8" office:value-type="float" office:value="-10.817352" calcext:value-type="float">
            <text:p>-10.81735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3]+2" office:value-type="float" office:value="282" calcext:value-type="float">
            <text:p>282</text:p>
          </table:table-cell>
          <table:table-cell table:formula="of:=[.L64]*0.95" office:value-type="float" office:value="129.8850336" calcext:value-type="float">
            <text:p>129.8850336</text:p>
          </table:table-cell>
          <table:table-cell table:formula="of:=[.M64]*0.95" office:value-type="float" office:value="-10.2764844" calcext:value-type="float">
            <text:p>-10.276484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office:value-type="float" office:value="2.7696" calcext:value-type="float">
            <text:p>2.7696</text:p>
          </table:table-cell>
          <table:table-cell office:value-type="float" office:value="-0.2337" calcext:value-type="float">
            <text:p>-0.2337</text:p>
          </table:table-cell>
          <table:table-cell table:style-name="ce5" table:formula="of:=[.C64]+2" office:value-type="float" office:value="125" calcext:value-type="float">
            <text:p>125</text:p>
          </table:table-cell>
          <table:table-cell table:style-name="ce7" table:formula="of:=[.A65]*25.4" office:value-type="float" office:value="70.34784" calcext:value-type="float">
            <text:p>70.34784</text:p>
          </table:table-cell>
          <table:table-cell table:style-name="ce7" table:formula="of:=[.B65]*25.4" office:value-type="float" office:value="-5.93598" calcext:value-type="float">
            <text:p>-5.9359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4]+2" office:value-type="float" office:value="126" calcext:value-type="float">
            <text:p>126</text:p>
          </table:table-cell>
          <table:table-cell table:formula="of:=[.D65]*0.95" office:value-type="float" office:value="66.830448" calcext:value-type="float">
            <text:p>66.830448</text:p>
          </table:table-cell>
          <table:table-cell table:style-name="Default" table:formula="of:=[.E65]*0.95" office:value-type="float" office:value="-5.639181" calcext:value-type="float">
            <text:p>-5.639181</text:p>
          </table:table-cell>
          <table:table-cell table:style-name="Default" table:formula="of:=[.F65]*0.95" office:value-type="float" office:value="0" calcext:value-type="float">
            <text:p>0</text:p>
          </table:table-cell>
          <table:table-cell table:style-name="Default" table:formula="of:=[.K64]+2" office:value-type="float" office:value="283" calcext:value-type="float">
            <text:p>283</text:p>
          </table:table-cell>
          <table:table-cell table:formula="of:=[.D65]*1.8" office:value-type="float" office:value="126.626112" calcext:value-type="float">
            <text:p>126.626112</text:p>
          </table:table-cell>
          <table:table-cell table:formula="of:=[.E65]*1.8" office:value-type="float" office:value="-10.684764" calcext:value-type="float">
            <text:p>-10.68476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4]+2" office:value-type="float" office:value="284" calcext:value-type="float">
            <text:p>284</text:p>
          </table:table-cell>
          <table:table-cell table:formula="of:=[.L65]*0.95" office:value-type="float" office:value="120.2948064" calcext:value-type="float">
            <text:p>120.2948064</text:p>
          </table:table-cell>
          <table:table-cell table:formula="of:=[.M65]*0.95" office:value-type="float" office:value="-10.1505258" calcext:value-type="float">
            <text:p>-10.150525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2">
          <table:table-cell office:value-type="float" office:value="2.5377" calcext:value-type="float">
            <text:p>2.5377</text:p>
          </table:table-cell>
          <table:table-cell office:value-type="float" office:value="-0.2267" calcext:value-type="float">
            <text:p>-0.2267</text:p>
          </table:table-cell>
          <table:table-cell table:style-name="ce5" table:formula="of:=[.C65]+2" office:value-type="float" office:value="127" calcext:value-type="float">
            <text:p>127</text:p>
          </table:table-cell>
          <table:table-cell table:style-name="ce7" table:formula="of:=[.A66]*25.4" office:value-type="float" office:value="64.45758" calcext:value-type="float">
            <text:p>64.45758</text:p>
          </table:table-cell>
          <table:table-cell table:style-name="ce7" table:formula="of:=[.B66]*25.4" office:value-type="float" office:value="-5.75818" calcext:value-type="float">
            <text:p>-5.7581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5]+2" office:value-type="float" office:value="128" calcext:value-type="float">
            <text:p>128</text:p>
          </table:table-cell>
          <table:table-cell table:formula="of:=[.D66]*0.95" office:value-type="float" office:value="61.234701" calcext:value-type="float">
            <text:p>61.234701</text:p>
          </table:table-cell>
          <table:table-cell table:style-name="Default" table:formula="of:=[.E66]*0.95" office:value-type="float" office:value="-5.470271" calcext:value-type="float">
            <text:p>-5.470271</text:p>
          </table:table-cell>
          <table:table-cell table:style-name="Default" table:formula="of:=[.F66]*0.95" office:value-type="float" office:value="0" calcext:value-type="float">
            <text:p>0</text:p>
          </table:table-cell>
          <table:table-cell table:style-name="Default" table:formula="of:=[.K65]+2" office:value-type="float" office:value="285" calcext:value-type="float">
            <text:p>285</text:p>
          </table:table-cell>
          <table:table-cell table:formula="of:=[.D66]*1.8" office:value-type="float" office:value="116.023644" calcext:value-type="float">
            <text:p>116.023644</text:p>
          </table:table-cell>
          <table:table-cell table:formula="of:=[.E66]*1.8" office:value-type="float" office:value="-10.364724" calcext:value-type="float">
            <text:p>-10.36472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5]+2" office:value-type="float" office:value="286" calcext:value-type="float">
            <text:p>286</text:p>
          </table:table-cell>
          <table:table-cell table:formula="of:=[.L66]*0.95" office:value-type="float" office:value="110.2224618" calcext:value-type="float">
            <text:p>110.2224618</text:p>
          </table:table-cell>
          <table:table-cell table:formula="of:=[.M66]*0.95" office:value-type="float" office:value="-9.8464878" calcext:value-type="float">
            <text:p>-9.846487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04"/>
        </table:table-row>
        <table:table-row table:style-name="ro2">
          <table:table-cell office:value-type="float" office:value="2.3094" calcext:value-type="float">
            <text:p>2.3094</text:p>
          </table:table-cell>
          <table:table-cell office:value-type="float" office:value="-0.2143" calcext:value-type="float">
            <text:p>-0.2143</text:p>
          </table:table-cell>
          <table:table-cell table:style-name="ce5" table:formula="of:=[.C66]+2" office:value-type="float" office:value="129" calcext:value-type="float">
            <text:p>129</text:p>
          </table:table-cell>
          <table:table-cell table:style-name="ce7" table:formula="of:=[.A67]*25.4" office:value-type="float" office:value="58.65876" calcext:value-type="float">
            <text:p>58.65876</text:p>
          </table:table-cell>
          <table:table-cell table:style-name="ce7" table:formula="of:=[.B67]*25.4" office:value-type="float" office:value="-5.44322" calcext:value-type="float">
            <text:p>-5.4432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6]+2" office:value-type="float" office:value="130" calcext:value-type="float">
            <text:p>130</text:p>
          </table:table-cell>
          <table:table-cell table:formula="of:=[.D67]*0.95" office:value-type="float" office:value="55.725822" calcext:value-type="float">
            <text:p>55.725822</text:p>
          </table:table-cell>
          <table:table-cell table:style-name="Default" table:formula="of:=[.E67]*0.95" office:value-type="float" office:value="-5.171059" calcext:value-type="float">
            <text:p>-5.171059</text:p>
          </table:table-cell>
          <table:table-cell table:style-name="Default" table:formula="of:=[.F67]*0.95" office:value-type="float" office:value="0" calcext:value-type="float">
            <text:p>0</text:p>
          </table:table-cell>
          <table:table-cell table:style-name="Default" table:formula="of:=[.K66]+2" office:value-type="float" office:value="287" calcext:value-type="float">
            <text:p>287</text:p>
          </table:table-cell>
          <table:table-cell table:formula="of:=[.D67]*1.8" office:value-type="float" office:value="105.585768" calcext:value-type="float">
            <text:p>105.585768</text:p>
          </table:table-cell>
          <table:table-cell table:formula="of:=[.E67]*1.8" office:value-type="float" office:value="-9.797796" calcext:value-type="float">
            <text:p>-9.79779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6]+2" office:value-type="float" office:value="288" calcext:value-type="float">
            <text:p>288</text:p>
          </table:table-cell>
          <table:table-cell table:formula="of:=[.L67]*0.95" office:value-type="float" office:value="100.3064796" calcext:value-type="float">
            <text:p>100.3064796</text:p>
          </table:table-cell>
          <table:table-cell table:formula="of:=[.M67]*0.95" office:value-type="float" office:value="-9.3079062" calcext:value-type="float">
            <text:p>-9.307906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4"/>
        </table:table-row>
        <table:table-row table:style-name="ro2">
          <table:table-cell office:value-type="float" office:value="2.0898" calcext:value-type="float">
            <text:p>2.0898</text:p>
          </table:table-cell>
          <table:table-cell office:value-type="float" office:value="-0.2001" calcext:value-type="float">
            <text:p>-0.2001</text:p>
          </table:table-cell>
          <table:table-cell table:style-name="ce5" table:formula="of:=[.C67]+2" office:value-type="float" office:value="131" calcext:value-type="float">
            <text:p>131</text:p>
          </table:table-cell>
          <table:table-cell table:style-name="ce7" table:formula="of:=[.A68]*25.4" office:value-type="float" office:value="53.08092" calcext:value-type="float">
            <text:p>53.08092</text:p>
          </table:table-cell>
          <table:table-cell table:style-name="ce7" table:formula="of:=[.B68]*25.4" office:value-type="float" office:value="-5.08254" calcext:value-type="float">
            <text:p>-5.0825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7]+2" office:value-type="float" office:value="132" calcext:value-type="float">
            <text:p>132</text:p>
          </table:table-cell>
          <table:table-cell table:formula="of:=[.D68]*0.95" office:value-type="float" office:value="50.426874" calcext:value-type="float">
            <text:p>50.426874</text:p>
          </table:table-cell>
          <table:table-cell table:style-name="Default" table:formula="of:=[.E68]*0.95" office:value-type="float" office:value="-4.828413" calcext:value-type="float">
            <text:p>-4.828413</text:p>
          </table:table-cell>
          <table:table-cell table:style-name="Default" table:formula="of:=[.F68]*0.95" office:value-type="float" office:value="0" calcext:value-type="float">
            <text:p>0</text:p>
          </table:table-cell>
          <table:table-cell table:style-name="Default" table:formula="of:=[.K67]+2" office:value-type="float" office:value="289" calcext:value-type="float">
            <text:p>289</text:p>
          </table:table-cell>
          <table:table-cell table:formula="of:=[.D68]*1.8" office:value-type="float" office:value="95.545656" calcext:value-type="float">
            <text:p>95.545656</text:p>
          </table:table-cell>
          <table:table-cell table:formula="of:=[.E68]*1.8" office:value-type="float" office:value="-9.148572" calcext:value-type="float">
            <text:p>-9.14857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7]+2" office:value-type="float" office:value="290" calcext:value-type="float">
            <text:p>290</text:p>
          </table:table-cell>
          <table:table-cell table:formula="of:=[.L68]*0.95" office:value-type="float" office:value="90.7683732" calcext:value-type="float">
            <text:p>90.7683732</text:p>
          </table:table-cell>
          <table:table-cell table:formula="of:=[.M68]*0.95" office:value-type="float" office:value="-8.6911434" calcext:value-type="float">
            <text:p>-8.691143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office:value-type="float" office:value="1.8901" calcext:value-type="float">
            <text:p>1.8901</text:p>
          </table:table-cell>
          <table:table-cell office:value-type="float" office:value="-0.1882" calcext:value-type="float">
            <text:p>-0.1882</text:p>
          </table:table-cell>
          <table:table-cell table:style-name="ce5" table:formula="of:=[.C68]+2" office:value-type="float" office:value="133" calcext:value-type="float">
            <text:p>133</text:p>
          </table:table-cell>
          <table:table-cell table:style-name="ce7" table:formula="of:=[.A69]*25.4" office:value-type="float" office:value="48.00854" calcext:value-type="float">
            <text:p>48.00854</text:p>
          </table:table-cell>
          <table:table-cell table:style-name="ce7" table:formula="of:=[.B69]*25.4" office:value-type="float" office:value="-4.78028" calcext:value-type="float">
            <text:p>-4.78028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8]+2" office:value-type="float" office:value="134" calcext:value-type="float">
            <text:p>134</text:p>
          </table:table-cell>
          <table:table-cell table:formula="of:=[.D69]*0.95" office:value-type="float" office:value="45.608113" calcext:value-type="float">
            <text:p>45.608113</text:p>
          </table:table-cell>
          <table:table-cell table:style-name="Default" table:formula="of:=[.E69]*0.95" office:value-type="float" office:value="-4.541266" calcext:value-type="float">
            <text:p>-4.541266</text:p>
          </table:table-cell>
          <table:table-cell table:style-name="Default" table:formula="of:=[.F69]*0.95" office:value-type="float" office:value="0" calcext:value-type="float">
            <text:p>0</text:p>
          </table:table-cell>
          <table:table-cell table:style-name="Default" table:formula="of:=[.K68]+2" office:value-type="float" office:value="291" calcext:value-type="float">
            <text:p>291</text:p>
          </table:table-cell>
          <table:table-cell table:formula="of:=[.D69]*1.8" office:value-type="float" office:value="86.415372" calcext:value-type="float">
            <text:p>86.415372</text:p>
          </table:table-cell>
          <table:table-cell table:formula="of:=[.E69]*1.8" office:value-type="float" office:value="-8.604504" calcext:value-type="float">
            <text:p>-8.60450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8]+2" office:value-type="float" office:value="292" calcext:value-type="float">
            <text:p>292</text:p>
          </table:table-cell>
          <table:table-cell table:formula="of:=[.L69]*0.95" office:value-type="float" office:value="82.0946034" calcext:value-type="float">
            <text:p>82.0946034</text:p>
          </table:table-cell>
          <table:table-cell table:formula="of:=[.M69]*0.95" office:value-type="float" office:value="-8.1742788" calcext:value-type="float">
            <text:p>-8.1742788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04"/>
        </table:table-row>
        <table:table-row table:style-name="ro2">
          <table:table-cell office:value-type="float" office:value="1.6989" calcext:value-type="float">
            <text:p>1.6989</text:p>
          </table:table-cell>
          <table:table-cell office:value-type="float" office:value="-0.1773" calcext:value-type="float">
            <text:p>-0.1773</text:p>
          </table:table-cell>
          <table:table-cell table:style-name="ce5" table:formula="of:=[.C69]+2" office:value-type="float" office:value="135" calcext:value-type="float">
            <text:p>135</text:p>
          </table:table-cell>
          <table:table-cell table:style-name="ce7" table:formula="of:=[.A70]*25.4" office:value-type="float" office:value="43.15206" calcext:value-type="float">
            <text:p>43.15206</text:p>
          </table:table-cell>
          <table:table-cell table:style-name="ce7" table:formula="of:=[.B70]*25.4" office:value-type="float" office:value="-4.50342" calcext:value-type="float">
            <text:p>-4.5034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69]+2" office:value-type="float" office:value="136" calcext:value-type="float">
            <text:p>136</text:p>
          </table:table-cell>
          <table:table-cell table:formula="of:=[.D70]*0.95" office:value-type="float" office:value="40.994457" calcext:value-type="float">
            <text:p>40.994457</text:p>
          </table:table-cell>
          <table:table-cell table:style-name="Default" table:formula="of:=[.E70]*0.95" office:value-type="float" office:value="-4.278249" calcext:value-type="float">
            <text:p>-4.278249</text:p>
          </table:table-cell>
          <table:table-cell table:style-name="Default" table:formula="of:=[.F70]*0.95" office:value-type="float" office:value="0" calcext:value-type="float">
            <text:p>0</text:p>
          </table:table-cell>
          <table:table-cell table:style-name="Default" table:formula="of:=[.K69]+2" office:value-type="float" office:value="293" calcext:value-type="float">
            <text:p>293</text:p>
          </table:table-cell>
          <table:table-cell table:formula="of:=[.D70]*1.8" office:value-type="float" office:value="77.673708" calcext:value-type="float">
            <text:p>77.673708</text:p>
          </table:table-cell>
          <table:table-cell table:formula="of:=[.E70]*1.8" office:value-type="float" office:value="-8.106156" calcext:value-type="float">
            <text:p>-8.10615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69]+2" office:value-type="float" office:value="294" calcext:value-type="float">
            <text:p>294</text:p>
          </table:table-cell>
          <table:table-cell table:formula="of:=[.L70]*0.95" office:value-type="float" office:value="73.7900226" calcext:value-type="float">
            <text:p>73.7900226</text:p>
          </table:table-cell>
          <table:table-cell table:formula="of:=[.M70]*0.95" office:value-type="float" office:value="-7.7008482" calcext:value-type="float">
            <text:p>-7.700848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.4624" calcext:value-type="float">
            <text:p>1.4624</text:p>
          </table:table-cell>
          <table:table-cell office:value-type="float" office:value="-0.1611" calcext:value-type="float">
            <text:p>-0.1611</text:p>
          </table:table-cell>
          <table:table-cell table:style-name="ce5" table:formula="of:=[.C70]+2" office:value-type="float" office:value="137" calcext:value-type="float">
            <text:p>137</text:p>
          </table:table-cell>
          <table:table-cell table:style-name="ce7" table:formula="of:=[.A71]*25.4" office:value-type="float" office:value="37.14496" calcext:value-type="float">
            <text:p>37.14496</text:p>
          </table:table-cell>
          <table:table-cell table:style-name="ce7" table:formula="of:=[.B71]*25.4" office:value-type="float" office:value="-4.09194" calcext:value-type="float">
            <text:p>-4.0919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0]+2" office:value-type="float" office:value="138" calcext:value-type="float">
            <text:p>138</text:p>
          </table:table-cell>
          <table:table-cell table:formula="of:=[.D71]*0.95" office:value-type="float" office:value="35.287712" calcext:value-type="float">
            <text:p>35.287712</text:p>
          </table:table-cell>
          <table:table-cell table:style-name="Default" table:formula="of:=[.E71]*0.95" office:value-type="float" office:value="-3.887343" calcext:value-type="float">
            <text:p>-3.887343</text:p>
          </table:table-cell>
          <table:table-cell table:style-name="Default" table:formula="of:=[.F71]*0.95" office:value-type="float" office:value="0" calcext:value-type="float">
            <text:p>0</text:p>
          </table:table-cell>
          <table:table-cell table:style-name="Default" table:formula="of:=[.K70]+2" office:value-type="float" office:value="295" calcext:value-type="float">
            <text:p>295</text:p>
          </table:table-cell>
          <table:table-cell table:formula="of:=[.D71]*1.8" office:value-type="float" office:value="66.860928" calcext:value-type="float">
            <text:p>66.860928</text:p>
          </table:table-cell>
          <table:table-cell table:formula="of:=[.E71]*1.8" office:value-type="float" office:value="-7.365492" calcext:value-type="float">
            <text:p>-7.36549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0]+2" office:value-type="float" office:value="296" calcext:value-type="float">
            <text:p>296</text:p>
          </table:table-cell>
          <table:table-cell table:formula="of:=[.L71]*0.95" office:value-type="float" office:value="63.5178816" calcext:value-type="float">
            <text:p>63.5178816</text:p>
          </table:table-cell>
          <table:table-cell table:formula="of:=[.M71]*0.95" office:value-type="float" office:value="-6.9972174" calcext:value-type="float">
            <text:p>-6.997217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2">
          <table:table-cell office:value-type="float" office:value="1.2293" calcext:value-type="float">
            <text:p>1.2293</text:p>
          </table:table-cell>
          <table:table-cell office:value-type="float" office:value="-0.1395" calcext:value-type="float">
            <text:p>-0.1395</text:p>
          </table:table-cell>
          <table:table-cell table:style-name="ce5" table:formula="of:=[.C71]+2" office:value-type="float" office:value="139" calcext:value-type="float">
            <text:p>139</text:p>
          </table:table-cell>
          <table:table-cell table:style-name="ce7" table:formula="of:=[.A72]*25.4" office:value-type="float" office:value="31.22422" calcext:value-type="float">
            <text:p>31.22422</text:p>
          </table:table-cell>
          <table:table-cell table:style-name="ce7" table:formula="of:=[.B72]*25.4" office:value-type="float" office:value="-3.5433" calcext:value-type="float">
            <text:p>-3.5433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1]+2" office:value-type="float" office:value="140" calcext:value-type="float">
            <text:p>140</text:p>
          </table:table-cell>
          <table:table-cell table:formula="of:=[.D72]*0.95" office:value-type="float" office:value="29.663009" calcext:value-type="float">
            <text:p>29.663009</text:p>
          </table:table-cell>
          <table:table-cell table:style-name="Default" table:formula="of:=[.E72]*0.95" office:value-type="float" office:value="-3.366135" calcext:value-type="float">
            <text:p>-3.366135</text:p>
          </table:table-cell>
          <table:table-cell table:style-name="Default" table:formula="of:=[.F72]*0.95" office:value-type="float" office:value="0" calcext:value-type="float">
            <text:p>0</text:p>
          </table:table-cell>
          <table:table-cell table:style-name="Default" table:formula="of:=[.K71]+2" office:value-type="float" office:value="297" calcext:value-type="float">
            <text:p>297</text:p>
          </table:table-cell>
          <table:table-cell table:formula="of:=[.D72]*1.8" office:value-type="float" office:value="56.203596" calcext:value-type="float">
            <text:p>56.203596</text:p>
          </table:table-cell>
          <table:table-cell table:formula="of:=[.E72]*1.8" office:value-type="float" office:value="-6.37794" calcext:value-type="float">
            <text:p>-6.37794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1]+2" office:value-type="float" office:value="298" calcext:value-type="float">
            <text:p>298</text:p>
          </table:table-cell>
          <table:table-cell table:formula="of:=[.L72]*0.95" office:value-type="float" office:value="53.3934162" calcext:value-type="float">
            <text:p>53.3934162</text:p>
          </table:table-cell>
          <table:table-cell table:formula="of:=[.M72]*0.95" office:value-type="float" office:value="-6.059043" calcext:value-type="float">
            <text:p>-6.059043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office:value-type="float" office:value="1.0302" calcext:value-type="float">
            <text:p>1.0302</text:p>
          </table:table-cell>
          <table:table-cell office:value-type="float" office:value="-0.1219" calcext:value-type="float">
            <text:p>-0.1219</text:p>
          </table:table-cell>
          <table:table-cell table:style-name="ce5" table:formula="of:=[.C72]+2" office:value-type="float" office:value="141" calcext:value-type="float">
            <text:p>141</text:p>
          </table:table-cell>
          <table:table-cell table:style-name="ce7" table:formula="of:=[.A73]*25.4" office:value-type="float" office:value="26.16708" calcext:value-type="float">
            <text:p>26.16708</text:p>
          </table:table-cell>
          <table:table-cell table:style-name="ce7" table:formula="of:=[.B73]*25.4" office:value-type="float" office:value="-3.09626" calcext:value-type="float">
            <text:p>-3.0962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2]+2" office:value-type="float" office:value="142" calcext:value-type="float">
            <text:p>142</text:p>
          </table:table-cell>
          <table:table-cell table:formula="of:=[.D73]*0.95" office:value-type="float" office:value="24.858726" calcext:value-type="float">
            <text:p>24.858726</text:p>
          </table:table-cell>
          <table:table-cell table:style-name="Default" table:formula="of:=[.E73]*0.95" office:value-type="float" office:value="-2.941447" calcext:value-type="float">
            <text:p>-2.941447</text:p>
          </table:table-cell>
          <table:table-cell table:style-name="Default" table:formula="of:=[.F73]*0.95" office:value-type="float" office:value="0" calcext:value-type="float">
            <text:p>0</text:p>
          </table:table-cell>
          <table:table-cell table:style-name="Default" table:formula="of:=[.K72]+2" office:value-type="float" office:value="299" calcext:value-type="float">
            <text:p>299</text:p>
          </table:table-cell>
          <table:table-cell table:formula="of:=[.D73]*1.8" office:value-type="float" office:value="47.100744" calcext:value-type="float">
            <text:p>47.100744</text:p>
          </table:table-cell>
          <table:table-cell table:formula="of:=[.E73]*1.8" office:value-type="float" office:value="-5.573268" calcext:value-type="float">
            <text:p>-5.57326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2]+2" office:value-type="float" office:value="300" calcext:value-type="float">
            <text:p>300</text:p>
          </table:table-cell>
          <table:table-cell table:formula="of:=[.L73]*0.95" office:value-type="float" office:value="44.7457068" calcext:value-type="float">
            <text:p>44.7457068</text:p>
          </table:table-cell>
          <table:table-cell table:formula="of:=[.M73]*0.95" office:value-type="float" office:value="-5.2946046" calcext:value-type="float">
            <text:p>-5.294604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0.8163" calcext:value-type="float">
            <text:p>0.8163</text:p>
          </table:table-cell>
          <table:table-cell office:value-type="float" office:value="-0.1084" calcext:value-type="float">
            <text:p>-0.1084</text:p>
          </table:table-cell>
          <table:table-cell table:style-name="ce5" table:formula="of:=[.C73]+2" office:value-type="float" office:value="143" calcext:value-type="float">
            <text:p>143</text:p>
          </table:table-cell>
          <table:table-cell table:style-name="ce7" table:formula="of:=[.A74]*25.4" office:value-type="float" office:value="20.73402" calcext:value-type="float">
            <text:p>20.73402</text:p>
          </table:table-cell>
          <table:table-cell table:style-name="ce7" table:formula="of:=[.B74]*25.4" office:value-type="float" office:value="-2.75336" calcext:value-type="float">
            <text:p>-2.7533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3]+2" office:value-type="float" office:value="144" calcext:value-type="float">
            <text:p>144</text:p>
          </table:table-cell>
          <table:table-cell table:formula="of:=[.D74]*0.95" office:value-type="float" office:value="19.697319" calcext:value-type="float">
            <text:p>19.697319</text:p>
          </table:table-cell>
          <table:table-cell table:style-name="Default" table:formula="of:=[.E74]*0.95" office:value-type="float" office:value="-2.615692" calcext:value-type="float">
            <text:p>-2.615692</text:p>
          </table:table-cell>
          <table:table-cell table:style-name="Default" table:formula="of:=[.F74]*0.95" office:value-type="float" office:value="0" calcext:value-type="float">
            <text:p>0</text:p>
          </table:table-cell>
          <table:table-cell table:style-name="Default" table:formula="of:=[.K73]+2" office:value-type="float" office:value="301" calcext:value-type="float">
            <text:p>301</text:p>
          </table:table-cell>
          <table:table-cell table:formula="of:=[.D74]*1.8" office:value-type="float" office:value="37.321236" calcext:value-type="float">
            <text:p>37.321236</text:p>
          </table:table-cell>
          <table:table-cell table:formula="of:=[.E74]*1.8" office:value-type="float" office:value="-4.956048" calcext:value-type="float">
            <text:p>-4.95604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3]+2" office:value-type="float" office:value="302" calcext:value-type="float">
            <text:p>302</text:p>
          </table:table-cell>
          <table:table-cell table:formula="of:=[.L74]*0.95" office:value-type="float" office:value="35.4551742" calcext:value-type="float">
            <text:p>35.4551742</text:p>
          </table:table-cell>
          <table:table-cell table:formula="of:=[.M74]*0.95" office:value-type="float" office:value="-4.7082456" calcext:value-type="float">
            <text:p>-4.708245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office:value-type="float" office:value="0.6173" calcext:value-type="float">
            <text:p>0.6173</text:p>
          </table:table-cell>
          <table:table-cell office:value-type="float" office:value="-0.0909" calcext:value-type="float">
            <text:p>-0.0909</text:p>
          </table:table-cell>
          <table:table-cell table:style-name="ce5" table:formula="of:=[.C74]+2" office:value-type="float" office:value="145" calcext:value-type="float">
            <text:p>145</text:p>
          </table:table-cell>
          <table:table-cell table:style-name="ce7" table:formula="of:=[.A75]*25.4" office:value-type="float" office:value="15.67942" calcext:value-type="float">
            <text:p>15.67942</text:p>
          </table:table-cell>
          <table:table-cell table:style-name="ce7" table:formula="of:=[.B75]*25.4" office:value-type="float" office:value="-2.30886" calcext:value-type="float">
            <text:p>-2.3088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4]+2" office:value-type="float" office:value="146" calcext:value-type="float">
            <text:p>146</text:p>
          </table:table-cell>
          <table:table-cell table:formula="of:=[.D75]*0.95" office:value-type="float" office:value="14.895449" calcext:value-type="float">
            <text:p>14.895449</text:p>
          </table:table-cell>
          <table:table-cell table:style-name="Default" table:formula="of:=[.E75]*0.95" office:value-type="float" office:value="-2.193417" calcext:value-type="float">
            <text:p>-2.193417</text:p>
          </table:table-cell>
          <table:table-cell table:style-name="Default" table:formula="of:=[.F75]*0.95" office:value-type="float" office:value="0" calcext:value-type="float">
            <text:p>0</text:p>
          </table:table-cell>
          <table:table-cell table:style-name="Default" table:formula="of:=[.K74]+2" office:value-type="float" office:value="303" calcext:value-type="float">
            <text:p>303</text:p>
          </table:table-cell>
          <table:table-cell table:formula="of:=[.D75]*1.8" office:value-type="float" office:value="28.222956" calcext:value-type="float">
            <text:p>28.222956</text:p>
          </table:table-cell>
          <table:table-cell table:formula="of:=[.E75]*1.8" office:value-type="float" office:value="-4.155948" calcext:value-type="float">
            <text:p>-4.15594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4]+2" office:value-type="float" office:value="304" calcext:value-type="float">
            <text:p>304</text:p>
          </table:table-cell>
          <table:table-cell table:formula="of:=[.L75]*0.95" office:value-type="float" office:value="26.8118082" calcext:value-type="float">
            <text:p>26.8118082</text:p>
          </table:table-cell>
          <table:table-cell table:formula="of:=[.M75]*0.95" office:value-type="float" office:value="-3.9481506" calcext:value-type="float">
            <text:p>-3.948150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2">
          <table:table-cell office:value-type="float" office:value="0.4569" calcext:value-type="float">
            <text:p>0.4569</text:p>
          </table:table-cell>
          <table:table-cell office:value-type="float" office:value="-0.0865" calcext:value-type="float">
            <text:p>-0.0865</text:p>
          </table:table-cell>
          <table:table-cell table:style-name="ce5" table:formula="of:=[.C75]+2" office:value-type="float" office:value="147" calcext:value-type="float">
            <text:p>147</text:p>
          </table:table-cell>
          <table:table-cell table:style-name="ce7" table:formula="of:=[.A76]*25.4" office:value-type="float" office:value="11.60526" calcext:value-type="float">
            <text:p>11.60526</text:p>
          </table:table-cell>
          <table:table-cell table:style-name="ce7" table:formula="of:=[.B76]*25.4" office:value-type="float" office:value="-2.1971" calcext:value-type="float">
            <text:p>-2.197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5]+2" office:value-type="float" office:value="148" calcext:value-type="float">
            <text:p>148</text:p>
          </table:table-cell>
          <table:table-cell table:formula="of:=[.D76]*0.95" office:value-type="float" office:value="11.024997" calcext:value-type="float">
            <text:p>11.024997</text:p>
          </table:table-cell>
          <table:table-cell table:style-name="Default" table:formula="of:=[.E76]*0.95" office:value-type="float" office:value="-2.087245" calcext:value-type="float">
            <text:p>-2.087245</text:p>
          </table:table-cell>
          <table:table-cell table:style-name="Default" table:formula="of:=[.F76]*0.95" office:value-type="float" office:value="0" calcext:value-type="float">
            <text:p>0</text:p>
          </table:table-cell>
          <table:table-cell table:style-name="Default" table:formula="of:=[.K75]+2" office:value-type="float" office:value="305" calcext:value-type="float">
            <text:p>305</text:p>
          </table:table-cell>
          <table:table-cell table:formula="of:=[.D76]*1.8" office:value-type="float" office:value="20.889468" calcext:value-type="float">
            <text:p>20.889468</text:p>
          </table:table-cell>
          <table:table-cell table:formula="of:=[.E76]*1.8" office:value-type="float" office:value="-3.95478" calcext:value-type="float">
            <text:p>-3.9547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5]+2" office:value-type="float" office:value="306" calcext:value-type="float">
            <text:p>306</text:p>
          </table:table-cell>
          <table:table-cell table:formula="of:=[.L76]*0.95" office:value-type="float" office:value="19.8449946" calcext:value-type="float">
            <text:p>19.8449946</text:p>
          </table:table-cell>
          <table:table-cell table:formula="of:=[.M76]*0.95" office:value-type="float" office:value="-3.757041" calcext:value-type="float">
            <text:p>-3.757041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04"/>
        </table:table-row>
        <table:table-row table:style-name="ro2">
          <table:table-cell office:value-type="float" office:value="0.2827" calcext:value-type="float">
            <text:p>0.2827</text:p>
          </table:table-cell>
          <table:table-cell office:value-type="float" office:value="-0.0776" calcext:value-type="float">
            <text:p>-0.0776</text:p>
          </table:table-cell>
          <table:table-cell table:style-name="ce5" table:formula="of:=[.C76]+2" office:value-type="float" office:value="149" calcext:value-type="float">
            <text:p>149</text:p>
          </table:table-cell>
          <table:table-cell table:style-name="ce7" table:formula="of:=[.A77]*25.4" office:value-type="float" office:value="7.18058" calcext:value-type="float">
            <text:p>7.18058</text:p>
          </table:table-cell>
          <table:table-cell table:style-name="ce7" table:formula="of:=[.B77]*25.4" office:value-type="float" office:value="-1.97104" calcext:value-type="float">
            <text:p>-1.9710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6]+2" office:value-type="float" office:value="150" calcext:value-type="float">
            <text:p>150</text:p>
          </table:table-cell>
          <table:table-cell table:formula="of:=[.D77]*0.95" office:value-type="float" office:value="6.821551" calcext:value-type="float">
            <text:p>6.821551</text:p>
          </table:table-cell>
          <table:table-cell table:style-name="Default" table:formula="of:=[.E77]*0.95" office:value-type="float" office:value="-1.872488" calcext:value-type="float">
            <text:p>-1.872488</text:p>
          </table:table-cell>
          <table:table-cell table:style-name="Default" table:formula="of:=[.F77]*0.95" office:value-type="float" office:value="0" calcext:value-type="float">
            <text:p>0</text:p>
          </table:table-cell>
          <table:table-cell table:style-name="Default" table:formula="of:=[.K76]+2" office:value-type="float" office:value="307" calcext:value-type="float">
            <text:p>307</text:p>
          </table:table-cell>
          <table:table-cell table:formula="of:=[.D77]*1.8" office:value-type="float" office:value="12.925044" calcext:value-type="float">
            <text:p>12.925044</text:p>
          </table:table-cell>
          <table:table-cell table:formula="of:=[.E77]*1.8" office:value-type="float" office:value="-3.547872" calcext:value-type="float">
            <text:p>-3.547872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6]+2" office:value-type="float" office:value="308" calcext:value-type="float">
            <text:p>308</text:p>
          </table:table-cell>
          <table:table-cell table:formula="of:=[.L77]*0.95" office:value-type="float" office:value="12.2787918" calcext:value-type="float">
            <text:p>12.2787918</text:p>
          </table:table-cell>
          <table:table-cell table:formula="of:=[.M77]*0.95" office:value-type="float" office:value="-3.3704784" calcext:value-type="float">
            <text:p>-3.3704784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2">
          <table:table-cell office:value-type="float" office:value="0.1673" calcext:value-type="float">
            <text:p>0.1673</text:p>
          </table:table-cell>
          <table:table-cell office:value-type="float" office:value="-0.0698" calcext:value-type="float">
            <text:p>-0.0698</text:p>
          </table:table-cell>
          <table:table-cell table:style-name="ce5" table:formula="of:=[.C77]+2" office:value-type="float" office:value="151" calcext:value-type="float">
            <text:p>151</text:p>
          </table:table-cell>
          <table:table-cell table:style-name="ce7" table:formula="of:=[.A78]*25.4" office:value-type="float" office:value="4.24942" calcext:value-type="float">
            <text:p>4.24942</text:p>
          </table:table-cell>
          <table:table-cell table:style-name="ce7" table:formula="of:=[.B78]*25.4" office:value-type="float" office:value="-1.77292" calcext:value-type="float">
            <text:p>-1.7729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7]+2" office:value-type="float" office:value="152" calcext:value-type="float">
            <text:p>152</text:p>
          </table:table-cell>
          <table:table-cell table:formula="of:=[.D78]*0.95" office:value-type="float" office:value="4.036949" calcext:value-type="float">
            <text:p>4.036949</text:p>
          </table:table-cell>
          <table:table-cell table:style-name="Default" table:formula="of:=[.E78]*0.95" office:value-type="float" office:value="-1.684274" calcext:value-type="float">
            <text:p>-1.684274</text:p>
          </table:table-cell>
          <table:table-cell table:style-name="Default" table:formula="of:=[.F78]*0.95" office:value-type="float" office:value="0" calcext:value-type="float">
            <text:p>0</text:p>
          </table:table-cell>
          <table:table-cell table:style-name="Default" table:formula="of:=[.K77]+2" office:value-type="float" office:value="309" calcext:value-type="float">
            <text:p>309</text:p>
          </table:table-cell>
          <table:table-cell table:formula="of:=[.D78]*1.8" office:value-type="float" office:value="7.648956" calcext:value-type="float">
            <text:p>7.648956</text:p>
          </table:table-cell>
          <table:table-cell table:formula="of:=[.E78]*1.8" office:value-type="float" office:value="-3.191256" calcext:value-type="float">
            <text:p>-3.19125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7]+2" office:value-type="float" office:value="310" calcext:value-type="float">
            <text:p>310</text:p>
          </table:table-cell>
          <table:table-cell table:formula="of:=[.L78]*0.95" office:value-type="float" office:value="7.2665082" calcext:value-type="float">
            <text:p>7.2665082</text:p>
          </table:table-cell>
          <table:table-cell table:formula="of:=[.M78]*0.95" office:value-type="float" office:value="-3.0316932" calcext:value-type="float">
            <text:p>-3.031693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office:value-type="float" office:value="0.0801" calcext:value-type="float">
            <text:p>0.0801</text:p>
          </table:table-cell>
          <table:table-cell office:value-type="float" office:value="-0.0538" calcext:value-type="float">
            <text:p>-0.0538</text:p>
          </table:table-cell>
          <table:table-cell table:style-name="ce5" table:formula="of:=[.C78]+2" office:value-type="float" office:value="153" calcext:value-type="float">
            <text:p>153</text:p>
          </table:table-cell>
          <table:table-cell table:style-name="ce7" table:formula="of:=[.A79]*25.4" office:value-type="float" office:value="2.03454" calcext:value-type="float">
            <text:p>2.03454</text:p>
          </table:table-cell>
          <table:table-cell table:style-name="ce7" table:formula="of:=[.B79]*25.4" office:value-type="float" office:value="-1.36652" calcext:value-type="float">
            <text:p>-1.3665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8]+2" office:value-type="float" office:value="154" calcext:value-type="float">
            <text:p>154</text:p>
          </table:table-cell>
          <table:table-cell table:formula="of:=[.D79]*0.95" office:value-type="float" office:value="1.932813" calcext:value-type="float">
            <text:p>1.932813</text:p>
          </table:table-cell>
          <table:table-cell table:style-name="Default" table:formula="of:=[.E79]*0.95" office:value-type="float" office:value="-1.298194" calcext:value-type="float">
            <text:p>-1.298194</text:p>
          </table:table-cell>
          <table:table-cell table:style-name="Default" table:formula="of:=[.F79]*0.95" office:value-type="float" office:value="0" calcext:value-type="float">
            <text:p>0</text:p>
          </table:table-cell>
          <table:table-cell table:style-name="Default" table:formula="of:=[.K78]+2" office:value-type="float" office:value="311" calcext:value-type="float">
            <text:p>311</text:p>
          </table:table-cell>
          <table:table-cell table:formula="of:=[.D79]*1.8" office:value-type="float" office:value="3.662172" calcext:value-type="float">
            <text:p>3.662172</text:p>
          </table:table-cell>
          <table:table-cell table:formula="of:=[.E79]*1.8" office:value-type="float" office:value="-2.459736" calcext:value-type="float">
            <text:p>-2.45973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8]+2" office:value-type="float" office:value="312" calcext:value-type="float">
            <text:p>312</text:p>
          </table:table-cell>
          <table:table-cell table:formula="of:=[.L79]*0.95" office:value-type="float" office:value="3.4790634" calcext:value-type="float">
            <text:p>3.4790634</text:p>
          </table:table-cell>
          <table:table-cell table:formula="of:=[.M79]*0.95" office:value-type="float" office:value="-2.3367492" calcext:value-type="float">
            <text:p>-2.336749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2">
          <table:table-cell office:value-type="float" office:value="0.0234" calcext:value-type="float">
            <text:p>0.0234</text:p>
          </table:table-cell>
          <table:table-cell office:value-type="float" office:value="-0.0214" calcext:value-type="float">
            <text:p>-0.0214</text:p>
          </table:table-cell>
          <table:table-cell table:style-name="ce5" table:formula="of:=[.C79]+2" office:value-type="float" office:value="155" calcext:value-type="float">
            <text:p>155</text:p>
          </table:table-cell>
          <table:table-cell table:style-name="ce7" table:formula="of:=[.A80]*25.4" office:value-type="float" office:value="0.59436" calcext:value-type="float">
            <text:p>0.59436</text:p>
          </table:table-cell>
          <table:table-cell table:style-name="ce7" table:formula="of:=[.B80]*25.4" office:value-type="float" office:value="-0.54356" calcext:value-type="float">
            <text:p>-0.54356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79]+2" office:value-type="float" office:value="156" calcext:value-type="float">
            <text:p>156</text:p>
          </table:table-cell>
          <table:table-cell table:formula="of:=[.D80]*0.95" office:value-type="float" office:value="0.564642" calcext:value-type="float">
            <text:p>0.564642</text:p>
          </table:table-cell>
          <table:table-cell table:style-name="Default" table:formula="of:=[.E80]*0.95" office:value-type="float" office:value="-0.516382" calcext:value-type="float">
            <text:p>-0.516382</text:p>
          </table:table-cell>
          <table:table-cell table:style-name="Default" table:formula="of:=[.F80]*0.95" office:value-type="float" office:value="0" calcext:value-type="float">
            <text:p>0</text:p>
          </table:table-cell>
          <table:table-cell table:style-name="Default" table:formula="of:=[.K79]+2" office:value-type="float" office:value="313" calcext:value-type="float">
            <text:p>313</text:p>
          </table:table-cell>
          <table:table-cell table:formula="of:=[.D80]*1.8" office:value-type="float" office:value="1.069848" calcext:value-type="float">
            <text:p>1.069848</text:p>
          </table:table-cell>
          <table:table-cell table:formula="of:=[.E80]*1.8" office:value-type="float" office:value="-0.978408" calcext:value-type="float">
            <text:p>-0.978408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79]+2" office:value-type="float" office:value="314" calcext:value-type="float">
            <text:p>314</text:p>
          </table:table-cell>
          <table:table-cell table:formula="of:=[.L80]*0.95" office:value-type="float" office:value="1.0163556" calcext:value-type="float">
            <text:p>1.0163556</text:p>
          </table:table-cell>
          <table:table-cell table:formula="of:=[.M80]*0.95" office:value-type="float" office:value="-0.9294876" calcext:value-type="float">
            <text:p>-0.9294876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office:value-type="float" office:value="0.0127" calcext:value-type="float">
            <text:p>0.0127</text:p>
          </table:table-cell>
          <table:table-cell office:value-type="float" office:value="0.0358" calcext:value-type="float">
            <text:p>0.0358</text:p>
          </table:table-cell>
          <table:table-cell table:style-name="ce5" table:formula="of:=[.C80]+2" office:value-type="float" office:value="157" calcext:value-type="float">
            <text:p>157</text:p>
          </table:table-cell>
          <table:table-cell table:style-name="ce8" table:formula="of:=[.A81]*25.4" office:value-type="float" office:value="0.32258" calcext:value-type="float">
            <text:p>0.32258</text:p>
          </table:table-cell>
          <table:table-cell table:style-name="ce7" table:formula="of:=[.B81]*25.4" office:value-type="float" office:value="0.90932" calcext:value-type="float">
            <text:p>0.90932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formula="of:=[.G80]+2" office:value-type="float" office:value="158" calcext:value-type="float">
            <text:p>158</text:p>
          </table:table-cell>
          <table:table-cell table:formula="of:=[.D81]*0.95" office:value-type="float" office:value="0.306451" calcext:value-type="float">
            <text:p>0.306451</text:p>
          </table:table-cell>
          <table:table-cell table:style-name="Default" table:formula="of:=[.E81]*0.95" office:value-type="float" office:value="0.863854" calcext:value-type="float">
            <text:p>0.863854</text:p>
          </table:table-cell>
          <table:table-cell table:style-name="Default" table:formula="of:=[.F81]*0.95" office:value-type="float" office:value="0" calcext:value-type="float">
            <text:p>0</text:p>
          </table:table-cell>
          <table:table-cell table:style-name="Default" table:formula="of:=[.K80]+2" office:value-type="float" office:value="315" calcext:value-type="float">
            <text:p>315</text:p>
          </table:table-cell>
          <table:table-cell table:formula="of:=[.D81]*1.8" office:value-type="float" office:value="0.580644" calcext:value-type="float">
            <text:p>0.580644</text:p>
          </table:table-cell>
          <table:table-cell table:formula="of:=[.E81]*1.8" office:value-type="float" office:value="1.636776" calcext:value-type="float">
            <text:p>1.636776</text:p>
          </table:table-cell>
          <table:table-cell office:value-type="float" office:value="1758.696" calcext:value-type="float">
            <text:p>1758.696</text:p>
          </table:table-cell>
          <table:table-cell table:style-name="Default" table:formula="of:=[.O80]+2" office:value-type="float" office:value="316" calcext:value-type="float">
            <text:p>316</text:p>
          </table:table-cell>
          <table:table-cell table:formula="of:=[.L81]*0.95" office:value-type="float" office:value="0.5516118" calcext:value-type="float">
            <text:p>0.5516118</text:p>
          </table:table-cell>
          <table:table-cell table:formula="of:=[.M81]*0.95" office:value-type="float" office:value="1.5549372" calcext:value-type="float">
            <text:p>1.5549372</text:p>
          </table:table-cell>
          <table:table-cell office:value-type="float" office:value="1758.696" calcext:value-type="float">
            <text:p>1758.696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81]-73.3684" office:value-type="float" office:value="-73.04582" calcext:value-type="float">
            <text:p>-73.04582</text:p>
          </table:table-cell>
          <table:table-cell office:value-type="float" office:value="0.90932" calcext:value-type="float">
            <text:p>0.90932</text:p>
          </table:table-cell>
          <table:table-cell table:number-columns-repeated="6"/>
          <table:table-cell office:value-type="float" office:value="1759" calcext:value-type="float">
            <text:p>1759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formula="of:=[.D38]-[.M87]" office:value-type="float" office:value="257.112008" calcext:value-type="float">
            <text:p>257.11200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759" calcext:value-type="float">
            <text:p>1759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formula="of:=[.D81]-[.D38]" office:value-type="float" office:value="-183.42102" calcext:value-type="float">
            <text:p>-183.42102</text:p>
          </table:table-cell>
          <table:table-cell table:formula="of:=[.L81]-[.L38]" office:value-type="float" office:value="-330.157836" calcext:value-type="float">
            <text:p>-330.157836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formula="of:=[.M85]-[.L85]" office:value-type="float" office:value="-146.736816" calcext:value-type="float">
            <text:p>-146.736816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formula="of:=[.M86]/2" office:value-type="float" office:value="-73.368408" calcext:value-type="float">
            <text:p>-73.368408</text:p>
          </table:table-cell>
          <table:table-cell table:number-columns-repeated="1011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wing_1" table:base-cell-address="$Sheet2.$A$1" table:cell-range-address="$Sheet2.$A$2:.$B$81"/>
        </table:named-expressions>
      </table:table>
      <table:table table:name="Sheet3" table:style-name="ta2">
        <office:forms form:automatic-focus="false" form:apply-design-mode="false"/>
        <table:table-column table:style-name="co8" table:number-columns-repeated="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/>
          <table:table-cell office:value-type="string" calcext:value-type="string" table:number-columns-spanned="2" table:number-rows-spanned="1">
            <text:p>Free-end’s outer nodes 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Free-end’s nodes with <text:s/>thickness <text:s/></text:p>
          </table:table-cell>
          <table:covered-table-cell/>
          <table:table-cell office:value-type="string" calcext:value-type="string" table:number-columns-spanned="2" table:number-rows-spanned="1">
            <text:p>Clameped end outer nodes</text:p>
          </table:table-cell>
          <table:covered-table-cell/>
          <table:table-cell office:value-type="string" calcext:value-type="string" table:number-columns-spanned="2" table:number-rows-spanned="1">
            <text:p>Clamed end nodes with thickness</text:p>
          </table:table-cell>
          <table:covered-table-cell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10e-9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J5]" office:value-type="float" office:value="165" calcext:value-type="float">
            <text:p>165</text:p>
          </table:table-cell>
          <table:table-cell table:formula="of:=[.J5]+2" office:value-type="float" office:value="167" calcext:value-type="float">
            <text:p>167</text:p>
          </table:table-cell>
          <table:table-cell table:formula="of:=[.K5]+2" office:value-type="float" office:value="168" calcext:value-type="float">
            <text:p>168</text:p>
          </table:table-cell>
          <table:table-cell table:formula="of:=[.K5]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C6]" office:value-type="float" office:value="9" calcext:value-type="float">
            <text:p>9</text:p>
          </table:table-cell>
          <table:table-cell table:formula="of:=[.C6]+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]+2" office:value-type="float" office:value="12" calcext:value-type="float">
            <text:p>12</text:p>
          </table:table-cell>
          <table:table-cell table:formula="of:=[.G6]" office:value-type="float" office:value="10" calcext:value-type="float">
            <text:p>10</text:p>
          </table:table-cell>
          <table:table-cell table:formula="of:=[.J6]" office:value-type="float" office:value="167" calcext:value-type="float">
            <text:p>167</text:p>
          </table:table-cell>
          <table:table-cell table:formula="of:=[.J6]+2" office:value-type="float" office:value="169" calcext:value-type="float">
            <text:p>169</text:p>
          </table:table-cell>
          <table:table-cell table:formula="of:=[.K6]+2" office:value-type="float" office:value="170" calcext:value-type="float">
            <text:p>170</text:p>
          </table:table-cell>
          <table:table-cell table:formula="of:=[.K6]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C7]" office:value-type="float" office:value="11" calcext:value-type="float">
            <text:p>11</text:p>
          </table:table-cell>
          <table:table-cell table:formula="of:=[.C7]+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]+2" office:value-type="float" office:value="14" calcext:value-type="float">
            <text:p>14</text:p>
          </table:table-cell>
          <table:table-cell table:formula="of:=[.G7]" office:value-type="float" office:value="12" calcext:value-type="float">
            <text:p>12</text:p>
          </table:table-cell>
          <table:table-cell table:formula="of:=[.J7]" office:value-type="float" office:value="169" calcext:value-type="float">
            <text:p>169</text:p>
          </table:table-cell>
          <table:table-cell table:formula="of:=[.J7]+2" office:value-type="float" office:value="171" calcext:value-type="float">
            <text:p>171</text:p>
          </table:table-cell>
          <table:table-cell table:formula="of:=[.K7]+2" office:value-type="float" office:value="172" calcext:value-type="float">
            <text:p>172</text:p>
          </table:table-cell>
          <table:table-cell table:formula="of:=[.K7]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C8]" office:value-type="float" office:value="13" calcext:value-type="float">
            <text:p>13</text:p>
          </table:table-cell>
          <table:table-cell table:formula="of:=[.C8]+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8]+2" office:value-type="float" office:value="16" calcext:value-type="float">
            <text:p>16</text:p>
          </table:table-cell>
          <table:table-cell table:formula="of:=[.G8]" office:value-type="float" office:value="14" calcext:value-type="float">
            <text:p>14</text:p>
          </table:table-cell>
          <table:table-cell table:formula="of:=[.J8]" office:value-type="float" office:value="171" calcext:value-type="float">
            <text:p>171</text:p>
          </table:table-cell>
          <table:table-cell table:formula="of:=[.J8]+2" office:value-type="float" office:value="173" calcext:value-type="float">
            <text:p>173</text:p>
          </table:table-cell>
          <table:table-cell table:formula="of:=[.K8]+2" office:value-type="float" office:value="174" calcext:value-type="float">
            <text:p>174</text:p>
          </table:table-cell>
          <table:table-cell table:formula="of:=[.K8]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C9]" office:value-type="float" office:value="15" calcext:value-type="float">
            <text:p>15</text:p>
          </table:table-cell>
          <table:table-cell table:formula="of:=[.C9]+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9]+2" office:value-type="float" office:value="18" calcext:value-type="float">
            <text:p>18</text:p>
          </table:table-cell>
          <table:table-cell table:formula="of:=[.G9]" office:value-type="float" office:value="16" calcext:value-type="float">
            <text:p>16</text:p>
          </table:table-cell>
          <table:table-cell table:formula="of:=[.J9]" office:value-type="float" office:value="173" calcext:value-type="float">
            <text:p>173</text:p>
          </table:table-cell>
          <table:table-cell table:formula="of:=[.J9]+2" office:value-type="float" office:value="175" calcext:value-type="float">
            <text:p>175</text:p>
          </table:table-cell>
          <table:table-cell table:formula="of:=[.K9]+2" office:value-type="float" office:value="176" calcext:value-type="float">
            <text:p>176</text:p>
          </table:table-cell>
          <table:table-cell table:formula="of:=[.K9]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C10]" office:value-type="float" office:value="17" calcext:value-type="float">
            <text:p>17</text:p>
          </table:table-cell>
          <table:table-cell table:formula="of:=[.C10]+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0]+2" office:value-type="float" office:value="20" calcext:value-type="float">
            <text:p>20</text:p>
          </table:table-cell>
          <table:table-cell table:formula="of:=[.G10]" office:value-type="float" office:value="18" calcext:value-type="float">
            <text:p>18</text:p>
          </table:table-cell>
          <table:table-cell table:formula="of:=[.J10]" office:value-type="float" office:value="175" calcext:value-type="float">
            <text:p>175</text:p>
          </table:table-cell>
          <table:table-cell table:formula="of:=[.J10]+2" office:value-type="float" office:value="177" calcext:value-type="float">
            <text:p>177</text:p>
          </table:table-cell>
          <table:table-cell table:formula="of:=[.K10]+2" office:value-type="float" office:value="178" calcext:value-type="float">
            <text:p>178</text:p>
          </table:table-cell>
          <table:table-cell table:formula="of:=[.K10]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C11]" office:value-type="float" office:value="19" calcext:value-type="float">
            <text:p>19</text:p>
          </table:table-cell>
          <table:table-cell table:formula="of:=[.C11]+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1]+2" office:value-type="float" office:value="22" calcext:value-type="float">
            <text:p>22</text:p>
          </table:table-cell>
          <table:table-cell table:formula="of:=[.G11]" office:value-type="float" office:value="20" calcext:value-type="float">
            <text:p>20</text:p>
          </table:table-cell>
          <table:table-cell table:formula="of:=[.J11]" office:value-type="float" office:value="177" calcext:value-type="float">
            <text:p>177</text:p>
          </table:table-cell>
          <table:table-cell table:formula="of:=[.J11]+2" office:value-type="float" office:value="179" calcext:value-type="float">
            <text:p>179</text:p>
          </table:table-cell>
          <table:table-cell table:formula="of:=[.K11]+2" office:value-type="float" office:value="180" calcext:value-type="float">
            <text:p>180</text:p>
          </table:table-cell>
          <table:table-cell table:formula="of:=[.K11]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C12]" office:value-type="float" office:value="21" calcext:value-type="float">
            <text:p>21</text:p>
          </table:table-cell>
          <table:table-cell table:formula="of:=[.C12]+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2]+2" office:value-type="float" office:value="24" calcext:value-type="float">
            <text:p>24</text:p>
          </table:table-cell>
          <table:table-cell table:formula="of:=[.G12]" office:value-type="float" office:value="22" calcext:value-type="float">
            <text:p>22</text:p>
          </table:table-cell>
          <table:table-cell table:formula="of:=[.J12]" office:value-type="float" office:value="179" calcext:value-type="float">
            <text:p>179</text:p>
          </table:table-cell>
          <table:table-cell table:formula="of:=[.J12]+2" office:value-type="float" office:value="181" calcext:value-type="float">
            <text:p>181</text:p>
          </table:table-cell>
          <table:table-cell table:formula="of:=[.K12]+2" office:value-type="float" office:value="182" calcext:value-type="float">
            <text:p>182</text:p>
          </table:table-cell>
          <table:table-cell table:formula="of:=[.K12]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C13]" office:value-type="float" office:value="23" calcext:value-type="float">
            <text:p>23</text:p>
          </table:table-cell>
          <table:table-cell table:formula="of:=[.C13]+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3]+2" office:value-type="float" office:value="26" calcext:value-type="float">
            <text:p>26</text:p>
          </table:table-cell>
          <table:table-cell table:formula="of:=[.G13]" office:value-type="float" office:value="24" calcext:value-type="float">
            <text:p>24</text:p>
          </table:table-cell>
          <table:table-cell table:formula="of:=[.J13]" office:value-type="float" office:value="181" calcext:value-type="float">
            <text:p>181</text:p>
          </table:table-cell>
          <table:table-cell table:formula="of:=[.J13]+2" office:value-type="float" office:value="183" calcext:value-type="float">
            <text:p>183</text:p>
          </table:table-cell>
          <table:table-cell table:formula="of:=[.K13]+2" office:value-type="float" office:value="184" calcext:value-type="float">
            <text:p>184</text:p>
          </table:table-cell>
          <table:table-cell table:formula="of:=[.K13]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C14]" office:value-type="float" office:value="25" calcext:value-type="float">
            <text:p>25</text:p>
          </table:table-cell>
          <table:table-cell table:formula="of:=[.C14]+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4]+2" office:value-type="float" office:value="28" calcext:value-type="float">
            <text:p>28</text:p>
          </table:table-cell>
          <table:table-cell table:formula="of:=[.G14]" office:value-type="float" office:value="26" calcext:value-type="float">
            <text:p>26</text:p>
          </table:table-cell>
          <table:table-cell table:formula="of:=[.J14]" office:value-type="float" office:value="183" calcext:value-type="float">
            <text:p>183</text:p>
          </table:table-cell>
          <table:table-cell table:formula="of:=[.J14]+2" office:value-type="float" office:value="185" calcext:value-type="float">
            <text:p>185</text:p>
          </table:table-cell>
          <table:table-cell table:formula="of:=[.K14]+2" office:value-type="float" office:value="186" calcext:value-type="float">
            <text:p>186</text:p>
          </table:table-cell>
          <table:table-cell table:formula="of:=[.K14]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C15]" office:value-type="float" office:value="27" calcext:value-type="float">
            <text:p>27</text:p>
          </table:table-cell>
          <table:table-cell table:formula="of:=[.C15]+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5]+2" office:value-type="float" office:value="30" calcext:value-type="float">
            <text:p>30</text:p>
          </table:table-cell>
          <table:table-cell table:formula="of:=[.G15]" office:value-type="float" office:value="28" calcext:value-type="float">
            <text:p>28</text:p>
          </table:table-cell>
          <table:table-cell table:formula="of:=[.J15]" office:value-type="float" office:value="185" calcext:value-type="float">
            <text:p>185</text:p>
          </table:table-cell>
          <table:table-cell table:formula="of:=[.J15]+2" office:value-type="float" office:value="187" calcext:value-type="float">
            <text:p>187</text:p>
          </table:table-cell>
          <table:table-cell table:formula="of:=[.K15]+2" office:value-type="float" office:value="188" calcext:value-type="float">
            <text:p>188</text:p>
          </table:table-cell>
          <table:table-cell table:formula="of:=[.K15]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C16]" office:value-type="float" office:value="29" calcext:value-type="float">
            <text:p>29</text:p>
          </table:table-cell>
          <table:table-cell table:formula="of:=[.C16]+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6]+2" office:value-type="float" office:value="32" calcext:value-type="float">
            <text:p>32</text:p>
          </table:table-cell>
          <table:table-cell table:formula="of:=[.G16]" office:value-type="float" office:value="30" calcext:value-type="float">
            <text:p>30</text:p>
          </table:table-cell>
          <table:table-cell table:formula="of:=[.J16]" office:value-type="float" office:value="187" calcext:value-type="float">
            <text:p>187</text:p>
          </table:table-cell>
          <table:table-cell table:formula="of:=[.J16]+2" office:value-type="float" office:value="189" calcext:value-type="float">
            <text:p>189</text:p>
          </table:table-cell>
          <table:table-cell table:formula="of:=[.K16]+2" office:value-type="float" office:value="190" calcext:value-type="float">
            <text:p>190</text:p>
          </table:table-cell>
          <table:table-cell table:formula="of:=[.K16]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C17]" office:value-type="float" office:value="31" calcext:value-type="float">
            <text:p>31</text:p>
          </table:table-cell>
          <table:table-cell table:formula="of:=[.C17]+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7]+2" office:value-type="float" office:value="34" calcext:value-type="float">
            <text:p>34</text:p>
          </table:table-cell>
          <table:table-cell table:formula="of:=[.G17]" office:value-type="float" office:value="32" calcext:value-type="float">
            <text:p>32</text:p>
          </table:table-cell>
          <table:table-cell table:formula="of:=[.J17]" office:value-type="float" office:value="189" calcext:value-type="float">
            <text:p>189</text:p>
          </table:table-cell>
          <table:table-cell table:formula="of:=[.J17]+2" office:value-type="float" office:value="191" calcext:value-type="float">
            <text:p>191</text:p>
          </table:table-cell>
          <table:table-cell table:formula="of:=[.K17]+2" office:value-type="float" office:value="192" calcext:value-type="float">
            <text:p>192</text:p>
          </table:table-cell>
          <table:table-cell table:formula="of:=[.K17]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C18]" office:value-type="float" office:value="33" calcext:value-type="float">
            <text:p>33</text:p>
          </table:table-cell>
          <table:table-cell table:formula="of:=[.C18]+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8]+2" office:value-type="float" office:value="36" calcext:value-type="float">
            <text:p>36</text:p>
          </table:table-cell>
          <table:table-cell table:formula="of:=[.G18]" office:value-type="float" office:value="34" calcext:value-type="float">
            <text:p>34</text:p>
          </table:table-cell>
          <table:table-cell table:formula="of:=[.J18]" office:value-type="float" office:value="191" calcext:value-type="float">
            <text:p>191</text:p>
          </table:table-cell>
          <table:table-cell table:formula="of:=[.J18]+2" office:value-type="float" office:value="193" calcext:value-type="float">
            <text:p>193</text:p>
          </table:table-cell>
          <table:table-cell table:formula="of:=[.K18]+2" office:value-type="float" office:value="194" calcext:value-type="float">
            <text:p>194</text:p>
          </table:table-cell>
          <table:table-cell table:formula="of:=[.K18]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C19]" office:value-type="float" office:value="35" calcext:value-type="float">
            <text:p>35</text:p>
          </table:table-cell>
          <table:table-cell table:formula="of:=[.C19]+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19]+2" office:value-type="float" office:value="38" calcext:value-type="float">
            <text:p>38</text:p>
          </table:table-cell>
          <table:table-cell table:formula="of:=[.G19]" office:value-type="float" office:value="36" calcext:value-type="float">
            <text:p>36</text:p>
          </table:table-cell>
          <table:table-cell table:formula="of:=[.J19]" office:value-type="float" office:value="193" calcext:value-type="float">
            <text:p>193</text:p>
          </table:table-cell>
          <table:table-cell table:formula="of:=[.J19]+2" office:value-type="float" office:value="195" calcext:value-type="float">
            <text:p>195</text:p>
          </table:table-cell>
          <table:table-cell table:formula="of:=[.K19]+2" office:value-type="float" office:value="196" calcext:value-type="float">
            <text:p>196</text:p>
          </table:table-cell>
          <table:table-cell table:formula="of:=[.K19]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C20]" office:value-type="float" office:value="37" calcext:value-type="float">
            <text:p>37</text:p>
          </table:table-cell>
          <table:table-cell table:formula="of:=[.C20]+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0]+2" office:value-type="float" office:value="40" calcext:value-type="float">
            <text:p>40</text:p>
          </table:table-cell>
          <table:table-cell table:formula="of:=[.G20]" office:value-type="float" office:value="38" calcext:value-type="float">
            <text:p>38</text:p>
          </table:table-cell>
          <table:table-cell table:formula="of:=[.J20]" office:value-type="float" office:value="195" calcext:value-type="float">
            <text:p>195</text:p>
          </table:table-cell>
          <table:table-cell table:formula="of:=[.J20]+2" office:value-type="float" office:value="197" calcext:value-type="float">
            <text:p>197</text:p>
          </table:table-cell>
          <table:table-cell table:formula="of:=[.K20]+2" office:value-type="float" office:value="198" calcext:value-type="float">
            <text:p>198</text:p>
          </table:table-cell>
          <table:table-cell table:formula="of:=[.K20]"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C21]" office:value-type="float" office:value="39" calcext:value-type="float">
            <text:p>39</text:p>
          </table:table-cell>
          <table:table-cell table:formula="of:=[.C21]+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1]+2" office:value-type="float" office:value="42" calcext:value-type="float">
            <text:p>42</text:p>
          </table:table-cell>
          <table:table-cell table:formula="of:=[.G21]" office:value-type="float" office:value="40" calcext:value-type="float">
            <text:p>40</text:p>
          </table:table-cell>
          <table:table-cell table:formula="of:=[.J21]" office:value-type="float" office:value="197" calcext:value-type="float">
            <text:p>197</text:p>
          </table:table-cell>
          <table:table-cell table:formula="of:=[.J21]+2" office:value-type="float" office:value="199" calcext:value-type="float">
            <text:p>199</text:p>
          </table:table-cell>
          <table:table-cell table:formula="of:=[.K21]+2" office:value-type="float" office:value="200" calcext:value-type="float">
            <text:p>200</text:p>
          </table:table-cell>
          <table:table-cell table:formula="of:=[.K21]"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C22]" office:value-type="float" office:value="41" calcext:value-type="float">
            <text:p>41</text:p>
          </table:table-cell>
          <table:table-cell table:formula="of:=[.C22]+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2]+2" office:value-type="float" office:value="44" calcext:value-type="float">
            <text:p>44</text:p>
          </table:table-cell>
          <table:table-cell table:formula="of:=[.G22]" office:value-type="float" office:value="42" calcext:value-type="float">
            <text:p>42</text:p>
          </table:table-cell>
          <table:table-cell table:formula="of:=[.J22]" office:value-type="float" office:value="199" calcext:value-type="float">
            <text:p>199</text:p>
          </table:table-cell>
          <table:table-cell table:formula="of:=[.J22]+2" office:value-type="float" office:value="201" calcext:value-type="float">
            <text:p>201</text:p>
          </table:table-cell>
          <table:table-cell table:formula="of:=[.K22]+2" office:value-type="float" office:value="202" calcext:value-type="float">
            <text:p>202</text:p>
          </table:table-cell>
          <table:table-cell table:formula="of:=[.K22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C23]" office:value-type="float" office:value="43" calcext:value-type="float">
            <text:p>43</text:p>
          </table:table-cell>
          <table:table-cell table:formula="of:=[.C23]+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3]+2" office:value-type="float" office:value="46" calcext:value-type="float">
            <text:p>46</text:p>
          </table:table-cell>
          <table:table-cell table:formula="of:=[.G23]" office:value-type="float" office:value="44" calcext:value-type="float">
            <text:p>44</text:p>
          </table:table-cell>
          <table:table-cell table:formula="of:=[.J23]" office:value-type="float" office:value="201" calcext:value-type="float">
            <text:p>201</text:p>
          </table:table-cell>
          <table:table-cell table:formula="of:=[.J23]+2" office:value-type="float" office:value="203" calcext:value-type="float">
            <text:p>203</text:p>
          </table:table-cell>
          <table:table-cell table:formula="of:=[.K23]+2" office:value-type="float" office:value="204" calcext:value-type="float">
            <text:p>204</text:p>
          </table:table-cell>
          <table:table-cell table:formula="of:=[.K23]"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C24]" office:value-type="float" office:value="45" calcext:value-type="float">
            <text:p>45</text:p>
          </table:table-cell>
          <table:table-cell table:formula="of:=[.C24]+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4]+2" office:value-type="float" office:value="48" calcext:value-type="float">
            <text:p>48</text:p>
          </table:table-cell>
          <table:table-cell table:formula="of:=[.G24]" office:value-type="float" office:value="46" calcext:value-type="float">
            <text:p>46</text:p>
          </table:table-cell>
          <table:table-cell table:formula="of:=[.J24]" office:value-type="float" office:value="203" calcext:value-type="float">
            <text:p>203</text:p>
          </table:table-cell>
          <table:table-cell table:formula="of:=[.J24]+2" office:value-type="float" office:value="205" calcext:value-type="float">
            <text:p>205</text:p>
          </table:table-cell>
          <table:table-cell table:formula="of:=[.K24]+2" office:value-type="float" office:value="206" calcext:value-type="float">
            <text:p>206</text:p>
          </table:table-cell>
          <table:table-cell table:formula="of:=[.K24]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C25]" office:value-type="float" office:value="47" calcext:value-type="float">
            <text:p>47</text:p>
          </table:table-cell>
          <table:table-cell table:formula="of:=[.C25]+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5]+2" office:value-type="float" office:value="50" calcext:value-type="float">
            <text:p>50</text:p>
          </table:table-cell>
          <table:table-cell table:formula="of:=[.G25]" office:value-type="float" office:value="48" calcext:value-type="float">
            <text:p>48</text:p>
          </table:table-cell>
          <table:table-cell table:formula="of:=[.J25]" office:value-type="float" office:value="205" calcext:value-type="float">
            <text:p>205</text:p>
          </table:table-cell>
          <table:table-cell table:formula="of:=[.J25]+2" office:value-type="float" office:value="207" calcext:value-type="float">
            <text:p>207</text:p>
          </table:table-cell>
          <table:table-cell table:formula="of:=[.K25]+2" office:value-type="float" office:value="208" calcext:value-type="float">
            <text:p>208</text:p>
          </table:table-cell>
          <table:table-cell table:formula="of:=[.K25]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C26]" office:value-type="float" office:value="49" calcext:value-type="float">
            <text:p>49</text:p>
          </table:table-cell>
          <table:table-cell table:formula="of:=[.C26]+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6]+2" office:value-type="float" office:value="52" calcext:value-type="float">
            <text:p>52</text:p>
          </table:table-cell>
          <table:table-cell table:formula="of:=[.G26]" office:value-type="float" office:value="50" calcext:value-type="float">
            <text:p>50</text:p>
          </table:table-cell>
          <table:table-cell table:formula="of:=[.J26]" office:value-type="float" office:value="207" calcext:value-type="float">
            <text:p>207</text:p>
          </table:table-cell>
          <table:table-cell table:formula="of:=[.J26]+2" office:value-type="float" office:value="209" calcext:value-type="float">
            <text:p>209</text:p>
          </table:table-cell>
          <table:table-cell table:formula="of:=[.K26]+2" office:value-type="float" office:value="210" calcext:value-type="float">
            <text:p>210</text:p>
          </table:table-cell>
          <table:table-cell table:formula="of:=[.K26]"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C27]" office:value-type="float" office:value="51" calcext:value-type="float">
            <text:p>51</text:p>
          </table:table-cell>
          <table:table-cell table:formula="of:=[.C27]+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7]+2" office:value-type="float" office:value="54" calcext:value-type="float">
            <text:p>54</text:p>
          </table:table-cell>
          <table:table-cell table:formula="of:=[.G27]" office:value-type="float" office:value="52" calcext:value-type="float">
            <text:p>52</text:p>
          </table:table-cell>
          <table:table-cell table:formula="of:=[.J27]" office:value-type="float" office:value="209" calcext:value-type="float">
            <text:p>209</text:p>
          </table:table-cell>
          <table:table-cell table:formula="of:=[.J27]+2" office:value-type="float" office:value="211" calcext:value-type="float">
            <text:p>211</text:p>
          </table:table-cell>
          <table:table-cell table:formula="of:=[.K27]+2" office:value-type="float" office:value="212" calcext:value-type="float">
            <text:p>212</text:p>
          </table:table-cell>
          <table:table-cell table:formula="of:=[.K27]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C28]" office:value-type="float" office:value="53" calcext:value-type="float">
            <text:p>53</text:p>
          </table:table-cell>
          <table:table-cell table:formula="of:=[.C28]+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8]+2" office:value-type="float" office:value="56" calcext:value-type="float">
            <text:p>56</text:p>
          </table:table-cell>
          <table:table-cell table:formula="of:=[.G28]" office:value-type="float" office:value="54" calcext:value-type="float">
            <text:p>54</text:p>
          </table:table-cell>
          <table:table-cell table:formula="of:=[.J28]" office:value-type="float" office:value="211" calcext:value-type="float">
            <text:p>211</text:p>
          </table:table-cell>
          <table:table-cell table:formula="of:=[.J28]+2" office:value-type="float" office:value="213" calcext:value-type="float">
            <text:p>213</text:p>
          </table:table-cell>
          <table:table-cell table:formula="of:=[.K28]+2" office:value-type="float" office:value="214" calcext:value-type="float">
            <text:p>214</text:p>
          </table:table-cell>
          <table:table-cell table:formula="of:=[.K28]"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C29]" office:value-type="float" office:value="55" calcext:value-type="float">
            <text:p>55</text:p>
          </table:table-cell>
          <table:table-cell table:formula="of:=[.C29]+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29]+2" office:value-type="float" office:value="58" calcext:value-type="float">
            <text:p>58</text:p>
          </table:table-cell>
          <table:table-cell table:formula="of:=[.G29]" office:value-type="float" office:value="56" calcext:value-type="float">
            <text:p>56</text:p>
          </table:table-cell>
          <table:table-cell table:formula="of:=[.J29]" office:value-type="float" office:value="213" calcext:value-type="float">
            <text:p>213</text:p>
          </table:table-cell>
          <table:table-cell table:formula="of:=[.J29]+2" office:value-type="float" office:value="215" calcext:value-type="float">
            <text:p>215</text:p>
          </table:table-cell>
          <table:table-cell table:formula="of:=[.K29]+2" office:value-type="float" office:value="216" calcext:value-type="float">
            <text:p>216</text:p>
          </table:table-cell>
          <table:table-cell table:formula="of:=[.K29]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C30]" office:value-type="float" office:value="57" calcext:value-type="float">
            <text:p>57</text:p>
          </table:table-cell>
          <table:table-cell table:formula="of:=[.C30]+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0]+2" office:value-type="float" office:value="60" calcext:value-type="float">
            <text:p>60</text:p>
          </table:table-cell>
          <table:table-cell table:formula="of:=[.G30]" office:value-type="float" office:value="58" calcext:value-type="float">
            <text:p>58</text:p>
          </table:table-cell>
          <table:table-cell table:formula="of:=[.J30]" office:value-type="float" office:value="215" calcext:value-type="float">
            <text:p>215</text:p>
          </table:table-cell>
          <table:table-cell table:formula="of:=[.J30]+2" office:value-type="float" office:value="217" calcext:value-type="float">
            <text:p>217</text:p>
          </table:table-cell>
          <table:table-cell table:formula="of:=[.K30]+2" office:value-type="float" office:value="218" calcext:value-type="float">
            <text:p>218</text:p>
          </table:table-cell>
          <table:table-cell table:formula="of:=[.K30]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C31]" office:value-type="float" office:value="59" calcext:value-type="float">
            <text:p>59</text:p>
          </table:table-cell>
          <table:table-cell table:formula="of:=[.C31]+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1]+2" office:value-type="float" office:value="62" calcext:value-type="float">
            <text:p>62</text:p>
          </table:table-cell>
          <table:table-cell table:formula="of:=[.G31]" office:value-type="float" office:value="60" calcext:value-type="float">
            <text:p>60</text:p>
          </table:table-cell>
          <table:table-cell table:formula="of:=[.J31]" office:value-type="float" office:value="217" calcext:value-type="float">
            <text:p>217</text:p>
          </table:table-cell>
          <table:table-cell table:formula="of:=[.J31]+2" office:value-type="float" office:value="219" calcext:value-type="float">
            <text:p>219</text:p>
          </table:table-cell>
          <table:table-cell table:formula="of:=[.K31]+2" office:value-type="float" office:value="220" calcext:value-type="float">
            <text:p>220</text:p>
          </table:table-cell>
          <table:table-cell table:formula="of:=[.K31]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C32]" office:value-type="float" office:value="61" calcext:value-type="float">
            <text:p>61</text:p>
          </table:table-cell>
          <table:table-cell table:formula="of:=[.C32]+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2]+2" office:value-type="float" office:value="64" calcext:value-type="float">
            <text:p>64</text:p>
          </table:table-cell>
          <table:table-cell table:formula="of:=[.G32]" office:value-type="float" office:value="62" calcext:value-type="float">
            <text:p>62</text:p>
          </table:table-cell>
          <table:table-cell table:formula="of:=[.J32]" office:value-type="float" office:value="219" calcext:value-type="float">
            <text:p>219</text:p>
          </table:table-cell>
          <table:table-cell table:formula="of:=[.J32]+2" office:value-type="float" office:value="221" calcext:value-type="float">
            <text:p>221</text:p>
          </table:table-cell>
          <table:table-cell table:formula="of:=[.K32]+2" office:value-type="float" office:value="222" calcext:value-type="float">
            <text:p>222</text:p>
          </table:table-cell>
          <table:table-cell table:formula="of:=[.K32]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C33]" office:value-type="float" office:value="63" calcext:value-type="float">
            <text:p>63</text:p>
          </table:table-cell>
          <table:table-cell table:formula="of:=[.C33]+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3]+2" office:value-type="float" office:value="66" calcext:value-type="float">
            <text:p>66</text:p>
          </table:table-cell>
          <table:table-cell table:formula="of:=[.G33]" office:value-type="float" office:value="64" calcext:value-type="float">
            <text:p>64</text:p>
          </table:table-cell>
          <table:table-cell table:formula="of:=[.J33]" office:value-type="float" office:value="221" calcext:value-type="float">
            <text:p>221</text:p>
          </table:table-cell>
          <table:table-cell table:formula="of:=[.J33]+2" office:value-type="float" office:value="223" calcext:value-type="float">
            <text:p>223</text:p>
          </table:table-cell>
          <table:table-cell table:formula="of:=[.K33]+2" office:value-type="float" office:value="224" calcext:value-type="float">
            <text:p>224</text:p>
          </table:table-cell>
          <table:table-cell table:formula="of:=[.K33]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C34]" office:value-type="float" office:value="65" calcext:value-type="float">
            <text:p>65</text:p>
          </table:table-cell>
          <table:table-cell table:formula="of:=[.C34]+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4]+2" office:value-type="float" office:value="68" calcext:value-type="float">
            <text:p>68</text:p>
          </table:table-cell>
          <table:table-cell table:formula="of:=[.G34]" office:value-type="float" office:value="66" calcext:value-type="float">
            <text:p>66</text:p>
          </table:table-cell>
          <table:table-cell table:formula="of:=[.J34]" office:value-type="float" office:value="223" calcext:value-type="float">
            <text:p>223</text:p>
          </table:table-cell>
          <table:table-cell table:formula="of:=[.J34]+2" office:value-type="float" office:value="225" calcext:value-type="float">
            <text:p>225</text:p>
          </table:table-cell>
          <table:table-cell table:formula="of:=[.K34]+2" office:value-type="float" office:value="226" calcext:value-type="float">
            <text:p>226</text:p>
          </table:table-cell>
          <table:table-cell table:formula="of:=[.K34]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C35]" office:value-type="float" office:value="67" calcext:value-type="float">
            <text:p>67</text:p>
          </table:table-cell>
          <table:table-cell table:formula="of:=[.C35]+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5]+2" office:value-type="float" office:value="70" calcext:value-type="float">
            <text:p>70</text:p>
          </table:table-cell>
          <table:table-cell table:formula="of:=[.G35]" office:value-type="float" office:value="68" calcext:value-type="float">
            <text:p>68</text:p>
          </table:table-cell>
          <table:table-cell table:formula="of:=[.J35]" office:value-type="float" office:value="225" calcext:value-type="float">
            <text:p>225</text:p>
          </table:table-cell>
          <table:table-cell table:formula="of:=[.J35]+2" office:value-type="float" office:value="227" calcext:value-type="float">
            <text:p>227</text:p>
          </table:table-cell>
          <table:table-cell table:formula="of:=[.K35]+2" office:value-type="float" office:value="228" calcext:value-type="float">
            <text:p>228</text:p>
          </table:table-cell>
          <table:table-cell table:formula="of:=[.K35]"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C36]" office:value-type="float" office:value="69" calcext:value-type="float">
            <text:p>69</text:p>
          </table:table-cell>
          <table:table-cell table:formula="of:=[.C36]+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6]+2" office:value-type="float" office:value="72" calcext:value-type="float">
            <text:p>72</text:p>
          </table:table-cell>
          <table:table-cell table:formula="of:=[.G36]" office:value-type="float" office:value="70" calcext:value-type="float">
            <text:p>70</text:p>
          </table:table-cell>
          <table:table-cell table:formula="of:=[.J36]" office:value-type="float" office:value="227" calcext:value-type="float">
            <text:p>227</text:p>
          </table:table-cell>
          <table:table-cell table:formula="of:=[.J36]+2" office:value-type="float" office:value="229" calcext:value-type="float">
            <text:p>229</text:p>
          </table:table-cell>
          <table:table-cell table:formula="of:=[.K36]+2" office:value-type="float" office:value="230" calcext:value-type="float">
            <text:p>230</text:p>
          </table:table-cell>
          <table:table-cell table:formula="of:=[.K36]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C37]" office:value-type="float" office:value="71" calcext:value-type="float">
            <text:p>71</text:p>
          </table:table-cell>
          <table:table-cell table:formula="of:=[.C37]+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7]+2" office:value-type="float" office:value="74" calcext:value-type="float">
            <text:p>74</text:p>
          </table:table-cell>
          <table:table-cell table:formula="of:=[.G37]" office:value-type="float" office:value="72" calcext:value-type="float">
            <text:p>72</text:p>
          </table:table-cell>
          <table:table-cell table:formula="of:=[.J37]" office:value-type="float" office:value="229" calcext:value-type="float">
            <text:p>229</text:p>
          </table:table-cell>
          <table:table-cell table:formula="of:=[.J37]+2" office:value-type="float" office:value="231" calcext:value-type="float">
            <text:p>231</text:p>
          </table:table-cell>
          <table:table-cell table:formula="of:=[.K37]+2" office:value-type="float" office:value="232" calcext:value-type="float">
            <text:p>232</text:p>
          </table:table-cell>
          <table:table-cell table:formula="of:=[.K37]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C38]" office:value-type="float" office:value="73" calcext:value-type="float">
            <text:p>73</text:p>
          </table:table-cell>
          <table:table-cell table:formula="of:=[.C38]+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8]+2" office:value-type="float" office:value="76" calcext:value-type="float">
            <text:p>76</text:p>
          </table:table-cell>
          <table:table-cell table:formula="of:=[.G38]" office:value-type="float" office:value="74" calcext:value-type="float">
            <text:p>74</text:p>
          </table:table-cell>
          <table:table-cell table:formula="of:=[.J38]" office:value-type="float" office:value="231" calcext:value-type="float">
            <text:p>231</text:p>
          </table:table-cell>
          <table:table-cell table:formula="of:=[.J38]+2" office:value-type="float" office:value="233" calcext:value-type="float">
            <text:p>233</text:p>
          </table:table-cell>
          <table:table-cell table:formula="of:=[.K38]+2" office:value-type="float" office:value="234" calcext:value-type="float">
            <text:p>234</text:p>
          </table:table-cell>
          <table:table-cell table:formula="of:=[.K38]"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C39]" office:value-type="float" office:value="75" calcext:value-type="float">
            <text:p>75</text:p>
          </table:table-cell>
          <table:table-cell table:formula="of:=[.C39]+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39]+2" office:value-type="float" office:value="78" calcext:value-type="float">
            <text:p>78</text:p>
          </table:table-cell>
          <table:table-cell table:formula="of:=[.G39]" office:value-type="float" office:value="76" calcext:value-type="float">
            <text:p>76</text:p>
          </table:table-cell>
          <table:table-cell table:formula="of:=[.J39]" office:value-type="float" office:value="233" calcext:value-type="float">
            <text:p>233</text:p>
          </table:table-cell>
          <table:table-cell table:formula="of:=[.J39]+2" office:value-type="float" office:value="235" calcext:value-type="float">
            <text:p>235</text:p>
          </table:table-cell>
          <table:table-cell table:formula="of:=[.K39]+2" office:value-type="float" office:value="236" calcext:value-type="float">
            <text:p>236</text:p>
          </table:table-cell>
          <table:table-cell table:formula="of:=[.K39]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C40]" office:value-type="float" office:value="77" calcext:value-type="float">
            <text:p>77</text:p>
          </table:table-cell>
          <table:table-cell table:formula="of:=[.C40]+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0]+2" office:value-type="float" office:value="80" calcext:value-type="float">
            <text:p>80</text:p>
          </table:table-cell>
          <table:table-cell table:formula="of:=[.G40]" office:value-type="float" office:value="78" calcext:value-type="float">
            <text:p>78</text:p>
          </table:table-cell>
          <table:table-cell table:formula="of:=[.J40]" office:value-type="float" office:value="235" calcext:value-type="float">
            <text:p>235</text:p>
          </table:table-cell>
          <table:table-cell table:formula="of:=[.J40]+2" office:value-type="float" office:value="237" calcext:value-type="float">
            <text:p>237</text:p>
          </table:table-cell>
          <table:table-cell table:formula="of:=[.K40]+2" office:value-type="float" office:value="238" calcext:value-type="float">
            <text:p>238</text:p>
          </table:table-cell>
          <table:table-cell table:formula="of:=[.K40]"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C41]" office:value-type="float" office:value="79" calcext:value-type="float">
            <text:p>79</text:p>
          </table:table-cell>
          <table:table-cell table:formula="of:=[.C41]+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1]+2" office:value-type="float" office:value="82" calcext:value-type="float">
            <text:p>82</text:p>
          </table:table-cell>
          <table:table-cell table:formula="of:=[.G41]" office:value-type="float" office:value="80" calcext:value-type="float">
            <text:p>80</text:p>
          </table:table-cell>
          <table:table-cell table:formula="of:=[.J41]" office:value-type="float" office:value="237" calcext:value-type="float">
            <text:p>237</text:p>
          </table:table-cell>
          <table:table-cell table:formula="of:=[.J41]+2" office:value-type="float" office:value="239" calcext:value-type="float">
            <text:p>239</text:p>
          </table:table-cell>
          <table:table-cell table:formula="of:=[.K41]+2" office:value-type="float" office:value="240" calcext:value-type="float">
            <text:p>240</text:p>
          </table:table-cell>
          <table:table-cell table:formula="of:=[.K41]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C42]" office:value-type="float" office:value="81" calcext:value-type="float">
            <text:p>81</text:p>
          </table:table-cell>
          <table:table-cell table:formula="of:=[.C42]+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2]+2" office:value-type="float" office:value="84" calcext:value-type="float">
            <text:p>84</text:p>
          </table:table-cell>
          <table:table-cell table:formula="of:=[.G42]" office:value-type="float" office:value="82" calcext:value-type="float">
            <text:p>82</text:p>
          </table:table-cell>
          <table:table-cell table:formula="of:=[.J42]" office:value-type="float" office:value="239" calcext:value-type="float">
            <text:p>239</text:p>
          </table:table-cell>
          <table:table-cell table:formula="of:=[.J42]+2" office:value-type="float" office:value="241" calcext:value-type="float">
            <text:p>241</text:p>
          </table:table-cell>
          <table:table-cell table:formula="of:=[.K42]+2" office:value-type="float" office:value="242" calcext:value-type="float">
            <text:p>242</text:p>
          </table:table-cell>
          <table:table-cell table:formula="of:=[.K42]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C43]" office:value-type="float" office:value="83" calcext:value-type="float">
            <text:p>83</text:p>
          </table:table-cell>
          <table:table-cell table:formula="of:=[.C43]+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3]+2" office:value-type="float" office:value="86" calcext:value-type="float">
            <text:p>86</text:p>
          </table:table-cell>
          <table:table-cell table:formula="of:=[.G43]" office:value-type="float" office:value="84" calcext:value-type="float">
            <text:p>84</text:p>
          </table:table-cell>
          <table:table-cell table:formula="of:=[.J43]" office:value-type="float" office:value="241" calcext:value-type="float">
            <text:p>241</text:p>
          </table:table-cell>
          <table:table-cell table:formula="of:=[.J43]+2" office:value-type="float" office:value="243" calcext:value-type="float">
            <text:p>243</text:p>
          </table:table-cell>
          <table:table-cell table:formula="of:=[.K43]+2" office:value-type="float" office:value="244" calcext:value-type="float">
            <text:p>244</text:p>
          </table:table-cell>
          <table:table-cell table:formula="of:=[.K43]"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C44]" office:value-type="float" office:value="85" calcext:value-type="float">
            <text:p>85</text:p>
          </table:table-cell>
          <table:table-cell table:formula="of:=[.C44]+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4]+2" office:value-type="float" office:value="88" calcext:value-type="float">
            <text:p>88</text:p>
          </table:table-cell>
          <table:table-cell table:formula="of:=[.G44]" office:value-type="float" office:value="86" calcext:value-type="float">
            <text:p>86</text:p>
          </table:table-cell>
          <table:table-cell table:formula="of:=[.J44]" office:value-type="float" office:value="243" calcext:value-type="float">
            <text:p>243</text:p>
          </table:table-cell>
          <table:table-cell table:formula="of:=[.J44]+2" office:value-type="float" office:value="245" calcext:value-type="float">
            <text:p>245</text:p>
          </table:table-cell>
          <table:table-cell table:formula="of:=[.K44]+2" office:value-type="float" office:value="246" calcext:value-type="float">
            <text:p>246</text:p>
          </table:table-cell>
          <table:table-cell table:formula="of:=[.K44]"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C45]" office:value-type="float" office:value="87" calcext:value-type="float">
            <text:p>87</text:p>
          </table:table-cell>
          <table:table-cell table:formula="of:=[.C45]+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5]+2" office:value-type="float" office:value="90" calcext:value-type="float">
            <text:p>90</text:p>
          </table:table-cell>
          <table:table-cell table:formula="of:=[.G45]" office:value-type="float" office:value="88" calcext:value-type="float">
            <text:p>88</text:p>
          </table:table-cell>
          <table:table-cell table:formula="of:=[.J45]" office:value-type="float" office:value="245" calcext:value-type="float">
            <text:p>245</text:p>
          </table:table-cell>
          <table:table-cell table:formula="of:=[.J45]+2" office:value-type="float" office:value="247" calcext:value-type="float">
            <text:p>247</text:p>
          </table:table-cell>
          <table:table-cell table:formula="of:=[.K45]+2" office:value-type="float" office:value="248" calcext:value-type="float">
            <text:p>248</text:p>
          </table:table-cell>
          <table:table-cell table:formula="of:=[.K45]"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C46]" office:value-type="float" office:value="89" calcext:value-type="float">
            <text:p>89</text:p>
          </table:table-cell>
          <table:table-cell table:formula="of:=[.C46]+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6]+2" office:value-type="float" office:value="92" calcext:value-type="float">
            <text:p>92</text:p>
          </table:table-cell>
          <table:table-cell table:formula="of:=[.G46]" office:value-type="float" office:value="90" calcext:value-type="float">
            <text:p>90</text:p>
          </table:table-cell>
          <table:table-cell table:formula="of:=[.J46]" office:value-type="float" office:value="247" calcext:value-type="float">
            <text:p>247</text:p>
          </table:table-cell>
          <table:table-cell table:formula="of:=[.J46]+2" office:value-type="float" office:value="249" calcext:value-type="float">
            <text:p>249</text:p>
          </table:table-cell>
          <table:table-cell table:formula="of:=[.K46]+2" office:value-type="float" office:value="250" calcext:value-type="float">
            <text:p>250</text:p>
          </table:table-cell>
          <table:table-cell table:formula="of:=[.K46]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C47]" office:value-type="float" office:value="91" calcext:value-type="float">
            <text:p>91</text:p>
          </table:table-cell>
          <table:table-cell table:formula="of:=[.C47]+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7]+2" office:value-type="float" office:value="94" calcext:value-type="float">
            <text:p>94</text:p>
          </table:table-cell>
          <table:table-cell table:formula="of:=[.G47]" office:value-type="float" office:value="92" calcext:value-type="float">
            <text:p>92</text:p>
          </table:table-cell>
          <table:table-cell table:formula="of:=[.J47]" office:value-type="float" office:value="249" calcext:value-type="float">
            <text:p>249</text:p>
          </table:table-cell>
          <table:table-cell table:formula="of:=[.J47]+2" office:value-type="float" office:value="251" calcext:value-type="float">
            <text:p>251</text:p>
          </table:table-cell>
          <table:table-cell table:formula="of:=[.K47]+2" office:value-type="float" office:value="252" calcext:value-type="float">
            <text:p>252</text:p>
          </table:table-cell>
          <table:table-cell table:formula="of:=[.K47]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C48]" office:value-type="float" office:value="93" calcext:value-type="float">
            <text:p>93</text:p>
          </table:table-cell>
          <table:table-cell table:formula="of:=[.C48]+2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8]+2" office:value-type="float" office:value="96" calcext:value-type="float">
            <text:p>96</text:p>
          </table:table-cell>
          <table:table-cell table:formula="of:=[.G48]" office:value-type="float" office:value="94" calcext:value-type="float">
            <text:p>94</text:p>
          </table:table-cell>
          <table:table-cell table:formula="of:=[.J48]" office:value-type="float" office:value="251" calcext:value-type="float">
            <text:p>251</text:p>
          </table:table-cell>
          <table:table-cell table:formula="of:=[.J48]+2" office:value-type="float" office:value="253" calcext:value-type="float">
            <text:p>253</text:p>
          </table:table-cell>
          <table:table-cell table:formula="of:=[.K48]+2" office:value-type="float" office:value="254" calcext:value-type="float">
            <text:p>254</text:p>
          </table:table-cell>
          <table:table-cell table:formula="of:=[.K48]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C49]" office:value-type="float" office:value="95" calcext:value-type="float">
            <text:p>95</text:p>
          </table:table-cell>
          <table:table-cell table:formula="of:=[.C49]+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49]+2" office:value-type="float" office:value="98" calcext:value-type="float">
            <text:p>98</text:p>
          </table:table-cell>
          <table:table-cell table:formula="of:=[.G49]" office:value-type="float" office:value="96" calcext:value-type="float">
            <text:p>96</text:p>
          </table:table-cell>
          <table:table-cell table:formula="of:=[.J49]" office:value-type="float" office:value="253" calcext:value-type="float">
            <text:p>253</text:p>
          </table:table-cell>
          <table:table-cell table:formula="of:=[.J49]+2" office:value-type="float" office:value="255" calcext:value-type="float">
            <text:p>255</text:p>
          </table:table-cell>
          <table:table-cell table:formula="of:=[.K49]+2" office:value-type="float" office:value="256" calcext:value-type="float">
            <text:p>256</text:p>
          </table:table-cell>
          <table:table-cell table:formula="of:=[.K49]"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C50]" office:value-type="float" office:value="97" calcext:value-type="float">
            <text:p>97</text:p>
          </table:table-cell>
          <table:table-cell table:formula="of:=[.C50]+2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0]+2" office:value-type="float" office:value="100" calcext:value-type="float">
            <text:p>100</text:p>
          </table:table-cell>
          <table:table-cell table:formula="of:=[.G50]" office:value-type="float" office:value="98" calcext:value-type="float">
            <text:p>98</text:p>
          </table:table-cell>
          <table:table-cell table:formula="of:=[.J50]" office:value-type="float" office:value="255" calcext:value-type="float">
            <text:p>255</text:p>
          </table:table-cell>
          <table:table-cell table:formula="of:=[.J50]+2" office:value-type="float" office:value="257" calcext:value-type="float">
            <text:p>257</text:p>
          </table:table-cell>
          <table:table-cell table:formula="of:=[.K50]+2" office:value-type="float" office:value="258" calcext:value-type="float">
            <text:p>258</text:p>
          </table:table-cell>
          <table:table-cell table:formula="of:=[.K50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C51]" office:value-type="float" office:value="99" calcext:value-type="float">
            <text:p>99</text:p>
          </table:table-cell>
          <table:table-cell table:formula="of:=[.C51]+2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1]+2" office:value-type="float" office:value="102" calcext:value-type="float">
            <text:p>102</text:p>
          </table:table-cell>
          <table:table-cell table:formula="of:=[.G51]" office:value-type="float" office:value="100" calcext:value-type="float">
            <text:p>100</text:p>
          </table:table-cell>
          <table:table-cell table:formula="of:=[.J51]" office:value-type="float" office:value="257" calcext:value-type="float">
            <text:p>257</text:p>
          </table:table-cell>
          <table:table-cell table:formula="of:=[.J51]+2" office:value-type="float" office:value="259" calcext:value-type="float">
            <text:p>259</text:p>
          </table:table-cell>
          <table:table-cell table:formula="of:=[.K51]+2" office:value-type="float" office:value="260" calcext:value-type="float">
            <text:p>260</text:p>
          </table:table-cell>
          <table:table-cell table:formula="of:=[.K51]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C52]" office:value-type="float" office:value="101" calcext:value-type="float">
            <text:p>101</text:p>
          </table:table-cell>
          <table:table-cell table:formula="of:=[.C52]+2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2]+2" office:value-type="float" office:value="104" calcext:value-type="float">
            <text:p>104</text:p>
          </table:table-cell>
          <table:table-cell table:formula="of:=[.G52]" office:value-type="float" office:value="102" calcext:value-type="float">
            <text:p>102</text:p>
          </table:table-cell>
          <table:table-cell table:formula="of:=[.J52]" office:value-type="float" office:value="259" calcext:value-type="float">
            <text:p>259</text:p>
          </table:table-cell>
          <table:table-cell table:formula="of:=[.J52]+2" office:value-type="float" office:value="261" calcext:value-type="float">
            <text:p>261</text:p>
          </table:table-cell>
          <table:table-cell table:formula="of:=[.K52]+2" office:value-type="float" office:value="262" calcext:value-type="float">
            <text:p>262</text:p>
          </table:table-cell>
          <table:table-cell table:formula="of:=[.K52]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C53]" office:value-type="float" office:value="103" calcext:value-type="float">
            <text:p>103</text:p>
          </table:table-cell>
          <table:table-cell table:formula="of:=[.C53]+2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3]+2" office:value-type="float" office:value="106" calcext:value-type="float">
            <text:p>106</text:p>
          </table:table-cell>
          <table:table-cell table:formula="of:=[.G53]" office:value-type="float" office:value="104" calcext:value-type="float">
            <text:p>104</text:p>
          </table:table-cell>
          <table:table-cell table:formula="of:=[.J53]" office:value-type="float" office:value="261" calcext:value-type="float">
            <text:p>261</text:p>
          </table:table-cell>
          <table:table-cell table:formula="of:=[.J53]+2" office:value-type="float" office:value="263" calcext:value-type="float">
            <text:p>263</text:p>
          </table:table-cell>
          <table:table-cell table:formula="of:=[.K53]+2" office:value-type="float" office:value="264" calcext:value-type="float">
            <text:p>264</text:p>
          </table:table-cell>
          <table:table-cell table:formula="of:=[.K53]"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C54]" office:value-type="float" office:value="105" calcext:value-type="float">
            <text:p>105</text:p>
          </table:table-cell>
          <table:table-cell table:formula="of:=[.C54]+2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4]+2" office:value-type="float" office:value="108" calcext:value-type="float">
            <text:p>108</text:p>
          </table:table-cell>
          <table:table-cell table:formula="of:=[.G54]" office:value-type="float" office:value="106" calcext:value-type="float">
            <text:p>106</text:p>
          </table:table-cell>
          <table:table-cell table:formula="of:=[.J54]" office:value-type="float" office:value="263" calcext:value-type="float">
            <text:p>263</text:p>
          </table:table-cell>
          <table:table-cell table:formula="of:=[.J54]+2" office:value-type="float" office:value="265" calcext:value-type="float">
            <text:p>265</text:p>
          </table:table-cell>
          <table:table-cell table:formula="of:=[.K54]+2" office:value-type="float" office:value="266" calcext:value-type="float">
            <text:p>266</text:p>
          </table:table-cell>
          <table:table-cell table:formula="of:=[.K54]"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C55]" office:value-type="float" office:value="107" calcext:value-type="float">
            <text:p>107</text:p>
          </table:table-cell>
          <table:table-cell table:formula="of:=[.C55]+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5]+2" office:value-type="float" office:value="110" calcext:value-type="float">
            <text:p>110</text:p>
          </table:table-cell>
          <table:table-cell table:formula="of:=[.G55]" office:value-type="float" office:value="108" calcext:value-type="float">
            <text:p>108</text:p>
          </table:table-cell>
          <table:table-cell table:formula="of:=[.J55]" office:value-type="float" office:value="265" calcext:value-type="float">
            <text:p>265</text:p>
          </table:table-cell>
          <table:table-cell table:formula="of:=[.J55]+2" office:value-type="float" office:value="267" calcext:value-type="float">
            <text:p>267</text:p>
          </table:table-cell>
          <table:table-cell table:formula="of:=[.K55]+2" office:value-type="float" office:value="268" calcext:value-type="float">
            <text:p>268</text:p>
          </table:table-cell>
          <table:table-cell table:formula="of:=[.K55]"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C56]" office:value-type="float" office:value="109" calcext:value-type="float">
            <text:p>109</text:p>
          </table:table-cell>
          <table:table-cell table:formula="of:=[.C56]+2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6]+2" office:value-type="float" office:value="112" calcext:value-type="float">
            <text:p>112</text:p>
          </table:table-cell>
          <table:table-cell table:formula="of:=[.G56]" office:value-type="float" office:value="110" calcext:value-type="float">
            <text:p>110</text:p>
          </table:table-cell>
          <table:table-cell table:formula="of:=[.J56]" office:value-type="float" office:value="267" calcext:value-type="float">
            <text:p>267</text:p>
          </table:table-cell>
          <table:table-cell table:formula="of:=[.J56]+2" office:value-type="float" office:value="269" calcext:value-type="float">
            <text:p>269</text:p>
          </table:table-cell>
          <table:table-cell table:formula="of:=[.K56]+2" office:value-type="float" office:value="270" calcext:value-type="float">
            <text:p>270</text:p>
          </table:table-cell>
          <table:table-cell table:formula="of:=[.K56]"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C57]" office:value-type="float" office:value="111" calcext:value-type="float">
            <text:p>111</text:p>
          </table:table-cell>
          <table:table-cell table:formula="of:=[.C57]+2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7]+2" office:value-type="float" office:value="114" calcext:value-type="float">
            <text:p>114</text:p>
          </table:table-cell>
          <table:table-cell table:formula="of:=[.G57]" office:value-type="float" office:value="112" calcext:value-type="float">
            <text:p>112</text:p>
          </table:table-cell>
          <table:table-cell table:formula="of:=[.J57]" office:value-type="float" office:value="269" calcext:value-type="float">
            <text:p>269</text:p>
          </table:table-cell>
          <table:table-cell table:formula="of:=[.J57]+2" office:value-type="float" office:value="271" calcext:value-type="float">
            <text:p>271</text:p>
          </table:table-cell>
          <table:table-cell table:formula="of:=[.K57]+2" office:value-type="float" office:value="272" calcext:value-type="float">
            <text:p>272</text:p>
          </table:table-cell>
          <table:table-cell table:formula="of:=[.K57]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C58]" office:value-type="float" office:value="113" calcext:value-type="float">
            <text:p>113</text:p>
          </table:table-cell>
          <table:table-cell table:formula="of:=[.C58]+2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8]+2" office:value-type="float" office:value="116" calcext:value-type="float">
            <text:p>116</text:p>
          </table:table-cell>
          <table:table-cell table:formula="of:=[.G58]" office:value-type="float" office:value="114" calcext:value-type="float">
            <text:p>114</text:p>
          </table:table-cell>
          <table:table-cell table:formula="of:=[.J58]" office:value-type="float" office:value="271" calcext:value-type="float">
            <text:p>271</text:p>
          </table:table-cell>
          <table:table-cell table:formula="of:=[.J58]+2" office:value-type="float" office:value="273" calcext:value-type="float">
            <text:p>273</text:p>
          </table:table-cell>
          <table:table-cell table:formula="of:=[.K58]+2" office:value-type="float" office:value="274" calcext:value-type="float">
            <text:p>274</text:p>
          </table:table-cell>
          <table:table-cell table:formula="of:=[.K58]"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C59]" office:value-type="float" office:value="115" calcext:value-type="float">
            <text:p>115</text:p>
          </table:table-cell>
          <table:table-cell table:formula="of:=[.C59]+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59]+2" office:value-type="float" office:value="118" calcext:value-type="float">
            <text:p>118</text:p>
          </table:table-cell>
          <table:table-cell table:formula="of:=[.G59]" office:value-type="float" office:value="116" calcext:value-type="float">
            <text:p>116</text:p>
          </table:table-cell>
          <table:table-cell table:formula="of:=[.J59]" office:value-type="float" office:value="273" calcext:value-type="float">
            <text:p>273</text:p>
          </table:table-cell>
          <table:table-cell table:formula="of:=[.J59]+2" office:value-type="float" office:value="275" calcext:value-type="float">
            <text:p>275</text:p>
          </table:table-cell>
          <table:table-cell table:formula="of:=[.K59]+2" office:value-type="float" office:value="276" calcext:value-type="float">
            <text:p>276</text:p>
          </table:table-cell>
          <table:table-cell table:formula="of:=[.K59]"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C60]" office:value-type="float" office:value="117" calcext:value-type="float">
            <text:p>117</text:p>
          </table:table-cell>
          <table:table-cell table:formula="of:=[.C60]+2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0]+2" office:value-type="float" office:value="120" calcext:value-type="float">
            <text:p>120</text:p>
          </table:table-cell>
          <table:table-cell table:formula="of:=[.G60]" office:value-type="float" office:value="118" calcext:value-type="float">
            <text:p>118</text:p>
          </table:table-cell>
          <table:table-cell table:formula="of:=[.J60]" office:value-type="float" office:value="275" calcext:value-type="float">
            <text:p>275</text:p>
          </table:table-cell>
          <table:table-cell table:formula="of:=[.J60]+2" office:value-type="float" office:value="277" calcext:value-type="float">
            <text:p>277</text:p>
          </table:table-cell>
          <table:table-cell table:formula="of:=[.K60]+2" office:value-type="float" office:value="278" calcext:value-type="float">
            <text:p>278</text:p>
          </table:table-cell>
          <table:table-cell table:formula="of:=[.K60]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C61]" office:value-type="float" office:value="119" calcext:value-type="float">
            <text:p>119</text:p>
          </table:table-cell>
          <table:table-cell table:formula="of:=[.C61]+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1]+2" office:value-type="float" office:value="122" calcext:value-type="float">
            <text:p>122</text:p>
          </table:table-cell>
          <table:table-cell table:formula="of:=[.G61]" office:value-type="float" office:value="120" calcext:value-type="float">
            <text:p>120</text:p>
          </table:table-cell>
          <table:table-cell table:formula="of:=[.J61]" office:value-type="float" office:value="277" calcext:value-type="float">
            <text:p>277</text:p>
          </table:table-cell>
          <table:table-cell table:formula="of:=[.J61]+2" office:value-type="float" office:value="279" calcext:value-type="float">
            <text:p>279</text:p>
          </table:table-cell>
          <table:table-cell table:formula="of:=[.K61]+2" office:value-type="float" office:value="280" calcext:value-type="float">
            <text:p>280</text:p>
          </table:table-cell>
          <table:table-cell table:formula="of:=[.K61]"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C62]" office:value-type="float" office:value="121" calcext:value-type="float">
            <text:p>121</text:p>
          </table:table-cell>
          <table:table-cell table:formula="of:=[.C62]+2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2]+2" office:value-type="float" office:value="124" calcext:value-type="float">
            <text:p>124</text:p>
          </table:table-cell>
          <table:table-cell table:formula="of:=[.G62]" office:value-type="float" office:value="122" calcext:value-type="float">
            <text:p>122</text:p>
          </table:table-cell>
          <table:table-cell table:formula="of:=[.J62]" office:value-type="float" office:value="279" calcext:value-type="float">
            <text:p>279</text:p>
          </table:table-cell>
          <table:table-cell table:formula="of:=[.J62]+2" office:value-type="float" office:value="281" calcext:value-type="float">
            <text:p>281</text:p>
          </table:table-cell>
          <table:table-cell table:formula="of:=[.K62]+2" office:value-type="float" office:value="282" calcext:value-type="float">
            <text:p>282</text:p>
          </table:table-cell>
          <table:table-cell table:formula="of:=[.K62]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C63]" office:value-type="float" office:value="123" calcext:value-type="float">
            <text:p>123</text:p>
          </table:table-cell>
          <table:table-cell table:formula="of:=[.C63]+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3]+2" office:value-type="float" office:value="126" calcext:value-type="float">
            <text:p>126</text:p>
          </table:table-cell>
          <table:table-cell table:formula="of:=[.G63]" office:value-type="float" office:value="124" calcext:value-type="float">
            <text:p>124</text:p>
          </table:table-cell>
          <table:table-cell table:formula="of:=[.J63]" office:value-type="float" office:value="281" calcext:value-type="float">
            <text:p>281</text:p>
          </table:table-cell>
          <table:table-cell table:formula="of:=[.J63]+2" office:value-type="float" office:value="283" calcext:value-type="float">
            <text:p>283</text:p>
          </table:table-cell>
          <table:table-cell table:formula="of:=[.K63]+2" office:value-type="float" office:value="284" calcext:value-type="float">
            <text:p>284</text:p>
          </table:table-cell>
          <table:table-cell table:formula="of:=[.K63]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C64]" office:value-type="float" office:value="125" calcext:value-type="float">
            <text:p>125</text:p>
          </table:table-cell>
          <table:table-cell table:formula="of:=[.C64]+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4]+2" office:value-type="float" office:value="128" calcext:value-type="float">
            <text:p>128</text:p>
          </table:table-cell>
          <table:table-cell table:formula="of:=[.G64]" office:value-type="float" office:value="126" calcext:value-type="float">
            <text:p>126</text:p>
          </table:table-cell>
          <table:table-cell table:formula="of:=[.J64]" office:value-type="float" office:value="283" calcext:value-type="float">
            <text:p>283</text:p>
          </table:table-cell>
          <table:table-cell table:formula="of:=[.J64]+2" office:value-type="float" office:value="285" calcext:value-type="float">
            <text:p>285</text:p>
          </table:table-cell>
          <table:table-cell table:formula="of:=[.K64]+2" office:value-type="float" office:value="286" calcext:value-type="float">
            <text:p>286</text:p>
          </table:table-cell>
          <table:table-cell table:formula="of:=[.K64]"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C65]" office:value-type="float" office:value="127" calcext:value-type="float">
            <text:p>127</text:p>
          </table:table-cell>
          <table:table-cell table:formula="of:=[.C65]+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5]+2" office:value-type="float" office:value="130" calcext:value-type="float">
            <text:p>130</text:p>
          </table:table-cell>
          <table:table-cell table:formula="of:=[.G65]" office:value-type="float" office:value="128" calcext:value-type="float">
            <text:p>128</text:p>
          </table:table-cell>
          <table:table-cell table:formula="of:=[.J65]" office:value-type="float" office:value="285" calcext:value-type="float">
            <text:p>285</text:p>
          </table:table-cell>
          <table:table-cell table:formula="of:=[.J65]+2" office:value-type="float" office:value="287" calcext:value-type="float">
            <text:p>287</text:p>
          </table:table-cell>
          <table:table-cell table:formula="of:=[.K65]+2" office:value-type="float" office:value="288" calcext:value-type="float">
            <text:p>288</text:p>
          </table:table-cell>
          <table:table-cell table:formula="of:=[.K65]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C66]" office:value-type="float" office:value="129" calcext:value-type="float">
            <text:p>129</text:p>
          </table:table-cell>
          <table:table-cell table:formula="of:=[.C66]+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6]+2" office:value-type="float" office:value="132" calcext:value-type="float">
            <text:p>132</text:p>
          </table:table-cell>
          <table:table-cell table:formula="of:=[.G66]" office:value-type="float" office:value="130" calcext:value-type="float">
            <text:p>130</text:p>
          </table:table-cell>
          <table:table-cell table:formula="of:=[.J66]" office:value-type="float" office:value="287" calcext:value-type="float">
            <text:p>287</text:p>
          </table:table-cell>
          <table:table-cell table:formula="of:=[.J66]+2" office:value-type="float" office:value="289" calcext:value-type="float">
            <text:p>289</text:p>
          </table:table-cell>
          <table:table-cell table:formula="of:=[.K66]+2" office:value-type="float" office:value="290" calcext:value-type="float">
            <text:p>290</text:p>
          </table:table-cell>
          <table:table-cell table:formula="of:=[.K66]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C67]" office:value-type="float" office:value="131" calcext:value-type="float">
            <text:p>131</text:p>
          </table:table-cell>
          <table:table-cell table:formula="of:=[.C67]+2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7]+2" office:value-type="float" office:value="134" calcext:value-type="float">
            <text:p>134</text:p>
          </table:table-cell>
          <table:table-cell table:formula="of:=[.G67]" office:value-type="float" office:value="132" calcext:value-type="float">
            <text:p>132</text:p>
          </table:table-cell>
          <table:table-cell table:formula="of:=[.J67]" office:value-type="float" office:value="289" calcext:value-type="float">
            <text:p>289</text:p>
          </table:table-cell>
          <table:table-cell table:formula="of:=[.J67]+2" office:value-type="float" office:value="291" calcext:value-type="float">
            <text:p>291</text:p>
          </table:table-cell>
          <table:table-cell table:formula="of:=[.K67]+2" office:value-type="float" office:value="292" calcext:value-type="float">
            <text:p>292</text:p>
          </table:table-cell>
          <table:table-cell table:formula="of:=[.K67]"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C68]" office:value-type="float" office:value="133" calcext:value-type="float">
            <text:p>133</text:p>
          </table:table-cell>
          <table:table-cell table:formula="of:=[.C68]+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8]+2" office:value-type="float" office:value="136" calcext:value-type="float">
            <text:p>136</text:p>
          </table:table-cell>
          <table:table-cell table:formula="of:=[.G68]" office:value-type="float" office:value="134" calcext:value-type="float">
            <text:p>134</text:p>
          </table:table-cell>
          <table:table-cell table:formula="of:=[.J68]" office:value-type="float" office:value="291" calcext:value-type="float">
            <text:p>291</text:p>
          </table:table-cell>
          <table:table-cell table:formula="of:=[.J68]+2" office:value-type="float" office:value="293" calcext:value-type="float">
            <text:p>293</text:p>
          </table:table-cell>
          <table:table-cell table:formula="of:=[.K68]+2" office:value-type="float" office:value="294" calcext:value-type="float">
            <text:p>294</text:p>
          </table:table-cell>
          <table:table-cell table:formula="of:=[.K68]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C69]" office:value-type="float" office:value="135" calcext:value-type="float">
            <text:p>135</text:p>
          </table:table-cell>
          <table:table-cell table:formula="of:=[.C69]+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69]+2" office:value-type="float" office:value="138" calcext:value-type="float">
            <text:p>138</text:p>
          </table:table-cell>
          <table:table-cell table:formula="of:=[.G69]" office:value-type="float" office:value="136" calcext:value-type="float">
            <text:p>136</text:p>
          </table:table-cell>
          <table:table-cell table:formula="of:=[.J69]" office:value-type="float" office:value="293" calcext:value-type="float">
            <text:p>293</text:p>
          </table:table-cell>
          <table:table-cell table:formula="of:=[.J69]+2" office:value-type="float" office:value="295" calcext:value-type="float">
            <text:p>295</text:p>
          </table:table-cell>
          <table:table-cell table:formula="of:=[.K69]+2" office:value-type="float" office:value="296" calcext:value-type="float">
            <text:p>296</text:p>
          </table:table-cell>
          <table:table-cell table:formula="of:=[.K69]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C70]" office:value-type="float" office:value="137" calcext:value-type="float">
            <text:p>137</text:p>
          </table:table-cell>
          <table:table-cell table:formula="of:=[.C70]+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0]+2" office:value-type="float" office:value="140" calcext:value-type="float">
            <text:p>140</text:p>
          </table:table-cell>
          <table:table-cell table:formula="of:=[.G70]" office:value-type="float" office:value="138" calcext:value-type="float">
            <text:p>138</text:p>
          </table:table-cell>
          <table:table-cell table:formula="of:=[.J70]" office:value-type="float" office:value="295" calcext:value-type="float">
            <text:p>295</text:p>
          </table:table-cell>
          <table:table-cell table:formula="of:=[.J70]+2" office:value-type="float" office:value="297" calcext:value-type="float">
            <text:p>297</text:p>
          </table:table-cell>
          <table:table-cell table:formula="of:=[.K70]+2" office:value-type="float" office:value="298" calcext:value-type="float">
            <text:p>298</text:p>
          </table:table-cell>
          <table:table-cell table:formula="of:=[.K70]"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C71]" office:value-type="float" office:value="139" calcext:value-type="float">
            <text:p>139</text:p>
          </table:table-cell>
          <table:table-cell table:formula="of:=[.C71]+2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1]+2" office:value-type="float" office:value="142" calcext:value-type="float">
            <text:p>142</text:p>
          </table:table-cell>
          <table:table-cell table:formula="of:=[.G71]" office:value-type="float" office:value="140" calcext:value-type="float">
            <text:p>140</text:p>
          </table:table-cell>
          <table:table-cell table:formula="of:=[.J71]" office:value-type="float" office:value="297" calcext:value-type="float">
            <text:p>297</text:p>
          </table:table-cell>
          <table:table-cell table:formula="of:=[.J71]+2" office:value-type="float" office:value="299" calcext:value-type="float">
            <text:p>299</text:p>
          </table:table-cell>
          <table:table-cell table:formula="of:=[.K71]+2" office:value-type="float" office:value="300" calcext:value-type="float">
            <text:p>300</text:p>
          </table:table-cell>
          <table:table-cell table:formula="of:=[.K71]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C72]" office:value-type="float" office:value="141" calcext:value-type="float">
            <text:p>141</text:p>
          </table:table-cell>
          <table:table-cell table:formula="of:=[.C72]+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2]+2" office:value-type="float" office:value="144" calcext:value-type="float">
            <text:p>144</text:p>
          </table:table-cell>
          <table:table-cell table:formula="of:=[.G72]" office:value-type="float" office:value="142" calcext:value-type="float">
            <text:p>142</text:p>
          </table:table-cell>
          <table:table-cell table:formula="of:=[.J72]" office:value-type="float" office:value="299" calcext:value-type="float">
            <text:p>299</text:p>
          </table:table-cell>
          <table:table-cell table:formula="of:=[.J72]+2" office:value-type="float" office:value="301" calcext:value-type="float">
            <text:p>301</text:p>
          </table:table-cell>
          <table:table-cell table:formula="of:=[.K72]+2" office:value-type="float" office:value="302" calcext:value-type="float">
            <text:p>302</text:p>
          </table:table-cell>
          <table:table-cell table:formula="of:=[.K72]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C73]" office:value-type="float" office:value="143" calcext:value-type="float">
            <text:p>143</text:p>
          </table:table-cell>
          <table:table-cell table:formula="of:=[.C73]+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3]+2" office:value-type="float" office:value="146" calcext:value-type="float">
            <text:p>146</text:p>
          </table:table-cell>
          <table:table-cell table:formula="of:=[.G73]" office:value-type="float" office:value="144" calcext:value-type="float">
            <text:p>144</text:p>
          </table:table-cell>
          <table:table-cell table:formula="of:=[.J73]" office:value-type="float" office:value="301" calcext:value-type="float">
            <text:p>301</text:p>
          </table:table-cell>
          <table:table-cell table:formula="of:=[.J73]+2" office:value-type="float" office:value="303" calcext:value-type="float">
            <text:p>303</text:p>
          </table:table-cell>
          <table:table-cell table:formula="of:=[.K73]+2" office:value-type="float" office:value="304" calcext:value-type="float">
            <text:p>304</text:p>
          </table:table-cell>
          <table:table-cell table:formula="of:=[.K73]"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C74]" office:value-type="float" office:value="145" calcext:value-type="float">
            <text:p>145</text:p>
          </table:table-cell>
          <table:table-cell table:formula="of:=[.C74]+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4]+2" office:value-type="float" office:value="148" calcext:value-type="float">
            <text:p>148</text:p>
          </table:table-cell>
          <table:table-cell table:formula="of:=[.G74]" office:value-type="float" office:value="146" calcext:value-type="float">
            <text:p>146</text:p>
          </table:table-cell>
          <table:table-cell table:formula="of:=[.J74]" office:value-type="float" office:value="303" calcext:value-type="float">
            <text:p>303</text:p>
          </table:table-cell>
          <table:table-cell table:formula="of:=[.J74]+2" office:value-type="float" office:value="305" calcext:value-type="float">
            <text:p>305</text:p>
          </table:table-cell>
          <table:table-cell table:formula="of:=[.K74]+2" office:value-type="float" office:value="306" calcext:value-type="float">
            <text:p>306</text:p>
          </table:table-cell>
          <table:table-cell table:formula="of:=[.K74]"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C75]" office:value-type="float" office:value="147" calcext:value-type="float">
            <text:p>147</text:p>
          </table:table-cell>
          <table:table-cell table:formula="of:=[.C75]+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5]+2" office:value-type="float" office:value="150" calcext:value-type="float">
            <text:p>150</text:p>
          </table:table-cell>
          <table:table-cell table:formula="of:=[.G75]" office:value-type="float" office:value="148" calcext:value-type="float">
            <text:p>148</text:p>
          </table:table-cell>
          <table:table-cell table:formula="of:=[.J75]" office:value-type="float" office:value="305" calcext:value-type="float">
            <text:p>305</text:p>
          </table:table-cell>
          <table:table-cell table:formula="of:=[.J75]+2" office:value-type="float" office:value="307" calcext:value-type="float">
            <text:p>307</text:p>
          </table:table-cell>
          <table:table-cell table:formula="of:=[.K75]+2" office:value-type="float" office:value="308" calcext:value-type="float">
            <text:p>308</text:p>
          </table:table-cell>
          <table:table-cell table:formula="of:=[.K75]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C76]" office:value-type="float" office:value="149" calcext:value-type="float">
            <text:p>149</text:p>
          </table:table-cell>
          <table:table-cell table:formula="of:=[.C76]+2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6]+2" office:value-type="float" office:value="152" calcext:value-type="float">
            <text:p>152</text:p>
          </table:table-cell>
          <table:table-cell table:formula="of:=[.G76]" office:value-type="float" office:value="150" calcext:value-type="float">
            <text:p>150</text:p>
          </table:table-cell>
          <table:table-cell table:formula="of:=[.J76]" office:value-type="float" office:value="307" calcext:value-type="float">
            <text:p>307</text:p>
          </table:table-cell>
          <table:table-cell table:formula="of:=[.J76]+2" office:value-type="float" office:value="309" calcext:value-type="float">
            <text:p>309</text:p>
          </table:table-cell>
          <table:table-cell table:formula="of:=[.K76]+2" office:value-type="float" office:value="310" calcext:value-type="float">
            <text:p>310</text:p>
          </table:table-cell>
          <table:table-cell table:formula="of:=[.K76]"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C77]" office:value-type="float" office:value="151" calcext:value-type="float">
            <text:p>151</text:p>
          </table:table-cell>
          <table:table-cell table:formula="of:=[.C77]+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7]+2" office:value-type="float" office:value="154" calcext:value-type="float">
            <text:p>154</text:p>
          </table:table-cell>
          <table:table-cell table:formula="of:=[.G77]" office:value-type="float" office:value="152" calcext:value-type="float">
            <text:p>152</text:p>
          </table:table-cell>
          <table:table-cell table:formula="of:=[.J77]" office:value-type="float" office:value="309" calcext:value-type="float">
            <text:p>309</text:p>
          </table:table-cell>
          <table:table-cell table:formula="of:=[.J77]+2" office:value-type="float" office:value="311" calcext:value-type="float">
            <text:p>311</text:p>
          </table:table-cell>
          <table:table-cell table:formula="of:=[.K77]+2" office:value-type="float" office:value="312" calcext:value-type="float">
            <text:p>312</text:p>
          </table:table-cell>
          <table:table-cell table:formula="of:=[.K77]"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C78]" office:value-type="float" office:value="153" calcext:value-type="float">
            <text:p>153</text:p>
          </table:table-cell>
          <table:table-cell table:formula="of:=[.C78]+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8]+2" office:value-type="float" office:value="156" calcext:value-type="float">
            <text:p>156</text:p>
          </table:table-cell>
          <table:table-cell table:formula="of:=[.G78]" office:value-type="float" office:value="154" calcext:value-type="float">
            <text:p>154</text:p>
          </table:table-cell>
          <table:table-cell table:formula="of:=[.J78]" office:value-type="float" office:value="311" calcext:value-type="float">
            <text:p>311</text:p>
          </table:table-cell>
          <table:table-cell table:formula="of:=[.J78]+2" office:value-type="float" office:value="313" calcext:value-type="float">
            <text:p>313</text:p>
          </table:table-cell>
          <table:table-cell table:formula="of:=[.K78]+2" office:value-type="float" office:value="314" calcext:value-type="float">
            <text:p>314</text:p>
          </table:table-cell>
          <table:table-cell table:formula="of:=[.K78]"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C79]" office:value-type="float" office:value="155" calcext:value-type="float">
            <text:p>155</text:p>
          </table:table-cell>
          <table:table-cell table:formula="of:=[.C79]+2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table:formula="of:=[.G79]+2" office:value-type="float" office:value="158" calcext:value-type="float">
            <text:p>158</text:p>
          </table:table-cell>
          <table:table-cell table:formula="of:=[.G79]" office:value-type="float" office:value="156" calcext:value-type="float">
            <text:p>156</text:p>
          </table:table-cell>
          <table:table-cell table:formula="of:=[.J79]" office:value-type="float" office:value="313" calcext:value-type="float">
            <text:p>313</text:p>
          </table:table-cell>
          <table:table-cell table:formula="of:=[.J79]+2" office:value-type="float" office:value="315" calcext:value-type="float">
            <text:p>315</text:p>
          </table:table-cell>
          <table:table-cell table:formula="of:=[.K79]+2" office:value-type="float" office:value="316" calcext:value-type="float">
            <text:p>316</text:p>
          </table:table-cell>
          <table:table-cell table:formula="of:=[.K79]"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C80]"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-0.00000001/4" office:value-type="float" office:value="-0.0000000025" calcext:value-type="float">
            <text:p>-2.5E-0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0]" office:value-type="float" office:value="158" calcext:value-type="float">
            <text:p>158</text:p>
          </table:table-cell>
          <table:table-cell table:formula="of:=[.J80]"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table:formula="of:=[.K80]"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04849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4" table:style-name="ta2">
        <office:forms form:automatic-focus="false" form:apply-design-mode="false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free end ou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]+2" office:value-type="float" office:value="11" calcext:value-type="float">
            <text:p>1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]+2" office:value-type="float" office:value="13" calcext:value-type="float">
            <text:p>1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8]+2" office:value-type="float" office:value="15" calcext:value-type="float">
            <text:p>1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9]+2" office:value-type="float" office:value="17" calcext:value-type="float">
            <text:p>1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0]+2" office:value-type="float" office:value="19" calcext:value-type="float">
            <text:p>1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1]+2" office:value-type="float" office:value="21" calcext:value-type="float">
            <text:p>2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2]+2" office:value-type="float" office:value="23" calcext:value-type="float">
            <text:p>2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3]+2" office:value-type="float" office:value="25" calcext:value-type="float">
            <text:p>2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4]+2" office:value-type="float" office:value="27" calcext:value-type="float">
            <text:p>2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5]+2" office:value-type="float" office:value="29" calcext:value-type="float">
            <text:p>2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6]+2" office:value-type="float" office:value="31" calcext:value-type="float">
            <text:p>3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7]+2" office:value-type="float" office:value="33" calcext:value-type="float">
            <text:p>3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8]+2" office:value-type="float" office:value="35" calcext:value-type="float">
            <text:p>3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19]+2" office:value-type="float" office:value="37" calcext:value-type="float">
            <text:p>3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0]+2" office:value-type="float" office:value="39" calcext:value-type="float">
            <text:p>3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1]+2" office:value-type="float" office:value="41" calcext:value-type="float">
            <text:p>4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2]+2" office:value-type="float" office:value="43" calcext:value-type="float">
            <text:p>4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3]+2" office:value-type="float" office:value="45" calcext:value-type="float">
            <text:p>4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4]+2" office:value-type="float" office:value="47" calcext:value-type="float">
            <text:p>4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5]+2" office:value-type="float" office:value="49" calcext:value-type="float">
            <text:p>4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6]+2" office:value-type="float" office:value="51" calcext:value-type="float">
            <text:p>5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7]+2" office:value-type="float" office:value="53" calcext:value-type="float">
            <text:p>5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8]+2" office:value-type="float" office:value="55" calcext:value-type="float">
            <text:p>5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29]+2" office:value-type="float" office:value="57" calcext:value-type="float">
            <text:p>5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0]+2" office:value-type="float" office:value="59" calcext:value-type="float">
            <text:p>5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1]+2" office:value-type="float" office:value="61" calcext:value-type="float">
            <text:p>6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2]+2" office:value-type="float" office:value="63" calcext:value-type="float">
            <text:p>6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3]+2" office:value-type="float" office:value="65" calcext:value-type="float">
            <text:p>6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4]+2" office:value-type="float" office:value="67" calcext:value-type="float">
            <text:p>6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5]+2" office:value-type="float" office:value="69" calcext:value-type="float">
            <text:p>6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6]+2" office:value-type="float" office:value="71" calcext:value-type="float">
            <text:p>71</text:p>
          </table:table-cell>
          <table:table-cell table:style-name="ce9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7]+2" office:value-type="float" office:value="73" calcext:value-type="float">
            <text:p>7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8]+2" office:value-type="float" office:value="75" calcext:value-type="float">
            <text:p>7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39]+2" office:value-type="float" office:value="77" calcext:value-type="float">
            <text:p>7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0]+2" office:value-type="float" office:value="79" calcext:value-type="float">
            <text:p>7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1]+2" office:value-type="float" office:value="81" calcext:value-type="float">
            <text:p>8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2]+2" office:value-type="float" office:value="83" calcext:value-type="float">
            <text:p>8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3]+2" office:value-type="float" office:value="85" calcext:value-type="float">
            <text:p>8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4]+2" office:value-type="float" office:value="87" calcext:value-type="float">
            <text:p>8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5]+2" office:value-type="float" office:value="89" calcext:value-type="float">
            <text:p>8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6]+2" office:value-type="float" office:value="91" calcext:value-type="float">
            <text:p>9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7]+2" office:value-type="float" office:value="93" calcext:value-type="float">
            <text:p>9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8]+2" office:value-type="float" office:value="95" calcext:value-type="float">
            <text:p>9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49]+2" office:value-type="float" office:value="97" calcext:value-type="float">
            <text:p>9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0]+2" office:value-type="float" office:value="99" calcext:value-type="float">
            <text:p>9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1]+2" office:value-type="float" office:value="101" calcext:value-type="float">
            <text:p>10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2]+2" office:value-type="float" office:value="103" calcext:value-type="float">
            <text:p>10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3]+2" office:value-type="float" office:value="105" calcext:value-type="float">
            <text:p>10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4]+2" office:value-type="float" office:value="107" calcext:value-type="float">
            <text:p>10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5]+2" office:value-type="float" office:value="109" calcext:value-type="float">
            <text:p>10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6]+2" office:value-type="float" office:value="111" calcext:value-type="float">
            <text:p>11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7]+2" office:value-type="float" office:value="113" calcext:value-type="float">
            <text:p>11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8]+2" office:value-type="float" office:value="115" calcext:value-type="float">
            <text:p>11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59]+2" office:value-type="float" office:value="117" calcext:value-type="float">
            <text:p>11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0]+2" office:value-type="float" office:value="119" calcext:value-type="float">
            <text:p>11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1]+2" office:value-type="float" office:value="121" calcext:value-type="float">
            <text:p>12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2]+2" office:value-type="float" office:value="123" calcext:value-type="float">
            <text:p>12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3]+2" office:value-type="float" office:value="125" calcext:value-type="float">
            <text:p>12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4]+2" office:value-type="float" office:value="127" calcext:value-type="float">
            <text:p>12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5]+2" office:value-type="float" office:value="129" calcext:value-type="float">
            <text:p>12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6]+2" office:value-type="float" office:value="131" calcext:value-type="float">
            <text:p>13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7]+2" office:value-type="float" office:value="133" calcext:value-type="float">
            <text:p>13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8]+2" office:value-type="float" office:value="135" calcext:value-type="float">
            <text:p>13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69]+2" office:value-type="float" office:value="137" calcext:value-type="float">
            <text:p>13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0]+2" office:value-type="float" office:value="139" calcext:value-type="float">
            <text:p>13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1]+2" office:value-type="float" office:value="141" calcext:value-type="float">
            <text:p>14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2]+2" office:value-type="float" office:value="143" calcext:value-type="float">
            <text:p>14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3]+2" office:value-type="float" office:value="145" calcext:value-type="float">
            <text:p>14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4]+2" office:value-type="float" office:value="147" calcext:value-type="float">
            <text:p>147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5]+2" office:value-type="float" office:value="149" calcext:value-type="float">
            <text:p>149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6]+2" office:value-type="float" office:value="151" calcext:value-type="float">
            <text:p>151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7]+2" office:value-type="float" office:value="153" calcext:value-type="float">
            <text:p>153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8]+2" office:value-type="float" office:value="155" calcext:value-type="float">
            <text:p>155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table:formula="of:=[.A79]+2" office:value-type="float" office:value="157" calcext:value-type="float">
            <text:p>157</text:p>
          </table:table-cell>
          <table:table-cell table:style-name="ce9" table:formula="of:=[#REF!]*25.4" office:value-type="string" office:string-value="" calcext:value-type="error">
            <text:p>#REF!</text:p>
          </table:table-cell>
          <table:table-cell table:style-name="ce4" table:formula="of:=[#REF!]*25.4" office:value-type="string" office:string-value="" calcext:value-type="error">
            <text:p>#REF!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104849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UMing HK" style:font-family-asian="'AR PL UMing HK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20:19:43.197340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19:43.606695222</meta:creation-date>
    <dc:language>en-US</dc:language>
    <meta:editing-cycles>5</meta:editing-cycles>
    <meta:editing-duration>PT27M10S</meta:editing-duration>
    <meta:generator>LibreOffice/5.1.6.2$Linux_X86_64 LibreOffice_project/10m0$Build-2</meta:generator>
    <dc:date>2018-01-25T01:20:34.505335748</dc:date>
    <meta:document-statistic meta:table-count="3" meta:cell-count="2821" meta:object-count="0"/>
  </office:meta>
</office:document-meta>
</file>